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co1" style:family="table-column">
      <style:table-column-properties fo:break-before="auto" style:column-width="3.21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841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921cm" fo:break-before="auto" style:use-optimal-row-height="true"/>
    </style:style>
    <style:style style:name="ro5" style:family="table-row">
      <style:table-row-properties style:row-height="1.395cm" fo:break-before="auto" style:use-optimal-row-height="true"/>
    </style:style>
    <style:style style:name="ro6" style:family="table-row">
      <style:table-row-properties style:row-height="1.3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year/>
      <number:text>/</number:text>
      <number:month/>
      <number:text>/</number:text>
      <number:day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30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定存試算表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float" office:value="990311">
            <text:p>990311</text:p>
          </table:table-cell>
          <table:table-cell/>
          <table:table-cell office:value-type="float" office:value="1000311">
            <text:p>1000311</text:p>
          </table:table-cell>
          <table:table-cell office:value-type="float" office:value="1">
            <text:p>1</text:p>
          </table:table-cell>
          <table:table-cell office:value-type="float" office:value="350000">
            <text:p>350000</text:p>
          </table:table-cell>
        </table:table-row>
        <table:table-row table:style-name="ro2">
          <table:table-cell/>
          <table:table-cell office:value-type="float" office:value="990822">
            <text:p>990822</text:p>
          </table:table-cell>
          <table:table-cell/>
          <table:table-cell office:value-type="float" office:value="1000822">
            <text:p>1000822</text:p>
          </table:table-cell>
          <table:table-cell office:value-type="float" office:value="1.06">
            <text:p>1.06</text:p>
          </table:table-cell>
          <table:table-cell office:value-type="float" office:value="80000">
            <text:p>80000</text:p>
          </table:table-cell>
        </table:table-row>
        <table:table-row table:style-name="ro2">
          <table:table-cell/>
          <table:table-cell office:value-type="float" office:value="990211">
            <text:p>990211</text:p>
          </table:table-cell>
          <table:table-cell/>
          <table:table-cell office:value-type="float" office:value="1010211">
            <text:p>1010211</text:p>
          </table:table-cell>
          <table:table-cell office:value-type="float" office:value="1.035">
            <text:p>1.04</text:p>
          </table:table-cell>
          <table:table-cell office:value-type="float" office:value="310000">
            <text:p>310000</text:p>
          </table:table-cell>
        </table:table-row>
      </table:table>
      <table:table table:name="工作表2" table:style-name="ta1" table:print="false">
        <table:table-column table:style-name="co2" table:default-cell-style-name="ce1"/>
        <table:table-column table:style-name="co2" table:number-columns-repeated="2" table:default-cell-style-name="ce2"/>
        <table:table-column table:style-name="co2" table:number-columns-repeated="6" table:default-cell-style-name="ce1"/>
        <table:table-column table:style-name="co2" table:default-cell-style-name="ce3"/>
        <table:table-row table:style-name="ro3">
          <table:table-cell office:value-type="string">
            <text:p>基本保費</text:p>
          </table:table-cell>
          <table:table-cell office:value-type="date" office:date-value="1995-11-30">
            <text:p>95/11/30</text:p>
          </table:table-cell>
          <table:table-cell office:value-type="date" office:date-value="1996-01-02">
            <text:p>96/1/2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269.580838">
            <text:p>269.58</text:p>
          </table:table-cell>
          <table:table-cell office:value-type="string">
            <text:p>TWD 8.3500</text:p>
          </table:table-cell>
          <table:table-cell office:value-type="float" office:value="1">
            <text:p>1</text:p>
          </table:table-cell>
          <table:table-cell office:value-type="string">
            <text:p>TWD 2251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5-11-30">
            <text:p>95/11/30</text:p>
          </table:table-cell>
          <table:table-cell office:value-type="date" office:date-value="1996-01-02">
            <text:p>96/1/2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4.209378">
            <text:p>4.21</text:p>
          </table:table-cell>
          <table:table-cell office:value-type="string">
            <text:p>EUR 12.3700</text:p>
          </table:table-cell>
          <table:table-cell office:value-type="string">
            <text:p>96/01/02 43.2300</text:p>
          </table:table-cell>
          <table:table-cell office:value-type="string">
            <text:p>TWD 2251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5-11-30">
            <text:p>95/11/30</text:p>
          </table:table-cell>
          <table:table-cell office:value-type="date" office:date-value="1996-01-02">
            <text:p>96/1/2</text:p>
          </table:table-cell>
          <table:table-cell office:value-type="string">
            <text:p>天達環球策略股票基金 C</text:p>
          </table:table-cell>
          <table:table-cell office:value-type="string">
            <text:p>買入</text:p>
          </table:table-cell>
          <table:table-cell office:value-type="float" office:value="0.744912">
            <text:p>0.74</text:p>
          </table:table-cell>
          <table:table-cell office:value-type="string">
            <text:p>USD 92.8700</text:p>
          </table:table-cell>
          <table:table-cell office:value-type="string">
            <text:p>96/01/02 32.5400</text:p>
          </table:table-cell>
          <table:table-cell office:value-type="string">
            <text:p>TWD 2251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995-11-30">
            <text:p>95/11/30</text:p>
          </table:table-cell>
          <table:table-cell office:value-type="date" office:date-value="1996-01-02">
            <text:p>96/1/2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3.744312">
            <text:p>3.74</text:p>
          </table:table-cell>
          <table:table-cell office:value-type="string">
            <text:p>USD 18.4600</text:p>
          </table:table-cell>
          <table:table-cell office:value-type="string">
            <text:p>96/01/02 32.5400</text:p>
          </table:table-cell>
          <table:table-cell office:value-type="string">
            <text:p>TWD 2249</text:p>
          </table:table-cell>
          <table:table-cell/>
        </table:table-row>
        <table:table-row table:style-name="ro4">
          <table:table-cell office:value-type="string">
            <text:p>保障費用/保單行政費用</text:p>
          </table:table-cell>
          <table:table-cell office:value-type="date" office:date-value="1995-12-29">
            <text:p>95/12/29</text:p>
          </table:table-cell>
          <table:table-cell office:value-type="date" office:date-value="1996-01-03">
            <text:p>96/1/3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1.827957">
            <text:p>-11.83</text:p>
          </table:table-cell>
          <table:table-cell office:value-type="string">
            <text:p>TWD 8.3700</text:p>
          </table:table-cell>
          <table:table-cell office:value-type="float" office:value="1">
            <text:p>1</text:p>
          </table:table-cell>
          <table:table-cell office:value-type="string">
            <text:p>TWD -99</text:p>
          </table:table-cell>
          <table:table-cell/>
        </table:table-row>
        <table:table-row table:style-name="ro4">
          <table:table-cell office:value-type="string">
            <text:p>保障費用/保單行政費用</text:p>
          </table:table-cell>
          <table:table-cell office:value-type="date" office:date-value="1995-12-29">
            <text:p>95/12/29</text:p>
          </table:table-cell>
          <table:table-cell office:value-type="date" office:date-value="1996-01-02">
            <text:p>96/1/2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86742">
            <text:p>-0.19</text:p>
          </table:table-cell>
          <table:table-cell office:value-type="string">
            <text:p>EUR 12.3700</text:p>
          </table:table-cell>
          <table:table-cell office:value-type="string">
            <text:p>96/01/02 42.8300</text:p>
          </table:table-cell>
          <table:table-cell office:value-type="string">
            <text:p>TWD -99</text:p>
          </table:table-cell>
          <table:table-cell/>
        </table:table-row>
        <table:table-row table:style-name="ro4">
          <table:table-cell office:value-type="string">
            <text:p>保障費用/保單行政費用</text:p>
          </table:table-cell>
          <table:table-cell office:value-type="date" office:date-value="1995-12-29">
            <text:p>95/12/29</text:p>
          </table:table-cell>
          <table:table-cell office:value-type="date" office:date-value="1996-01-02">
            <text:p>96/1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32842">
            <text:p>-0.03</text:p>
          </table:table-cell>
          <table:table-cell office:value-type="string">
            <text:p>USD 92.8700</text:p>
          </table:table-cell>
          <table:table-cell office:value-type="string">
            <text:p>96/01/02 32.4400</text:p>
          </table:table-cell>
          <table:table-cell office:value-type="string">
            <text:p>TWD -99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5-12-29">
            <text:p>95/12/29</text:p>
          </table:table-cell>
          <table:table-cell office:value-type="date" office:date-value="1996-01-02">
            <text:p>96/1/2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61972">
            <text:p>-0.16</text:p>
          </table:table-cell>
          <table:table-cell office:value-type="string">
            <text:p>USD 18.4600</text:p>
          </table:table-cell>
          <table:table-cell office:value-type="string">
            <text:p>96/01/02 32.4400</text:p>
          </table:table-cell>
          <table:table-cell office:value-type="string">
            <text:p>TWD -97</text:p>
          </table:table-cell>
          <table:table-cell/>
        </table:table-row>
        <table:table-row table:style-name="ro4">
          <table:table-cell office:value-type="string">
            <text:p>保障費用/保單行政費用</text:p>
          </table:table-cell>
          <table:table-cell office:value-type="date" office:date-value="1995-12-30">
            <text:p>95/12/30</text:p>
          </table:table-cell>
          <table:table-cell office:value-type="date" office:date-value="1996-01-03">
            <text:p>96/1/3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1.827957">
            <text:p>-11.83</text:p>
          </table:table-cell>
          <table:table-cell office:value-type="string">
            <text:p>TWD 8.3700</text:p>
          </table:table-cell>
          <table:table-cell office:value-type="float" office:value="1">
            <text:p>1</text:p>
          </table:table-cell>
          <table:table-cell office:value-type="string">
            <text:p>TWD -99</text:p>
          </table:table-cell>
          <table:table-cell/>
        </table:table-row>
        <table:table-row table:style-name="ro4">
          <table:table-cell office:value-type="string">
            <text:p>保障費用/保單行政費用</text:p>
          </table:table-cell>
          <table:table-cell office:value-type="date" office:date-value="1995-12-30">
            <text:p>95/12/30</text:p>
          </table:table-cell>
          <table:table-cell office:value-type="date" office:date-value="1996-01-02">
            <text:p>96/1/2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86742">
            <text:p>-0.19</text:p>
          </table:table-cell>
          <table:table-cell office:value-type="string">
            <text:p>EUR 12.3700</text:p>
          </table:table-cell>
          <table:table-cell office:value-type="string">
            <text:p>96/01/02 42.8300</text:p>
          </table:table-cell>
          <table:table-cell office:value-type="string">
            <text:p>TWD -99</text:p>
          </table:table-cell>
          <table:table-cell/>
        </table:table-row>
        <table:table-row table:style-name="ro4">
          <table:table-cell office:value-type="string">
            <text:p>保障費用/保單行政費用</text:p>
          </table:table-cell>
          <table:table-cell office:value-type="date" office:date-value="1995-12-30">
            <text:p>95/12/30</text:p>
          </table:table-cell>
          <table:table-cell office:value-type="date" office:date-value="1996-01-02">
            <text:p>96/1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32842">
            <text:p>-0.03</text:p>
          </table:table-cell>
          <table:table-cell office:value-type="string">
            <text:p>USD 92.8700</text:p>
          </table:table-cell>
          <table:table-cell office:value-type="string">
            <text:p>96/01/02 32.4400</text:p>
          </table:table-cell>
          <table:table-cell office:value-type="string">
            <text:p>TWD -99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5-12-30">
            <text:p>95/12/30</text:p>
          </table:table-cell>
          <table:table-cell office:value-type="date" office:date-value="1996-01-02">
            <text:p>96/1/2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61972">
            <text:p>-0.16</text:p>
          </table:table-cell>
          <table:table-cell office:value-type="string">
            <text:p>USD 18.4600</text:p>
          </table:table-cell>
          <table:table-cell office:value-type="string">
            <text:p>96/01/02 32.4400</text:p>
          </table:table-cell>
          <table:table-cell office:value-type="string">
            <text:p>TWD -97</text:p>
          </table:table-cell>
          <table:table-cell/>
        </table:table-row>
        <table:table-row table:style-name="ro4">
          <table:table-cell office:value-type="string">
            <text:p>保障費用/保單行政費用</text:p>
          </table:table-cell>
          <table:table-cell office:value-type="date" office:date-value="1996-01-30">
            <text:p>96/1/30</text:p>
          </table:table-cell>
          <table:table-cell office:value-type="date" office:date-value="1996-02-01">
            <text:p>96/2/1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1.990111">
            <text:p>-11.99</text:p>
          </table:table-cell>
          <table:table-cell office:value-type="string">
            <text:p>TWD 8.0900</text:p>
          </table:table-cell>
          <table:table-cell office:value-type="float" office:value="1">
            <text:p>1</text:p>
          </table:table-cell>
          <table:table-cell office:value-type="string">
            <text:p>TWD -97</text:p>
          </table:table-cell>
          <table:table-cell/>
        </table:table-row>
        <table:table-row table:style-name="ro4">
          <table:table-cell office:value-type="string">
            <text:p>保障費用/保單行政費用</text:p>
          </table:table-cell>
          <table:table-cell office:value-type="date" office:date-value="1996-01-30">
            <text:p>96/1/30</text:p>
          </table:table-cell>
          <table:table-cell office:value-type="date" office:date-value="1996-01-31">
            <text:p>96/1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84">
            <text:p>-0.18</text:p>
          </table:table-cell>
          <table:table-cell office:value-type="string">
            <text:p>EUR 12.5000</text:p>
          </table:table-cell>
          <table:table-cell office:value-type="string">
            <text:p>96/01/31 42.5200</text:p>
          </table:table-cell>
          <table:table-cell office:value-type="string">
            <text:p>TWD -98</text:p>
          </table:table-cell>
          <table:table-cell/>
        </table:table-row>
        <table:table-row table:style-name="ro4">
          <table:table-cell office:value-type="string">
            <text:p>保障費用/保單行政費用</text:p>
          </table:table-cell>
          <table:table-cell office:value-type="date" office:date-value="1996-01-30">
            <text:p>96/1/30</text:p>
          </table:table-cell>
          <table:table-cell office:value-type="date" office:date-value="1996-01-31">
            <text:p>96/1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3239">
            <text:p>-0.03</text:p>
          </table:table-cell>
          <table:table-cell office:value-type="string">
            <text:p>USD 92.9300</text:p>
          </table:table-cell>
          <table:table-cell office:value-type="string">
            <text:p>96/01/31 32.9000</text:p>
          </table:table-cell>
          <table:table-cell office:value-type="string">
            <text:p>TWD -99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6-01-30">
            <text:p>96/1/30</text:p>
          </table:table-cell>
          <table:table-cell office:value-type="date" office:date-value="1996-01-31">
            <text:p>96/1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65668">
            <text:p>-0.17</text:p>
          </table:table-cell>
          <table:table-cell office:value-type="string">
            <text:p>USD 18.3500</text:p>
          </table:table-cell>
          <table:table-cell office:value-type="string">
            <text:p>96/01/31 32.9000</text:p>
          </table:table-cell>
          <table:table-cell office:value-type="string">
            <text:p>TWD -100</text:p>
          </table:table-cell>
          <table:table-cell/>
        </table:table-row>
        <table:table-row table:style-name="ro4">
          <table:table-cell office:value-type="string">
            <text:p>保障費用/保單行政費用</text:p>
          </table:table-cell>
          <table:table-cell office:value-type="date" office:date-value="1996-02-28">
            <text:p>96/2/28</text:p>
          </table:table-cell>
          <table:table-cell office:value-type="date" office:date-value="1996-03-02">
            <text:p>96/3/2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1.85372">
            <text:p>-11.85</text:p>
          </table:table-cell>
          <table:table-cell office:value-type="string">
            <text:p>TWD 7.9300</text:p>
          </table:table-cell>
          <table:table-cell office:value-type="float" office:value="1">
            <text:p>1</text:p>
          </table:table-cell>
          <table:table-cell office:value-type="string">
            <text:p>TWD -94</text:p>
          </table:table-cell>
          <table:table-cell/>
        </table:table-row>
        <table:table-row table:style-name="ro4">
          <table:table-cell office:value-type="string">
            <text:p>保障費用/保單行政費用</text:p>
          </table:table-cell>
          <table:table-cell office:value-type="date" office:date-value="1996-02-28">
            <text:p>96/2/28</text:p>
          </table:table-cell>
          <table:table-cell office:value-type="date" office:date-value="1996-03-01">
            <text:p>96/3/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88898">
            <text:p>-0.19</text:p>
          </table:table-cell>
          <table:table-cell office:value-type="string">
            <text:p>EUR 12.0700</text:p>
          </table:table-cell>
          <table:table-cell office:value-type="string">
            <text:p>96/03/01 43.4000</text:p>
          </table:table-cell>
          <table:table-cell office:value-type="string">
            <text:p>TWD -99</text:p>
          </table:table-cell>
          <table:table-cell/>
        </table:table-row>
        <table:table-row table:style-name="ro4">
          <table:table-cell office:value-type="string">
            <text:p>保障費用/保單行政費用</text:p>
          </table:table-cell>
          <table:table-cell office:value-type="date" office:date-value="1996-02-28">
            <text:p>96/2/28</text:p>
          </table:table-cell>
          <table:table-cell office:value-type="date" office:date-value="1996-03-01">
            <text:p>96/3/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33367">
            <text:p>-0.03</text:p>
          </table:table-cell>
          <table:table-cell office:value-type="string">
            <text:p>USD 90.2100</text:p>
          </table:table-cell>
          <table:table-cell office:value-type="string">
            <text:p>96/03/01 32.9000</text:p>
          </table:table-cell>
          <table:table-cell office:value-type="string">
            <text:p>TWD -99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6-02-28">
            <text:p>96/2/28</text:p>
          </table:table-cell>
          <table:table-cell office:value-type="date" office:date-value="1996-03-01">
            <text:p>96/3/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6784">
            <text:p>-0.17</text:p>
          </table:table-cell>
          <table:table-cell office:value-type="string">
            <text:p>USD 18.4700</text:p>
          </table:table-cell>
          <table:table-cell office:value-type="string">
            <text:p>96/03/01 32.9000</text:p>
          </table:table-cell>
          <table:table-cell office:value-type="string">
            <text:p>TWD -102</text:p>
          </table:table-cell>
          <table:table-cell table:style-name="Default"/>
        </table:table-row>
        <table:table-row table:style-name="ro4">
          <table:table-cell office:value-type="string">
            <text:p>保障費用/保單行政費用</text:p>
          </table:table-cell>
          <table:table-cell office:value-type="date" office:date-value="1996-03-30">
            <text:p>96/3/30</text:p>
          </table:table-cell>
          <table:table-cell office:value-type="date" office:date-value="1996-04-03">
            <text:p>96/4/3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1.613692">
            <text:p>-11.61</text:p>
          </table:table-cell>
          <table:table-cell office:value-type="string">
            <text:p>TWD 8.1800</text:p>
          </table:table-cell>
          <table:table-cell office:value-type="float" office:value="1">
            <text:p>1</text:p>
          </table:table-cell>
          <table:table-cell office:value-type="string">
            <text:p>TWD -95</text:p>
          </table:table-cell>
          <table:table-cell/>
        </table:table-row>
        <table:table-row table:style-name="ro4">
          <table:table-cell office:value-type="string">
            <text:p>保障費用/保單行政費用</text:p>
          </table:table-cell>
          <table:table-cell office:value-type="date" office:date-value="1996-03-30">
            <text:p>96/3/30</text:p>
          </table:table-cell>
          <table:table-cell office:value-type="date" office:date-value="1996-04-02">
            <text:p>96/4/2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80016">
            <text:p>-0.18</text:p>
          </table:table-cell>
          <table:table-cell office:value-type="string">
            <text:p>EUR 12.6100</text:p>
          </table:table-cell>
          <table:table-cell office:value-type="string">
            <text:p>96/04/02 43.9800</text:p>
          </table:table-cell>
          <table:table-cell office:value-type="string">
            <text:p>TWD -100</text:p>
          </table:table-cell>
          <table:table-cell/>
        </table:table-row>
        <table:table-row table:style-name="ro4">
          <table:table-cell office:value-type="string">
            <text:p>保障費用/保單行政費用</text:p>
          </table:table-cell>
          <table:table-cell office:value-type="date" office:date-value="1996-03-30">
            <text:p>96/3/30</text:p>
          </table:table-cell>
          <table:table-cell office:value-type="date" office:date-value="1996-04-02">
            <text:p>96/4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31834">
            <text:p>-0.03</text:p>
          </table:table-cell>
          <table:table-cell office:value-type="string">
            <text:p>USD 94.2400</text:p>
          </table:table-cell>
          <table:table-cell office:value-type="string">
            <text:p>96/04/02 33.0400</text:p>
          </table:table-cell>
          <table:table-cell office:value-type="string">
            <text:p>TWD -99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6-03-30">
            <text:p>96/3/30</text:p>
          </table:table-cell>
          <table:table-cell office:value-type="date" office:date-value="1996-04-02">
            <text:p>96/4/2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62379">
            <text:p>-0.16</text:p>
          </table:table-cell>
          <table:table-cell office:value-type="string">
            <text:p>USD 18.6600</text:p>
          </table:table-cell>
          <table:table-cell office:value-type="string">
            <text:p>96/04/02 33.0400</text:p>
          </table:table-cell>
          <table:table-cell office:value-type="string">
            <text:p>TWD -100</text:p>
          </table:table-cell>
          <table:table-cell/>
        </table:table-row>
        <table:table-row table:style-name="ro4">
          <table:table-cell office:value-type="string">
            <text:p>保障費用/保單行政費用</text:p>
          </table:table-cell>
          <table:table-cell office:value-type="date" office:date-value="1996-04-30">
            <text:p>96/4/30</text:p>
          </table:table-cell>
          <table:table-cell office:value-type="date" office:date-value="1996-05-03">
            <text:p>96/5/3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0.989011">
            <text:p>-10.99</text:p>
          </table:table-cell>
          <table:table-cell office:value-type="string">
            <text:p>TWD 8.1900</text:p>
          </table:table-cell>
          <table:table-cell office:value-type="float" office:value="1">
            <text:p>1</text:p>
          </table:table-cell>
          <table:table-cell office:value-type="string">
            <text:p>TWD -90</text:p>
          </table:table-cell>
          <table:table-cell/>
        </table:table-row>
        <table:table-row table:style-name="ro4">
          <table:table-cell office:value-type="string">
            <text:p>保障費用/保單行政費用</text:p>
          </table:table-cell>
          <table:table-cell office:value-type="date" office:date-value="1996-04-30">
            <text:p>96/4/30</text:p>
          </table:table-cell>
          <table:table-cell office:value-type="date" office:date-value="1996-05-02">
            <text:p>96/5/2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73648">
            <text:p>-0.17</text:p>
          </table:table-cell>
          <table:table-cell office:value-type="string">
            <text:p>EUR 13.1300</text:p>
          </table:table-cell>
          <table:table-cell office:value-type="string">
            <text:p>96/05/02 45.0900</text:p>
          </table:table-cell>
          <table:table-cell office:value-type="string">
            <text:p>TWD -103</text:p>
          </table:table-cell>
          <table:table-cell/>
        </table:table-row>
        <table:table-row table:style-name="ro4">
          <table:table-cell office:value-type="string">
            <text:p>保障費用/保單行政費用</text:p>
          </table:table-cell>
          <table:table-cell office:value-type="date" office:date-value="1996-04-30">
            <text:p>96/4/30</text:p>
          </table:table-cell>
          <table:table-cell office:value-type="date" office:date-value="1996-05-02">
            <text:p>96/5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30885">
            <text:p>-0.03</text:p>
          </table:table-cell>
          <table:table-cell office:value-type="string">
            <text:p>USD 98.4300</text:p>
          </table:table-cell>
          <table:table-cell office:value-type="string">
            <text:p>96/05/02 33.2600</text:p>
          </table:table-cell>
          <table:table-cell office:value-type="string">
            <text:p>TWD -101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6-04-30">
            <text:p>96/4/30</text:p>
          </table:table-cell>
          <table:table-cell office:value-type="date" office:date-value="1996-05-02">
            <text:p>96/5/2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55235">
            <text:p>-0.16</text:p>
          </table:table-cell>
          <table:table-cell office:value-type="string">
            <text:p>USD 19.3900</text:p>
          </table:table-cell>
          <table:table-cell office:value-type="string">
            <text:p>96/05/02 33.2600</text:p>
          </table:table-cell>
          <table:table-cell office:value-type="string">
            <text:p>TWD -100</text:p>
          </table:table-cell>
          <table:table-cell table:style-name="Default"/>
        </table:table-row>
        <table:table-row table:style-name="ro4">
          <table:table-cell office:value-type="string">
            <text:p>保障費用/保單行政費用</text:p>
          </table:table-cell>
          <table:table-cell office:value-type="date" office:date-value="1996-05-30">
            <text:p>96/5/30</text:p>
          </table:table-cell>
          <table:table-cell office:value-type="date" office:date-value="1996-06-01">
            <text:p>96/6/1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0.751445">
            <text:p>-10.75</text:p>
          </table:table-cell>
          <table:table-cell office:value-type="string">
            <text:p>TWD 8.6500</text:p>
          </table:table-cell>
          <table:table-cell office:value-type="float" office:value="1">
            <text:p>1</text:p>
          </table:table-cell>
          <table:table-cell office:value-type="string">
            <text:p>TWD -93</text:p>
          </table:table-cell>
          <table:table-cell/>
        </table:table-row>
        <table:table-row table:style-name="ro4">
          <table:table-cell office:value-type="string">
            <text:p>保障費用/保單行政費用</text:p>
          </table:table-cell>
          <table:table-cell office:value-type="date" office:date-value="1996-05-30">
            <text:p>96/5/30</text:p>
          </table:table-cell>
          <table:table-cell office:value-type="date" office:date-value="1996-05-31">
            <text:p>96/5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69004">
            <text:p>-0.17</text:p>
          </table:table-cell>
          <table:table-cell office:value-type="string">
            <text:p>EUR 13.5500</text:p>
          </table:table-cell>
          <table:table-cell office:value-type="string">
            <text:p>96/05/31 44.0900</text:p>
          </table:table-cell>
          <table:table-cell office:value-type="string">
            <text:p>TWD -101</text:p>
          </table:table-cell>
          <table:table-cell/>
        </table:table-row>
        <table:table-row table:style-name="ro4">
          <table:table-cell office:value-type="string">
            <text:p>保障費用/保單行政費用</text:p>
          </table:table-cell>
          <table:table-cell office:value-type="date" office:date-value="1996-05-30">
            <text:p>96/5/30</text:p>
          </table:table-cell>
          <table:table-cell office:value-type="date" office:date-value="1996-05-31">
            <text:p>96/5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29861">
            <text:p>-0.03</text:p>
          </table:table-cell>
          <table:table-cell office:value-type="string">
            <text:p>USD 100.8000</text:p>
          </table:table-cell>
          <table:table-cell office:value-type="string">
            <text:p>96/05/31 32.9200</text:p>
          </table:table-cell>
          <table:table-cell office:value-type="string">
            <text:p>TWD -99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6-05-30">
            <text:p>96/5/30</text:p>
          </table:table-cell>
          <table:table-cell office:value-type="date" office:date-value="1996-05-31">
            <text:p>96/5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52282">
            <text:p>-0.15</text:p>
          </table:table-cell>
          <table:table-cell office:value-type="string">
            <text:p>USD 20.1600</text:p>
          </table:table-cell>
          <table:table-cell office:value-type="string">
            <text:p>96/05/31 32.9200</text:p>
          </table:table-cell>
          <table:table-cell office:value-type="string">
            <text:p>TWD -101</text:p>
          </table:table-cell>
          <table:table-cell/>
        </table:table-row>
        <table:table-row table:style-name="ro4">
          <table:table-cell office:value-type="string">
            <text:p>保障費用/保單行政費用</text:p>
          </table:table-cell>
          <table:table-cell office:value-type="date" office:date-value="1996-06-30">
            <text:p>96/6/30</text:p>
          </table:table-cell>
          <table:table-cell office:value-type="date" office:date-value="1996-07-03">
            <text:p>96/7/3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0.481283">
            <text:p>-10.48</text:p>
          </table:table-cell>
          <table:table-cell office:value-type="string">
            <text:p>TWD 9.3500</text:p>
          </table:table-cell>
          <table:table-cell office:value-type="float" office:value="1">
            <text:p>1</text:p>
          </table:table-cell>
          <table:table-cell office:value-type="string">
            <text:p>TWD -98</text:p>
          </table:table-cell>
          <table:table-cell/>
        </table:table-row>
        <table:table-row table:style-name="ro4">
          <table:table-cell office:value-type="string">
            <text:p>保障費用/保單行政費用</text:p>
          </table:table-cell>
          <table:table-cell office:value-type="date" office:date-value="1996-06-30">
            <text:p>96/6/30</text:p>
          </table:table-cell>
          <table:table-cell office:value-type="date" office:date-value="1996-07-02">
            <text:p>96/7/2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6408">
            <text:p>-0.16</text:p>
          </table:table-cell>
          <table:table-cell office:value-type="string">
            <text:p>EUR 13.5300</text:p>
          </table:table-cell>
          <table:table-cell office:value-type="string">
            <text:p>96/07/02 44.2000</text:p>
          </table:table-cell>
          <table:table-cell office:value-type="string">
            <text:p>TWD -98</text:p>
          </table:table-cell>
          <table:table-cell/>
        </table:table-row>
        <table:table-row table:style-name="ro4">
          <table:table-cell office:value-type="string">
            <text:p>保障費用/保單行政費用</text:p>
          </table:table-cell>
          <table:table-cell office:value-type="date" office:date-value="1996-06-30">
            <text:p>96/6/30</text:p>
          </table:table-cell>
          <table:table-cell office:value-type="date" office:date-value="1996-07-03">
            <text:p>96/7/3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2844">
            <text:p>-0.03</text:p>
          </table:table-cell>
          <table:table-cell office:value-type="string">
            <text:p>USD 101.9700</text:p>
          </table:table-cell>
          <table:table-cell office:value-type="string">
            <text:p>96/07/03 32.7050</text:p>
          </table:table-cell>
          <table:table-cell office:value-type="string">
            <text:p>TWD -95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6-06-30">
            <text:p>96/6/30</text:p>
          </table:table-cell>
          <table:table-cell office:value-type="date" office:date-value="1996-07-03">
            <text:p>96/7/3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43508">
            <text:p>-0.14</text:p>
          </table:table-cell>
          <table:table-cell office:value-type="string">
            <text:p>USD 21.9500</text:p>
          </table:table-cell>
          <table:table-cell office:value-type="string">
            <text:p>96/07/03 32.7050</text:p>
          </table:table-cell>
          <table:table-cell office:value-type="string">
            <text:p>TWD -103</text:p>
          </table:table-cell>
          <table:table-cell/>
        </table:table-row>
        <table:table-row table:style-name="ro4">
          <table:table-cell office:value-type="string">
            <text:p>保障費用/保單行政費用</text:p>
          </table:table-cell>
          <table:table-cell office:value-type="date" office:date-value="1996-07-30">
            <text:p>96/7/30</text:p>
          </table:table-cell>
          <table:table-cell office:value-type="date" office:date-value="1996-08-01">
            <text:p>96/8/1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0.559662">
            <text:p>-10.56</text:p>
          </table:table-cell>
          <table:table-cell office:value-type="string">
            <text:p>TWD 9.4700</text:p>
          </table:table-cell>
          <table:table-cell office:value-type="float" office:value="1">
            <text:p>1</text:p>
          </table:table-cell>
          <table:table-cell office:value-type="string">
            <text:p>TWD -100</text:p>
          </table:table-cell>
          <table:table-cell/>
        </table:table-row>
        <table:table-row table:style-name="ro4">
          <table:table-cell office:value-type="string">
            <text:p>保障費用/保單行政費用</text:p>
          </table:table-cell>
          <table:table-cell office:value-type="date" office:date-value="1996-07-30">
            <text:p>96/7/30</text:p>
          </table:table-cell>
          <table:table-cell office:value-type="date" office:date-value="1996-07-31">
            <text:p>96/7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60061">
            <text:p>-0.16</text:p>
          </table:table-cell>
          <table:table-cell office:value-type="string">
            <text:p>EUR 13.1200</text:p>
          </table:table-cell>
          <table:table-cell office:value-type="string">
            <text:p>96/07/31 44.8300</text:p>
          </table:table-cell>
          <table:table-cell office:value-type="string">
            <text:p>TWD -94</text:p>
          </table:table-cell>
          <table:table-cell/>
        </table:table-row>
        <table:table-row table:style-name="ro4">
          <table:table-cell office:value-type="string">
            <text:p>保障費用/保單行政費用</text:p>
          </table:table-cell>
          <table:table-cell office:value-type="date" office:date-value="1996-07-30">
            <text:p>96/7/30</text:p>
          </table:table-cell>
          <table:table-cell office:value-type="date" office:date-value="1996-07-31">
            <text:p>96/7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29256">
            <text:p>-0.03</text:p>
          </table:table-cell>
          <table:table-cell office:value-type="string">
            <text:p>USD 98.1000</text:p>
          </table:table-cell>
          <table:table-cell office:value-type="string">
            <text:p>96/07/31 32.7750</text:p>
          </table:table-cell>
          <table:table-cell office:value-type="string">
            <text:p>TWD -94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6-07-30">
            <text:p>96/7/30</text:p>
          </table:table-cell>
          <table:table-cell office:value-type="date" office:date-value="1996-07-31">
            <text:p>96/7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43174">
            <text:p>-0.14</text:p>
          </table:table-cell>
          <table:table-cell office:value-type="string">
            <text:p>USD 22.5600</text:p>
          </table:table-cell>
          <table:table-cell office:value-type="string">
            <text:p>96/07/31 32.7750</text:p>
          </table:table-cell>
          <table:table-cell office:value-type="string">
            <text:p>TWD -106</text:p>
          </table:table-cell>
          <table:table-cell table:style-name="Default"/>
        </table:table-row>
        <table:table-row table:style-name="ro4">
          <table:table-cell office:value-type="string">
            <text:p>保障費用/保單行政費用</text:p>
          </table:table-cell>
          <table:table-cell office:value-type="date" office:date-value="1996-08-30">
            <text:p>96/8/30</text:p>
          </table:table-cell>
          <table:table-cell office:value-type="date" office:date-value="1996-09-03">
            <text:p>96/9/3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0.676533">
            <text:p>-10.68</text:p>
          </table:table-cell>
          <table:table-cell office:value-type="string">
            <text:p>TWD 9.4600</text:p>
          </table:table-cell>
          <table:table-cell office:value-type="float" office:value="1">
            <text:p>1</text:p>
          </table:table-cell>
          <table:table-cell office:value-type="string">
            <text:p>TWD -101</text:p>
          </table:table-cell>
          <table:table-cell/>
        </table:table-row>
        <table:table-row table:style-name="ro4">
          <table:table-cell office:value-type="string">
            <text:p>保障費用/保單行政費用</text:p>
          </table:table-cell>
          <table:table-cell office:value-type="date" office:date-value="1996-08-30">
            <text:p>96/8/30</text:p>
          </table:table-cell>
          <table:table-cell office:value-type="date" office:date-value="1996-08-31">
            <text:p>96/8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6433">
            <text:p>-0.16</text:p>
          </table:table-cell>
          <table:table-cell office:value-type="string">
            <text:p>EUR 12.8400</text:p>
          </table:table-cell>
          <table:table-cell office:value-type="string">
            <text:p>96/08/31 45.0100</text:p>
          </table:table-cell>
          <table:table-cell office:value-type="string">
            <text:p>TWD -95</text:p>
          </table:table-cell>
          <table:table-cell/>
        </table:table-row>
        <table:table-row table:style-name="ro4">
          <table:table-cell office:value-type="string">
            <text:p>保障費用/保單行政費用</text:p>
          </table:table-cell>
          <table:table-cell office:value-type="date" office:date-value="1996-08-30">
            <text:p>96/8/30</text:p>
          </table:table-cell>
          <table:table-cell office:value-type="date" office:date-value="1996-08-31">
            <text:p>96/8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29033">
            <text:p>-0.03</text:p>
          </table:table-cell>
          <table:table-cell office:value-type="string">
            <text:p>USD 97.1300</text:p>
          </table:table-cell>
          <table:table-cell office:value-type="string">
            <text:p>96/08/31 33.0200</text:p>
          </table:table-cell>
          <table:table-cell office:value-type="string">
            <text:p>TWD -93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6-08-30">
            <text:p>96/8/30</text:p>
          </table:table-cell>
          <table:table-cell office:value-type="date" office:date-value="1996-08-31">
            <text:p>96/8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47154">
            <text:p>-0.15</text:p>
          </table:table-cell>
          <table:table-cell office:value-type="string">
            <text:p>USD 21.6100</text:p>
          </table:table-cell>
          <table:table-cell office:value-type="string">
            <text:p>96/08/31 33.0200</text:p>
          </table:table-cell>
          <table:table-cell office:value-type="string">
            <text:p>TWD -105</text:p>
          </table:table-cell>
          <table:table-cell/>
        </table:table-row>
        <table:table-row table:style-name="ro3">
          <table:table-cell office:value-type="string">
            <text:p>可分配收益</text:p>
          </table:table-cell>
          <table:table-cell office:value-type="date" office:date-value="1996-09-14">
            <text:p>96/9/14</text:p>
          </table:table-cell>
          <table:table-cell office:value-type="date" office:date-value="1996-08-01">
            <text:p>96/8/1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0.016605">
            <text:p>0.02</text:p>
          </table:table-cell>
          <table:table-cell office:value-type="string">
            <text:p>EUR 12.8400</text:p>
          </table:table-cell>
          <table:table-cell office:value-type="string">
            <text:p>96/08/01 45.1100</text:p>
          </table:table-cell>
          <table:table-cell office:value-type="string">
            <text:p>TWD 9</text:p>
          </table:table-cell>
          <table:table-cell/>
        </table:table-row>
        <table:table-row table:style-name="ro4">
          <table:table-cell office:value-type="string">
            <text:p>保障費用/保單行政費用</text:p>
          </table:table-cell>
          <table:table-cell office:value-type="date" office:date-value="1996-09-30">
            <text:p>96/9/30</text:p>
          </table:table-cell>
          <table:table-cell office:value-type="date" office:date-value="1996-10-02">
            <text:p>96/10/2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9.950739">
            <text:p>-9.95</text:p>
          </table:table-cell>
          <table:table-cell office:value-type="string">
            <text:p>TWD 10.1500</text:p>
          </table:table-cell>
          <table:table-cell office:value-type="float" office:value="1">
            <text:p>1</text:p>
          </table:table-cell>
          <table:table-cell office:value-type="string">
            <text:p>TWD -101</text:p>
          </table:table-cell>
          <table:table-cell/>
        </table:table-row>
        <table:table-row table:style-name="ro4">
          <table:table-cell office:value-type="string">
            <text:p>保障費用/保單行政費用</text:p>
          </table:table-cell>
          <table:table-cell office:value-type="date" office:date-value="1996-09-30">
            <text:p>96/9/30</text:p>
          </table:table-cell>
          <table:table-cell office:value-type="date" office:date-value="1996-10-01">
            <text:p>96/10/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56273">
            <text:p>-0.16</text:p>
          </table:table-cell>
          <table:table-cell office:value-type="string">
            <text:p>EUR 13.3100</text:p>
          </table:table-cell>
          <table:table-cell office:value-type="string">
            <text:p>96/10/01 46.2000</text:p>
          </table:table-cell>
          <table:table-cell office:value-type="string">
            <text:p>TWD -96</text:p>
          </table:table-cell>
          <table:table-cell/>
        </table:table-row>
        <table:table-row table:style-name="ro4">
          <table:table-cell office:value-type="string">
            <text:p>保障費用/保單行政費用</text:p>
          </table:table-cell>
          <table:table-cell office:value-type="date" office:date-value="1996-09-30">
            <text:p>96/9/30</text:p>
          </table:table-cell>
          <table:table-cell office:value-type="date" office:date-value="1996-10-02">
            <text:p>96/10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26784">
            <text:p>-0.03</text:p>
          </table:table-cell>
          <table:table-cell office:value-type="string">
            <text:p>USD 104.5400</text:p>
          </table:table-cell>
          <table:table-cell office:value-type="string">
            <text:p>96/10/02 32.4900</text:p>
          </table:table-cell>
          <table:table-cell office:value-type="string">
            <text:p>TWD -91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6-09-30">
            <text:p>96/9/30</text:p>
          </table:table-cell>
          <table:table-cell office:value-type="date" office:date-value="1996-10-02">
            <text:p>96/10/2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33279">
            <text:p>-0.13</text:p>
          </table:table-cell>
          <table:table-cell office:value-type="string">
            <text:p>USD 24.4600</text:p>
          </table:table-cell>
          <table:table-cell office:value-type="string">
            <text:p>96/10/02 32.4900</text:p>
          </table:table-cell>
          <table:table-cell office:value-type="string">
            <text:p>TWD -106</text:p>
          </table:table-cell>
          <table:table-cell/>
        </table:table-row>
        <table:table-row table:style-name="ro4">
          <table:table-cell office:value-type="string">
            <text:p>保障費用/保單行政費用</text:p>
          </table:table-cell>
          <table:table-cell office:value-type="date" office:date-value="1996-10-30">
            <text:p>96/10/30</text:p>
          </table:table-cell>
          <table:table-cell office:value-type="date" office:date-value="1996-11-01">
            <text:p>96/11/1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9.58498">
            <text:p>-9.58</text:p>
          </table:table-cell>
          <table:table-cell office:value-type="string">
            <text:p>TWD 10.1200</text:p>
          </table:table-cell>
          <table:table-cell office:value-type="float" office:value="1">
            <text:p>1</text:p>
          </table:table-cell>
          <table:table-cell office:value-type="string">
            <text:p>TWD -97</text:p>
          </table:table-cell>
          <table:table-cell/>
        </table:table-row>
        <table:table-row table:style-name="ro4">
          <table:table-cell office:value-type="string">
            <text:p>保障費用/保單行政費用</text:p>
          </table:table-cell>
          <table:table-cell office:value-type="date" office:date-value="1996-10-30">
            <text:p>96/10/30</text:p>
          </table:table-cell>
          <table:table-cell office:value-type="date" office:date-value="1996-10-31">
            <text:p>96/10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48639">
            <text:p>-0.15</text:p>
          </table:table-cell>
          <table:table-cell office:value-type="string">
            <text:p>EUR 13.5900</text:p>
          </table:table-cell>
          <table:table-cell office:value-type="string">
            <text:p>96/10/31 46.5800</text:p>
          </table:table-cell>
          <table:table-cell office:value-type="string">
            <text:p>TWD -94</text:p>
          </table:table-cell>
          <table:table-cell/>
        </table:table-row>
        <table:table-row table:style-name="ro4">
          <table:table-cell office:value-type="string">
            <text:p>保障費用/保單行政費用</text:p>
          </table:table-cell>
          <table:table-cell office:value-type="date" office:date-value="1996-10-30">
            <text:p>96/10/30</text:p>
          </table:table-cell>
          <table:table-cell office:value-type="date" office:date-value="1996-10-31">
            <text:p>96/10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25875">
            <text:p>-0.03</text:p>
          </table:table-cell>
          <table:table-cell office:value-type="string">
            <text:p>USD 109.7600</text:p>
          </table:table-cell>
          <table:table-cell office:value-type="string">
            <text:p>96/10/31 32.3550</text:p>
          </table:table-cell>
          <table:table-cell office:value-type="string">
            <text:p>TWD -92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6-10-30">
            <text:p>96/10/30</text:p>
          </table:table-cell>
          <table:table-cell office:value-type="date" office:date-value="1996-10-31">
            <text:p>96/10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31923">
            <text:p>-0.13</text:p>
          </table:table-cell>
          <table:table-cell office:value-type="string">
            <text:p>USD 26.0000</text:p>
          </table:table-cell>
          <table:table-cell office:value-type="string">
            <text:p>96/10/31 32.3550</text:p>
          </table:table-cell>
          <table:table-cell office:value-type="string">
            <text:p>TWD -111</text:p>
          </table:table-cell>
          <table:table-cell table:style-name="Default"/>
        </table:table-row>
        <table:table-row table:style-name="ro4">
          <table:table-cell office:value-type="string">
            <text:p>保障費用/保單行政費用</text:p>
          </table:table-cell>
          <table:table-cell office:value-type="date" office:date-value="1996-11-30">
            <text:p>96/11/30</text:p>
          </table:table-cell>
          <table:table-cell office:value-type="date" office:date-value="1996-12-04">
            <text:p>96/12/4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0.302352">
            <text:p>-10.3</text:p>
          </table:table-cell>
          <table:table-cell office:value-type="string">
            <text:p>TWD 8.9300</text:p>
          </table:table-cell>
          <table:table-cell office:value-type="float" office:value="1">
            <text:p>1</text:p>
          </table:table-cell>
          <table:table-cell office:value-type="string">
            <text:p>TWD -92</text:p>
          </table:table-cell>
          <table:table-cell/>
        </table:table-row>
        <table:table-row table:style-name="ro4">
          <table:table-cell office:value-type="string">
            <text:p>保障費用/保單行政費用</text:p>
          </table:table-cell>
          <table:table-cell office:value-type="date" office:date-value="1996-11-30">
            <text:p>96/11/30</text:p>
          </table:table-cell>
          <table:table-cell office:value-type="date" office:date-value="1996-12-03">
            <text:p>96/12/3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63424">
            <text:p>-0.16</text:p>
          </table:table-cell>
          <table:table-cell office:value-type="string">
            <text:p>EUR 12.8500</text:p>
          </table:table-cell>
          <table:table-cell office:value-type="string">
            <text:p>96/12/03 47.1600</text:p>
          </table:table-cell>
          <table:table-cell office:value-type="string">
            <text:p>TWD -99</text:p>
          </table:table-cell>
          <table:table-cell/>
        </table:table-row>
        <table:table-row table:style-name="ro4">
          <table:table-cell office:value-type="string">
            <text:p>保障費用/保單行政費用</text:p>
          </table:table-cell>
          <table:table-cell office:value-type="date" office:date-value="1996-11-30">
            <text:p>96/11/30</text:p>
          </table:table-cell>
          <table:table-cell office:value-type="date" office:date-value="1996-12-03">
            <text:p>96/12/3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28641">
            <text:p>-0.03</text:p>
          </table:table-cell>
          <table:table-cell office:value-type="string">
            <text:p>USD 101.9500</text:p>
          </table:table-cell>
          <table:table-cell office:value-type="string">
            <text:p>96/12/03 32.2350</text:p>
          </table:table-cell>
          <table:table-cell office:value-type="string">
            <text:p>TWD -94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6-11-30">
            <text:p>96/11/30</text:p>
          </table:table-cell>
          <table:table-cell office:value-type="date" office:date-value="1996-12-03">
            <text:p>96/12/3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42916">
            <text:p>-0.14</text:p>
          </table:table-cell>
          <table:table-cell office:value-type="string">
            <text:p>USD 24.2800</text:p>
          </table:table-cell>
          <table:table-cell office:value-type="string">
            <text:p>96/12/03 32.2350</text:p>
          </table:table-cell>
          <table:table-cell office:value-type="string">
            <text:p>TWD -112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6-12-12">
            <text:p>96/12/12</text:p>
          </table:table-cell>
          <table:table-cell office:value-type="date" office:date-value="1996-12-13">
            <text:p>96/12/13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992.779783">
            <text:p>992.78</text:p>
          </table:table-cell>
          <table:table-cell office:value-type="string">
            <text:p>TWD 8.3100</text:p>
          </table:table-cell>
          <table:table-cell office:value-type="float" office:value="1">
            <text:p>1</text:p>
          </table:table-cell>
          <table:table-cell office:value-type="string">
            <text:p>TWD 8250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6-12-12">
            <text:p>96/12/12</text:p>
          </table:table-cell>
          <table:table-cell office:value-type="date" office:date-value="1996-12-13">
            <text:p>96/12/13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13.435698">
            <text:p>13.44</text:p>
          </table:table-cell>
          <table:table-cell office:value-type="string">
            <text:p>EUR 12.8300</text:p>
          </table:table-cell>
          <table:table-cell office:value-type="string">
            <text:p>96/12/13 47.8600</text:p>
          </table:table-cell>
          <table:table-cell office:value-type="string">
            <text:p>TWD 8250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6-12-12">
            <text:p>96/12/12</text:p>
          </table:table-cell>
          <table:table-cell office:value-type="date" office:date-value="1996-12-13">
            <text:p>96/12/13</text:p>
          </table:table-cell>
          <table:table-cell office:value-type="string">
            <text:p>天達環球策略股票基金 C</text:p>
          </table:table-cell>
          <table:table-cell office:value-type="string">
            <text:p>買入</text:p>
          </table:table-cell>
          <table:table-cell office:value-type="float" office:value="2.502163">
            <text:p>2.5</text:p>
          </table:table-cell>
          <table:table-cell office:value-type="string">
            <text:p>USD 101.7000</text:p>
          </table:table-cell>
          <table:table-cell office:value-type="string">
            <text:p>96/12/13 32.4200</text:p>
          </table:table-cell>
          <table:table-cell office:value-type="string">
            <text:p>TWD 8250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996-12-12">
            <text:p>96/12/12</text:p>
          </table:table-cell>
          <table:table-cell office:value-type="date" office:date-value="1996-12-13">
            <text:p>96/12/13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10.620618">
            <text:p>10.62</text:p>
          </table:table-cell>
          <table:table-cell office:value-type="string">
            <text:p>USD 23.9600</text:p>
          </table:table-cell>
          <table:table-cell office:value-type="string">
            <text:p>96/12/13 32.4200</text:p>
          </table:table-cell>
          <table:table-cell office:value-type="string">
            <text:p>TWD 8250</text:p>
          </table:table-cell>
          <table:table-cell/>
        </table:table-row>
        <table:table-row table:style-name="ro4">
          <table:table-cell office:value-type="string">
            <text:p>保障費用/保單行政費用</text:p>
          </table:table-cell>
          <table:table-cell office:value-type="date" office:date-value="1996-12-30">
            <text:p>96/12/30</text:p>
          </table:table-cell>
          <table:table-cell office:value-type="date" office:date-value="1997-01-02">
            <text:p>97/1/2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1.785298">
            <text:p>-11.79</text:p>
          </table:table-cell>
          <table:table-cell office:value-type="string">
            <text:p>TWD 8.5700</text:p>
          </table:table-cell>
          <table:table-cell office:value-type="float" office:value="1">
            <text:p>1</text:p>
          </table:table-cell>
          <table:table-cell office:value-type="string">
            <text:p>TWD -101</text:p>
          </table:table-cell>
          <table:table-cell/>
        </table:table-row>
        <table:table-row table:style-name="ro4">
          <table:table-cell office:value-type="string">
            <text:p>保障費用/保單行政費用</text:p>
          </table:table-cell>
          <table:table-cell office:value-type="date" office:date-value="1996-12-30">
            <text:p>96/12/30</text:p>
          </table:table-cell>
          <table:table-cell office:value-type="date" office:date-value="1996-12-31">
            <text:p>96/12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59566">
            <text:p>-0.16</text:p>
          </table:table-cell>
          <table:table-cell office:value-type="string">
            <text:p>EUR 12.9100</text:p>
          </table:table-cell>
          <table:table-cell office:value-type="string">
            <text:p>96/12/31 47.6700</text:p>
          </table:table-cell>
          <table:table-cell office:value-type="string">
            <text:p>TWD -98</text:p>
          </table:table-cell>
          <table:table-cell/>
        </table:table-row>
        <table:table-row table:style-name="ro4">
          <table:table-cell office:value-type="string">
            <text:p>保障費用/保單行政費用</text:p>
          </table:table-cell>
          <table:table-cell office:value-type="date" office:date-value="1996-12-30">
            <text:p>96/12/30</text:p>
          </table:table-cell>
          <table:table-cell office:value-type="date" office:date-value="1996-12-31">
            <text:p>96/12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29205">
            <text:p>-0.03</text:p>
          </table:table-cell>
          <table:table-cell office:value-type="string">
            <text:p>USD 102.3800</text:p>
          </table:table-cell>
          <table:table-cell office:value-type="string">
            <text:p>96/12/31 32.4300</text:p>
          </table:table-cell>
          <table:table-cell office:value-type="string">
            <text:p>TWD -97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6-12-30">
            <text:p>96/12/30</text:p>
          </table:table-cell>
          <table:table-cell office:value-type="date" office:date-value="1996-12-31">
            <text:p>96/12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27355">
            <text:p>-0.13</text:p>
          </table:table-cell>
          <table:table-cell office:value-type="string">
            <text:p>USD 24.4200</text:p>
          </table:table-cell>
          <table:table-cell office:value-type="string">
            <text:p>96/12/31 32.4300</text:p>
          </table:table-cell>
          <table:table-cell office:value-type="string">
            <text:p>TWD -101</text:p>
          </table:table-cell>
          <table:table-cell/>
        </table:table-row>
        <table:table-row table:style-name="ro4">
          <table:table-cell office:value-type="string">
            <text:p>保障費用/保單行政費用</text:p>
          </table:table-cell>
          <table:table-cell office:value-type="date" office:date-value="1997-01-30">
            <text:p>97/1/30</text:p>
          </table:table-cell>
          <table:table-cell office:value-type="date" office:date-value="1997-02-01">
            <text:p>97/2/1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3.154534">
            <text:p>-13.15</text:p>
          </table:table-cell>
          <table:table-cell office:value-type="string">
            <text:p>TWD 7.8300</text:p>
          </table:table-cell>
          <table:table-cell office:value-type="float" office:value="1">
            <text:p>1</text:p>
          </table:table-cell>
          <table:table-cell office:value-type="string">
            <text:p>TWD -103</text:p>
          </table:table-cell>
          <table:table-cell/>
        </table:table-row>
        <table:table-row table:style-name="ro4">
          <table:table-cell office:value-type="string">
            <text:p>保障費用/保單行政費用</text:p>
          </table:table-cell>
          <table:table-cell office:value-type="date" office:date-value="1997-01-30">
            <text:p>97/1/30</text:p>
          </table:table-cell>
          <table:table-cell office:value-type="date" office:date-value="1997-01-31">
            <text:p>97/1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83437">
            <text:p>-0.18</text:p>
          </table:table-cell>
          <table:table-cell office:value-type="string">
            <text:p>EUR 11.2300</text:p>
          </table:table-cell>
          <table:table-cell office:value-type="string">
            <text:p>97/01/31 47.5100</text:p>
          </table:table-cell>
          <table:table-cell office:value-type="string">
            <text:p>TWD -98</text:p>
          </table:table-cell>
          <table:table-cell/>
        </table:table-row>
        <table:table-row table:style-name="ro4">
          <table:table-cell office:value-type="string">
            <text:p>保障費用/保單行政費用</text:p>
          </table:table-cell>
          <table:table-cell office:value-type="date" office:date-value="1997-01-30">
            <text:p>97/1/30</text:p>
          </table:table-cell>
          <table:table-cell office:value-type="date" office:date-value="1997-01-31">
            <text:p>97/1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33574">
            <text:p>-0.03</text:p>
          </table:table-cell>
          <table:table-cell office:value-type="string">
            <text:p>USD 89.9500</text:p>
          </table:table-cell>
          <table:table-cell office:value-type="string">
            <text:p>97/01/31 32.1100</text:p>
          </table:table-cell>
          <table:table-cell office:value-type="string">
            <text:p>TWD -97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7-01-30">
            <text:p>97/1/30</text:p>
          </table:table-cell>
          <table:table-cell office:value-type="date" office:date-value="1997-01-31">
            <text:p>97/1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46249">
            <text:p>-0.15</text:p>
          </table:table-cell>
          <table:table-cell office:value-type="string">
            <text:p>USD 21.0600</text:p>
          </table:table-cell>
          <table:table-cell office:value-type="string">
            <text:p>97/01/31 32.1100</text:p>
          </table:table-cell>
          <table:table-cell office:value-type="string">
            <text:p>TWD -99</text:p>
          </table:table-cell>
          <table:table-cell table:style-name="Default"/>
        </table:table-row>
        <table:table-row table:style-name="ro4">
          <table:table-cell office:value-type="string">
            <text:p>保障費用/保單行政費用</text:p>
          </table:table-cell>
          <table:table-cell table:style-name="ce1" office:value-type="string">
            <text:p>97/02/29</text:p>
          </table:table-cell>
          <table:table-cell office:value-type="date" office:date-value="1997-03-04">
            <text:p>97/3/4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2.87703">
            <text:p>-12.88</text:p>
          </table:table-cell>
          <table:table-cell office:value-type="string">
            <text:p>TWD 8.6200</text:p>
          </table:table-cell>
          <table:table-cell office:value-type="float" office:value="1">
            <text:p>1</text:p>
          </table:table-cell>
          <table:table-cell office:value-type="string">
            <text:p>TWD -111</text:p>
          </table:table-cell>
          <table:table-cell/>
        </table:table-row>
        <table:table-row table:style-name="ro4">
          <table:table-cell office:value-type="string">
            <text:p>保障費用/保單行政費用</text:p>
          </table:table-cell>
          <table:table-cell table:style-name="ce1" office:value-type="string">
            <text:p>97/02/29</text:p>
          </table:table-cell>
          <table:table-cell office:value-type="date" office:date-value="1997-03-03">
            <text:p>97/3/3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83857">
            <text:p>-0.18</text:p>
          </table:table-cell>
          <table:table-cell office:value-type="string">
            <text:p>EUR 11.1500</text:p>
          </table:table-cell>
          <table:table-cell office:value-type="string">
            <text:p>97/03/03 46.9300</text:p>
          </table:table-cell>
          <table:table-cell office:value-type="string">
            <text:p>TWD -96</text:p>
          </table:table-cell>
          <table:table-cell/>
        </table:table-row>
        <table:table-row table:style-name="ro4">
          <table:table-cell office:value-type="string">
            <text:p>保障費用/保單行政費用</text:p>
          </table:table-cell>
          <table:table-cell table:style-name="ce1" office:value-type="string">
            <text:p>97/02/29</text:p>
          </table:table-cell>
          <table:table-cell office:value-type="date" office:date-value="1997-03-03">
            <text:p>97/3/3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33205">
            <text:p>-0.03</text:p>
          </table:table-cell>
          <table:table-cell office:value-type="string">
            <text:p>USD 88.5400</text:p>
          </table:table-cell>
          <table:table-cell office:value-type="string">
            <text:p>97/03/03 30.9500</text:p>
          </table:table-cell>
          <table:table-cell office:value-type="string">
            <text:p>TWD -91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table:style-name="ce1" office:value-type="string">
            <text:p>97/02/29</text:p>
          </table:table-cell>
          <table:table-cell office:value-type="date" office:date-value="1997-03-03">
            <text:p>97/3/3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49323">
            <text:p>-0.15</text:p>
          </table:table-cell>
          <table:table-cell office:value-type="string">
            <text:p>USD 21.4300</text:p>
          </table:table-cell>
          <table:table-cell office:value-type="string">
            <text:p>97/03/03 30.9500</text:p>
          </table:table-cell>
          <table:table-cell office:value-type="string">
            <text:p>TWD -99</text:p>
          </table:table-cell>
          <table:table-cell/>
        </table:table-row>
        <table:table-row table:style-name="ro4">
          <table:table-cell office:value-type="string">
            <text:p>保障費用/保單行政費用</text:p>
          </table:table-cell>
          <table:table-cell office:value-type="date" office:date-value="1997-03-30">
            <text:p>97/3/30</text:p>
          </table:table-cell>
          <table:table-cell office:value-type="date" office:date-value="1997-04-01">
            <text:p>97/4/1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3.931523">
            <text:p>-13.93</text:p>
          </table:table-cell>
          <table:table-cell office:value-type="string">
            <text:p>TWD 8.4700</text:p>
          </table:table-cell>
          <table:table-cell office:value-type="float" office:value="1">
            <text:p>1</text:p>
          </table:table-cell>
          <table:table-cell office:value-type="string">
            <text:p>TWD -118</text:p>
          </table:table-cell>
          <table:table-cell/>
        </table:table-row>
        <table:table-row table:style-name="ro4">
          <table:table-cell office:value-type="string">
            <text:p>保障費用/保單行政費用</text:p>
          </table:table-cell>
          <table:table-cell office:value-type="date" office:date-value="1997-03-30">
            <text:p>97/3/30</text:p>
          </table:table-cell>
          <table:table-cell office:value-type="date" office:date-value="1997-03-31">
            <text:p>97/3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87793">
            <text:p>-0.19</text:p>
          </table:table-cell>
          <table:table-cell office:value-type="string">
            <text:p>EUR 10.6500</text:p>
          </table:table-cell>
          <table:table-cell office:value-type="string">
            <text:p>97/03/31 47.9400</text:p>
          </table:table-cell>
          <table:table-cell office:value-type="string">
            <text:p>TWD -96</text:p>
          </table:table-cell>
          <table:table-cell/>
        </table:table-row>
        <table:table-row table:style-name="ro4">
          <table:table-cell office:value-type="string">
            <text:p>保障費用/保單行政費用</text:p>
          </table:table-cell>
          <table:table-cell office:value-type="date" office:date-value="1997-03-30">
            <text:p>97/3/30</text:p>
          </table:table-cell>
          <table:table-cell office:value-type="date" office:date-value="1997-03-31">
            <text:p>97/3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34451">
            <text:p>-0.03</text:p>
          </table:table-cell>
          <table:table-cell office:value-type="string">
            <text:p>USD 85.9200</text:p>
          </table:table-cell>
          <table:table-cell office:value-type="string">
            <text:p>97/03/31 30.4150</text:p>
          </table:table-cell>
          <table:table-cell office:value-type="string">
            <text:p>TWD -90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7-03-30">
            <text:p>97/3/30</text:p>
          </table:table-cell>
          <table:table-cell office:value-type="date" office:date-value="1997-03-31">
            <text:p>97/3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48112">
            <text:p>-0.15</text:p>
          </table:table-cell>
          <table:table-cell office:value-type="string">
            <text:p>USD 20.6600</text:p>
          </table:table-cell>
          <table:table-cell office:value-type="string">
            <text:p>97/03/31 30.4150</text:p>
          </table:table-cell>
          <table:table-cell office:value-type="string">
            <text:p>TWD -93</text:p>
          </table:table-cell>
          <table:table-cell/>
        </table:table-row>
        <table:table-row table:style-name="ro4">
          <table:table-cell office:value-type="string">
            <text:p>保障費用/保單行政費用</text:p>
          </table:table-cell>
          <table:table-cell office:value-type="date" office:date-value="1997-04-30">
            <text:p>97/4/30</text:p>
          </table:table-cell>
          <table:table-cell office:value-type="date" office:date-value="1997-05-05">
            <text:p>97/5/5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3.122172">
            <text:p>-13.12</text:p>
          </table:table-cell>
          <table:table-cell office:value-type="string">
            <text:p>TWD 8.8400</text:p>
          </table:table-cell>
          <table:table-cell office:value-type="float" office:value="1">
            <text:p>1</text:p>
          </table:table-cell>
          <table:table-cell office:value-type="string">
            <text:p>TWD -116</text:p>
          </table:table-cell>
          <table:table-cell/>
        </table:table-row>
        <table:table-row table:style-name="ro4">
          <table:table-cell office:value-type="string">
            <text:p>保障費用/保單行政費用</text:p>
          </table:table-cell>
          <table:table-cell office:value-type="date" office:date-value="1997-04-30">
            <text:p>97/4/30</text:p>
          </table:table-cell>
          <table:table-cell office:value-type="date" office:date-value="1997-05-02">
            <text:p>97/5/2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75043">
            <text:p>-0.18</text:p>
          </table:table-cell>
          <table:table-cell office:value-type="string">
            <text:p>EUR 11.5400</text:p>
          </table:table-cell>
          <table:table-cell office:value-type="string">
            <text:p>97/05/02 46.9300</text:p>
          </table:table-cell>
          <table:table-cell office:value-type="string">
            <text:p>TWD -95</text:p>
          </table:table-cell>
          <table:table-cell/>
        </table:table-row>
        <table:table-row table:style-name="ro4">
          <table:table-cell office:value-type="string">
            <text:p>保障費用/保單行政費用</text:p>
          </table:table-cell>
          <table:table-cell office:value-type="date" office:date-value="1997-04-30">
            <text:p>97/4/30</text:p>
          </table:table-cell>
          <table:table-cell office:value-type="date" office:date-value="1997-05-02">
            <text:p>97/5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32878">
            <text:p>-0.03</text:p>
          </table:table-cell>
          <table:table-cell office:value-type="string">
            <text:p>USD 90.0300</text:p>
          </table:table-cell>
          <table:table-cell office:value-type="string">
            <text:p>97/05/02 30.4100</text:p>
          </table:table-cell>
          <table:table-cell office:value-type="string">
            <text:p>TWD -90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7-04-30">
            <text:p>97/4/30</text:p>
          </table:table-cell>
          <table:table-cell office:value-type="date" office:date-value="1997-05-02">
            <text:p>97/5/2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41577">
            <text:p>-0.14</text:p>
          </table:table-cell>
          <table:table-cell office:value-type="string">
            <text:p>USD 22.3200</text:p>
          </table:table-cell>
          <table:table-cell office:value-type="string">
            <text:p>97/05/02 30.4100</text:p>
          </table:table-cell>
          <table:table-cell office:value-type="string">
            <text:p>TWD -96</text:p>
          </table:table-cell>
          <table:table-cell table:style-name="Default"/>
        </table:table-row>
        <table:table-row table:style-name="ro4">
          <table:table-cell office:value-type="string">
            <text:p>保障費用/保單行政費用</text:p>
          </table:table-cell>
          <table:table-cell office:value-type="date" office:date-value="1997-05-30">
            <text:p>97/5/30</text:p>
          </table:table-cell>
          <table:table-cell office:value-type="date" office:date-value="1997-06-03">
            <text:p>97/6/3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3.099415">
            <text:p>-13.1</text:p>
          </table:table-cell>
          <table:table-cell office:value-type="string">
            <text:p>TWD 8.5500</text:p>
          </table:table-cell>
          <table:table-cell office:value-type="float" office:value="1">
            <text:p>1</text:p>
          </table:table-cell>
          <table:table-cell office:value-type="string">
            <text:p>TWD -112</text:p>
          </table:table-cell>
          <table:table-cell/>
        </table:table-row>
        <table:table-row table:style-name="ro4">
          <table:table-cell office:value-type="string">
            <text:p>保障費用/保單行政費用</text:p>
          </table:table-cell>
          <table:table-cell office:value-type="date" office:date-value="1997-05-30">
            <text:p>97/5/30</text:p>
          </table:table-cell>
          <table:table-cell office:value-type="date" office:date-value="1997-06-02">
            <text:p>97/6/2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180484">
            <text:p>-0.18</text:p>
          </table:table-cell>
          <table:table-cell office:value-type="string">
            <text:p>EUR 11.5800</text:p>
          </table:table-cell>
          <table:table-cell office:value-type="string">
            <text:p>97/06/02 46.9100</text:p>
          </table:table-cell>
          <table:table-cell office:value-type="string">
            <text:p>TWD -98</text:p>
          </table:table-cell>
          <table:table-cell/>
        </table:table-row>
        <table:table-row table:style-name="ro4">
          <table:table-cell office:value-type="string">
            <text:p>保障費用/保單行政費用</text:p>
          </table:table-cell>
          <table:table-cell office:value-type="date" office:date-value="1997-05-30">
            <text:p>97/5/30</text:p>
          </table:table-cell>
          <table:table-cell office:value-type="date" office:date-value="1997-06-02">
            <text:p>97/6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33173">
            <text:p>-0.03</text:p>
          </table:table-cell>
          <table:table-cell office:value-type="string">
            <text:p>USD 91.6400</text:p>
          </table:table-cell>
          <table:table-cell office:value-type="string">
            <text:p>97/06/02 30.2650</text:p>
          </table:table-cell>
          <table:table-cell office:value-type="string">
            <text:p>TWD -92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7-05-30">
            <text:p>97/5/30</text:p>
          </table:table-cell>
          <table:table-cell office:value-type="date" office:date-value="1997-06-02">
            <text:p>97/6/2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44767">
            <text:p>-0.14</text:p>
          </table:table-cell>
          <table:table-cell office:value-type="string">
            <text:p>USD 21.6900</text:p>
          </table:table-cell>
          <table:table-cell office:value-type="string">
            <text:p>97/06/02 30.2650</text:p>
          </table:table-cell>
          <table:table-cell office:value-type="string">
            <text:p>TWD -95</text:p>
          </table:table-cell>
          <table:table-cell/>
        </table:table-row>
        <table:table-row table:style-name="ro4">
          <table:table-cell office:value-type="string">
            <text:p>保障費用/保單行政費用</text:p>
          </table:table-cell>
          <table:table-cell office:value-type="date" office:date-value="1997-06-30">
            <text:p>97/6/30</text:p>
          </table:table-cell>
          <table:table-cell office:value-type="date" office:date-value="1997-07-02">
            <text:p>97/7/2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4.535666">
            <text:p>-14.54</text:p>
          </table:table-cell>
          <table:table-cell office:value-type="string">
            <text:p>TWD 7.4300</text:p>
          </table:table-cell>
          <table:table-cell office:value-type="float" office:value="1">
            <text:p>1</text:p>
          </table:table-cell>
          <table:table-cell office:value-type="string">
            <text:p>TWD -108</text:p>
          </table:table-cell>
          <table:table-cell/>
        </table:table-row>
        <table:table-row table:style-name="ro4">
          <table:table-cell office:value-type="string">
            <text:p>保障費用/保單行政費用</text:p>
          </table:table-cell>
          <table:table-cell office:value-type="date" office:date-value="1997-06-30">
            <text:p>97/6/30</text:p>
          </table:table-cell>
          <table:table-cell office:value-type="date" office:date-value="1997-07-01">
            <text:p>97/7/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200948">
            <text:p>-0.2</text:p>
          </table:table-cell>
          <table:table-cell office:value-type="string">
            <text:p>EUR 10.5500</text:p>
          </table:table-cell>
          <table:table-cell office:value-type="string">
            <text:p>97/07/01 47.5700</text:p>
          </table:table-cell>
          <table:table-cell office:value-type="string">
            <text:p>TWD -101</text:p>
          </table:table-cell>
          <table:table-cell/>
        </table:table-row>
        <table:table-row table:style-name="ro4">
          <table:table-cell office:value-type="string">
            <text:p>保障費用/保單行政費用</text:p>
          </table:table-cell>
          <table:table-cell office:value-type="date" office:date-value="1997-06-30">
            <text:p>97/6/30</text:p>
          </table:table-cell>
          <table:table-cell office:value-type="date" office:date-value="1997-07-02">
            <text:p>97/7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38055">
            <text:p>-0.04</text:p>
          </table:table-cell>
          <table:table-cell office:value-type="string">
            <text:p>USD 83.3000</text:p>
          </table:table-cell>
          <table:table-cell office:value-type="string">
            <text:p>97/07/02 30.3200</text:p>
          </table:table-cell>
          <table:table-cell office:value-type="string">
            <text:p>TWD -96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7-06-30">
            <text:p>97/6/30</text:p>
          </table:table-cell>
          <table:table-cell office:value-type="date" office:date-value="1997-07-01">
            <text:p>97/7/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59162">
            <text:p>-0.16</text:p>
          </table:table-cell>
          <table:table-cell office:value-type="string">
            <text:p>USD 19.1000</text:p>
          </table:table-cell>
          <table:table-cell office:value-type="string">
            <text:p>97/07/01 30.2850</text:p>
          </table:table-cell>
          <table:table-cell office:value-type="string">
            <text:p>TWD -92</text:p>
          </table:table-cell>
          <table:table-cell/>
        </table:table-row>
        <table:table-row table:style-name="ro4">
          <table:table-cell office:value-type="string">
            <text:p>保障費用/保單行政費用</text:p>
          </table:table-cell>
          <table:table-cell office:value-type="date" office:date-value="1997-07-30">
            <text:p>97/7/30</text:p>
          </table:table-cell>
          <table:table-cell office:value-type="date" office:date-value="1997-08-01">
            <text:p>97/8/1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5.151515">
            <text:p>-15.15</text:p>
          </table:table-cell>
          <table:table-cell office:value-type="string">
            <text:p>TWD 7.2600</text:p>
          </table:table-cell>
          <table:table-cell office:value-type="float" office:value="1">
            <text:p>1</text:p>
          </table:table-cell>
          <table:table-cell office:value-type="string">
            <text:p>TWD -110</text:p>
          </table:table-cell>
          <table:table-cell/>
        </table:table-row>
        <table:table-row table:style-name="ro4">
          <table:table-cell office:value-type="string">
            <text:p>保障費用/保單行政費用</text:p>
          </table:table-cell>
          <table:table-cell office:value-type="date" office:date-value="1997-07-30">
            <text:p>97/7/30</text:p>
          </table:table-cell>
          <table:table-cell office:value-type="date" office:date-value="1997-07-31">
            <text:p>97/7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202532">
            <text:p>-0.2</text:p>
          </table:table-cell>
          <table:table-cell office:value-type="string">
            <text:p>EUR 10.2700</text:p>
          </table:table-cell>
          <table:table-cell office:value-type="string">
            <text:p>97/07/31 47.5600</text:p>
          </table:table-cell>
          <table:table-cell office:value-type="string">
            <text:p>TWD -99</text:p>
          </table:table-cell>
          <table:table-cell/>
        </table:table-row>
        <table:table-row table:style-name="ro4">
          <table:table-cell office:value-type="string">
            <text:p>保障費用/保單行政費用</text:p>
          </table:table-cell>
          <table:table-cell office:value-type="date" office:date-value="1997-07-30">
            <text:p>97/7/30</text:p>
          </table:table-cell>
          <table:table-cell office:value-type="date" office:date-value="1997-07-31">
            <text:p>97/7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38052">
            <text:p>-0.04</text:p>
          </table:table-cell>
          <table:table-cell office:value-type="string">
            <text:p>USD 81.7300</text:p>
          </table:table-cell>
          <table:table-cell office:value-type="string">
            <text:p>97/07/31 30.5850</text:p>
          </table:table-cell>
          <table:table-cell office:value-type="string">
            <text:p>TWD -95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7-07-30">
            <text:p>97/7/30</text:p>
          </table:table-cell>
          <table:table-cell office:value-type="date" office:date-value="1997-07-31">
            <text:p>97/7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60253">
            <text:p>-0.16</text:p>
          </table:table-cell>
          <table:table-cell office:value-type="string">
            <text:p>USD 18.9700</text:p>
          </table:table-cell>
          <table:table-cell office:value-type="string">
            <text:p>97/07/31 30.5850</text:p>
          </table:table-cell>
          <table:table-cell office:value-type="string">
            <text:p>TWD -93</text:p>
          </table:table-cell>
          <table:table-cell table:style-name="Default"/>
        </table:table-row>
        <table:table-row table:style-name="ro4">
          <table:table-cell office:value-type="string">
            <text:p>保障費用/保單行政費用</text:p>
          </table:table-cell>
          <table:table-cell office:value-type="date" office:date-value="1997-08-30">
            <text:p>97/8/30</text:p>
          </table:table-cell>
          <table:table-cell office:value-type="date" office:date-value="1997-09-02">
            <text:p>97/9/2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5.834522">
            <text:p>-15.83</text:p>
          </table:table-cell>
          <table:table-cell office:value-type="string">
            <text:p>TWD 7.0100</text:p>
          </table:table-cell>
          <table:table-cell office:value-type="float" office:value="1">
            <text:p>1</text:p>
          </table:table-cell>
          <table:table-cell office:value-type="string">
            <text:p>TWD -111</text:p>
          </table:table-cell>
          <table:table-cell/>
        </table:table-row>
        <table:table-row table:style-name="ro4">
          <table:table-cell office:value-type="string">
            <text:p>保障費用/保單行政費用</text:p>
          </table:table-cell>
          <table:table-cell office:value-type="date" office:date-value="1997-08-30">
            <text:p>97/8/30</text:p>
          </table:table-cell>
          <table:table-cell office:value-type="date" office:date-value="1997-09-01">
            <text:p>97/9/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209348">
            <text:p>-0.21</text:p>
          </table:table-cell>
          <table:table-cell office:value-type="string">
            <text:p>EUR 10.2700</text:p>
          </table:table-cell>
          <table:table-cell office:value-type="string">
            <text:p>97/09/01 46.0700</text:p>
          </table:table-cell>
          <table:table-cell office:value-type="string">
            <text:p>TWD -99</text:p>
          </table:table-cell>
          <table:table-cell/>
        </table:table-row>
        <table:table-row table:style-name="ro4">
          <table:table-cell office:value-type="string">
            <text:p>保障費用/保單行政費用</text:p>
          </table:table-cell>
          <table:table-cell office:value-type="date" office:date-value="1997-08-30">
            <text:p>97/8/30</text:p>
          </table:table-cell>
          <table:table-cell office:value-type="date" office:date-value="1997-09-01">
            <text:p>97/9/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38875">
            <text:p>-0.04</text:p>
          </table:table-cell>
          <table:table-cell office:value-type="string">
            <text:p>USD 78.2000</text:p>
          </table:table-cell>
          <table:table-cell office:value-type="string">
            <text:p>97/09/01 31.5700</text:p>
          </table:table-cell>
          <table:table-cell office:value-type="string">
            <text:p>TWD -96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7-08-30">
            <text:p>97/8/30</text:p>
          </table:table-cell>
          <table:table-cell office:value-type="date" office:date-value="1997-09-01">
            <text:p>97/9/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65994">
            <text:p>-0.17</text:p>
          </table:table-cell>
          <table:table-cell office:value-type="string">
            <text:p>USD 17.3500</text:p>
          </table:table-cell>
          <table:table-cell office:value-type="string">
            <text:p>97/09/01 31.5700</text:p>
          </table:table-cell>
          <table:table-cell office:value-type="string">
            <text:p>TWD -91</text:p>
          </table:table-cell>
          <table:table-cell/>
        </table:table-row>
        <table:table-row table:style-name="ro3">
          <table:table-cell office:value-type="string">
            <text:p>可分配收益</text:p>
          </table:table-cell>
          <table:table-cell office:value-type="date" office:date-value="1997-09-08">
            <text:p>97/9/8</text:p>
          </table:table-cell>
          <table:table-cell office:value-type="date" office:date-value="1997-08-01">
            <text:p>97/8/1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0.046536">
            <text:p>0.05</text:p>
          </table:table-cell>
          <table:table-cell office:value-type="string">
            <text:p>EUR 10.1100</text:p>
          </table:table-cell>
          <table:table-cell office:value-type="string">
            <text:p>97/08/01 47.8900</text:p>
          </table:table-cell>
          <table:table-cell office:value-type="string">
            <text:p>TWD 23</text:p>
          </table:table-cell>
          <table:table-cell/>
        </table:table-row>
        <table:table-row table:style-name="ro4">
          <table:table-cell office:value-type="string">
            <text:p>保障費用/保單行政費用</text:p>
          </table:table-cell>
          <table:table-cell office:value-type="date" office:date-value="1997-09-30">
            <text:p>97/9/30</text:p>
          </table:table-cell>
          <table:table-cell office:value-type="date" office:date-value="1997-10-02">
            <text:p>97/10/2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7.171717">
            <text:p>-17.17</text:p>
          </table:table-cell>
          <table:table-cell office:value-type="string">
            <text:p>TWD 5.9400</text:p>
          </table:table-cell>
          <table:table-cell office:value-type="float" office:value="1">
            <text:p>1</text:p>
          </table:table-cell>
          <table:table-cell office:value-type="string">
            <text:p>TWD -102</text:p>
          </table:table-cell>
          <table:table-cell/>
        </table:table-row>
        <table:table-row table:style-name="ro4">
          <table:table-cell office:value-type="string">
            <text:p>保障費用/保單行政費用</text:p>
          </table:table-cell>
          <table:table-cell office:value-type="date" office:date-value="1997-09-30">
            <text:p>97/9/30</text:p>
          </table:table-cell>
          <table:table-cell office:value-type="date" office:date-value="1997-10-01">
            <text:p>97/10/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244827">
            <text:p>-0.24</text:p>
          </table:table-cell>
          <table:table-cell office:value-type="string">
            <text:p>EUR 9.2310</text:p>
          </table:table-cell>
          <table:table-cell office:value-type="string">
            <text:p>97/10/01 45.1600</text:p>
          </table:table-cell>
          <table:table-cell office:value-type="string">
            <text:p>TWD -102</text:p>
          </table:table-cell>
          <table:table-cell/>
        </table:table-row>
        <table:table-row table:style-name="ro4">
          <table:table-cell office:value-type="string">
            <text:p>保障費用/保單行政費用</text:p>
          </table:table-cell>
          <table:table-cell office:value-type="date" office:date-value="1997-09-30">
            <text:p>97/9/30</text:p>
          </table:table-cell>
          <table:table-cell office:value-type="date" office:date-value="1997-10-02">
            <text:p>97/10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47794">
            <text:p>-0.05</text:p>
          </table:table-cell>
          <table:table-cell office:value-type="string">
            <text:p>USD 65.2800</text:p>
          </table:table-cell>
          <table:table-cell office:value-type="string">
            <text:p>97/10/02 32.0700</text:p>
          </table:table-cell>
          <table:table-cell office:value-type="string">
            <text:p>TWD -100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7-09-30">
            <text:p>97/9/30</text:p>
          </table:table-cell>
          <table:table-cell office:value-type="date" office:date-value="1997-10-01">
            <text:p>97/10/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97413">
            <text:p>-0.2</text:p>
          </table:table-cell>
          <table:table-cell office:value-type="string">
            <text:p>USD 14.6900</text:p>
          </table:table-cell>
          <table:table-cell office:value-type="string">
            <text:p>97/10/01 32.1000</text:p>
          </table:table-cell>
          <table:table-cell office:value-type="string">
            <text:p>TWD -93</text:p>
          </table:table-cell>
          <table:table-cell/>
        </table:table-row>
        <table:table-row table:style-name="ro4">
          <table:table-cell office:value-type="string">
            <text:p>保障費用/保單行政費用</text:p>
          </table:table-cell>
          <table:table-cell office:value-type="date" office:date-value="1997-10-30">
            <text:p>97/10/30</text:p>
          </table:table-cell>
          <table:table-cell office:value-type="date" office:date-value="1997-11-03">
            <text:p>97/11/3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21.83908">
            <text:p>-21.84</text:p>
          </table:table-cell>
          <table:table-cell office:value-type="string">
            <text:p>TWD 5.2200</text:p>
          </table:table-cell>
          <table:table-cell office:value-type="float" office:value="1">
            <text:p>1</text:p>
          </table:table-cell>
          <table:table-cell office:value-type="string">
            <text:p>TWD -114</text:p>
          </table:table-cell>
          <table:table-cell/>
        </table:table-row>
        <table:table-row table:style-name="ro4">
          <table:table-cell office:value-type="string">
            <text:p>保障費用/保單行政費用</text:p>
          </table:table-cell>
          <table:table-cell office:value-type="date" office:date-value="1997-10-30">
            <text:p>97/10/30</text:p>
          </table:table-cell>
          <table:table-cell office:value-type="date" office:date-value="1997-10-31">
            <text:p>97/10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308448">
            <text:p>-0.31</text:p>
          </table:table-cell>
          <table:table-cell office:value-type="string">
            <text:p>EUR 7.9430</text:p>
          </table:table-cell>
          <table:table-cell office:value-type="string">
            <text:p>97/10/31 42.0000</text:p>
          </table:table-cell>
          <table:table-cell office:value-type="string">
            <text:p>TWD -103</text:p>
          </table:table-cell>
          <table:table-cell/>
        </table:table-row>
        <table:table-row table:style-name="ro4">
          <table:table-cell office:value-type="string">
            <text:p>保障費用/保單行政費用</text:p>
          </table:table-cell>
          <table:table-cell office:value-type="date" office:date-value="1997-10-30">
            <text:p>97/10/30</text:p>
          </table:table-cell>
          <table:table-cell office:value-type="date" office:date-value="1997-10-31">
            <text:p>97/10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54832">
            <text:p>-0.05</text:p>
          </table:table-cell>
          <table:table-cell office:value-type="string">
            <text:p>USD 54.5300</text:p>
          </table:table-cell>
          <table:table-cell office:value-type="string">
            <text:p>97/10/31 32.7450</text:p>
          </table:table-cell>
          <table:table-cell office:value-type="string">
            <text:p>TWD -98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7-10-30">
            <text:p>97/10/30</text:p>
          </table:table-cell>
          <table:table-cell office:value-type="date" office:date-value="1997-10-31">
            <text:p>97/10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217391">
            <text:p>-0.22</text:p>
          </table:table-cell>
          <table:table-cell office:value-type="string">
            <text:p>USD 11.5000</text:p>
          </table:table-cell>
          <table:table-cell office:value-type="string">
            <text:p>97/10/31 32.7450</text:p>
          </table:table-cell>
          <table:table-cell office:value-type="string">
            <text:p>TWD -82</text:p>
          </table:table-cell>
          <table:table-cell table:style-name="Default"/>
        </table:table-row>
        <table:table-row table:style-name="ro4">
          <table:table-cell office:value-type="string">
            <text:p>保障費用/保單行政費用</text:p>
          </table:table-cell>
          <table:table-cell office:value-type="date" office:date-value="1997-11-30">
            <text:p>97/11/30</text:p>
          </table:table-cell>
          <table:table-cell office:value-type="date" office:date-value="1997-12-02">
            <text:p>97/12/2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23.991031">
            <text:p>-23.99</text:p>
          </table:table-cell>
          <table:table-cell office:value-type="string">
            <text:p>TWD 4.4600</text:p>
          </table:table-cell>
          <table:table-cell office:value-type="float" office:value="1">
            <text:p>1</text:p>
          </table:table-cell>
          <table:table-cell office:value-type="string">
            <text:p>TWD -107</text:p>
          </table:table-cell>
          <table:table-cell/>
        </table:table-row>
        <table:table-row table:style-name="ro4">
          <table:table-cell office:value-type="string">
            <text:p>保障費用/保單行政費用</text:p>
          </table:table-cell>
          <table:table-cell office:value-type="date" office:date-value="1997-11-30">
            <text:p>97/11/30</text:p>
          </table:table-cell>
          <table:table-cell office:value-type="date" office:date-value="1997-12-01">
            <text:p>97/12/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343881">
            <text:p>-0.34</text:p>
          </table:table-cell>
          <table:table-cell office:value-type="string">
            <text:p>EUR 6.9210</text:p>
          </table:table-cell>
          <table:table-cell office:value-type="string">
            <text:p>97/12/01 42.0200</text:p>
          </table:table-cell>
          <table:table-cell office:value-type="string">
            <text:p>TWD -100</text:p>
          </table:table-cell>
          <table:table-cell/>
        </table:table-row>
        <table:table-row table:style-name="ro4">
          <table:table-cell office:value-type="string">
            <text:p>保障費用/保單行政費用</text:p>
          </table:table-cell>
          <table:table-cell office:value-type="date" office:date-value="1997-11-30">
            <text:p>97/11/30</text:p>
          </table:table-cell>
          <table:table-cell office:value-type="date" office:date-value="1997-12-01">
            <text:p>97/12/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65306">
            <text:p>-0.07</text:p>
          </table:table-cell>
          <table:table-cell office:value-type="string">
            <text:p>USD 46.5500</text:p>
          </table:table-cell>
          <table:table-cell office:value-type="string">
            <text:p>97/12/01 33.2600</text:p>
          </table:table-cell>
          <table:table-cell office:value-type="string">
            <text:p>TWD -101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7-11-30">
            <text:p>97/11/30</text:p>
          </table:table-cell>
          <table:table-cell office:value-type="date" office:date-value="1997-12-01">
            <text:p>97/12/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257658">
            <text:p>-0.26</text:p>
          </table:table-cell>
          <table:table-cell office:value-type="string">
            <text:p>USD 11.1000</text:p>
          </table:table-cell>
          <table:table-cell office:value-type="string">
            <text:p>97/12/01 33.2600</text:p>
          </table:table-cell>
          <table:table-cell office:value-type="string">
            <text:p>TWD -95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7-12-12">
            <text:p>97/12/12</text:p>
          </table:table-cell>
          <table:table-cell office:value-type="date" office:date-value="1997-12-15">
            <text:p>97/12/15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3019.067797">
            <text:p>3019.07</text:p>
          </table:table-cell>
          <table:table-cell office:value-type="string">
            <text:p>TWD 4.7200</text:p>
          </table:table-cell>
          <table:table-cell office:value-type="float" office:value="1">
            <text:p>1</text:p>
          </table:table-cell>
          <table:table-cell office:value-type="string">
            <text:p>TWD 14250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7-12-12">
            <text:p>97/12/12</text:p>
          </table:table-cell>
          <table:table-cell office:value-type="date" office:date-value="1997-12-15">
            <text:p>97/12/15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45.674044">
            <text:p>45.67</text:p>
          </table:table-cell>
          <table:table-cell office:value-type="string">
            <text:p>EUR 6.9580</text:p>
          </table:table-cell>
          <table:table-cell office:value-type="string">
            <text:p>97/12/15 44.8400</text:p>
          </table:table-cell>
          <table:table-cell office:value-type="string">
            <text:p>TWD 14250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7-12-12">
            <text:p>97/12/12</text:p>
          </table:table-cell>
          <table:table-cell office:value-type="date" office:date-value="1997-12-15">
            <text:p>97/12/15</text:p>
          </table:table-cell>
          <table:table-cell office:value-type="string">
            <text:p>天達環球策略股票基金 C</text:p>
          </table:table-cell>
          <table:table-cell office:value-type="string">
            <text:p>買入</text:p>
          </table:table-cell>
          <table:table-cell office:value-type="float" office:value="8.629204">
            <text:p>8.63</text:p>
          </table:table-cell>
          <table:table-cell office:value-type="string">
            <text:p>USD 49.6500</text:p>
          </table:table-cell>
          <table:table-cell office:value-type="string">
            <text:p>97/12/15 33.2600</text:p>
          </table:table-cell>
          <table:table-cell office:value-type="string">
            <text:p>TWD 14250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997-12-12">
            <text:p>97/12/12</text:p>
          </table:table-cell>
          <table:table-cell office:value-type="date" office:date-value="1997-12-15">
            <text:p>97/12/15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35.204601">
            <text:p>35.2</text:p>
          </table:table-cell>
          <table:table-cell office:value-type="string">
            <text:p>USD 12.1700</text:p>
          </table:table-cell>
          <table:table-cell office:value-type="string">
            <text:p>97/12/15 33.2600</text:p>
          </table:table-cell>
          <table:table-cell office:value-type="string">
            <text:p>TWD 14250</text:p>
          </table:table-cell>
          <table:table-cell/>
        </table:table-row>
        <table:table-row table:style-name="ro4">
          <table:table-cell office:value-type="string">
            <text:p>保障費用/保單行政費用</text:p>
          </table:table-cell>
          <table:table-cell office:value-type="date" office:date-value="1997-12-30">
            <text:p>97/12/30</text:p>
          </table:table-cell>
          <table:table-cell office:value-type="date" office:date-value="1998-01-05">
            <text:p>98/1/5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21.205821">
            <text:p>-21.21</text:p>
          </table:table-cell>
          <table:table-cell office:value-type="string">
            <text:p>TWD 4.8100</text:p>
          </table:table-cell>
          <table:table-cell office:value-type="float" office:value="1">
            <text:p>1</text:p>
          </table:table-cell>
          <table:table-cell office:value-type="string">
            <text:p>TWD -102</text:p>
          </table:table-cell>
          <table:table-cell/>
        </table:table-row>
        <table:table-row table:style-name="ro4">
          <table:table-cell office:value-type="string">
            <text:p>保障費用/保單行政費用</text:p>
          </table:table-cell>
          <table:table-cell office:value-type="date" office:date-value="1997-12-30">
            <text:p>97/12/30</text:p>
          </table:table-cell>
          <table:table-cell office:value-type="date" office:date-value="1997-12-31">
            <text:p>97/12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314106">
            <text:p>-0.31</text:p>
          </table:table-cell>
          <table:table-cell office:value-type="string">
            <text:p>EUR 7.0040</text:p>
          </table:table-cell>
          <table:table-cell office:value-type="string">
            <text:p>97/12/31 45.8200</text:p>
          </table:table-cell>
          <table:table-cell office:value-type="string">
            <text:p>TWD -101</text:p>
          </table:table-cell>
          <table:table-cell/>
        </table:table-row>
        <table:table-row table:style-name="ro4">
          <table:table-cell office:value-type="string">
            <text:p>保障費用/保單行政費用</text:p>
          </table:table-cell>
          <table:table-cell office:value-type="date" office:date-value="1997-12-30">
            <text:p>97/12/30</text:p>
          </table:table-cell>
          <table:table-cell office:value-type="date" office:date-value="1997-12-31">
            <text:p>97/12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59377">
            <text:p>-0.06</text:p>
          </table:table-cell>
          <table:table-cell office:value-type="string">
            <text:p>USD 52.0400</text:p>
          </table:table-cell>
          <table:table-cell office:value-type="string">
            <text:p>97/12/31 32.6750</text:p>
          </table:table-cell>
          <table:table-cell office:value-type="string">
            <text:p>TWD -101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7-12-30">
            <text:p>97/12/30</text:p>
          </table:table-cell>
          <table:table-cell office:value-type="date" office:date-value="1997-12-31">
            <text:p>97/12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244355">
            <text:p>-0.24</text:p>
          </table:table-cell>
          <table:table-cell office:value-type="string">
            <text:p>USD 12.4000</text:p>
          </table:table-cell>
          <table:table-cell office:value-type="string">
            <text:p>97/12/31 32.6750</text:p>
          </table:table-cell>
          <table:table-cell office:value-type="string">
            <text:p>TWD -99</text:p>
          </table:table-cell>
          <table:table-cell/>
        </table:table-row>
        <table:table-row table:style-name="ro4">
          <table:table-cell office:value-type="string">
            <text:p>保障費用/保單行政費用</text:p>
          </table:table-cell>
          <table:table-cell office:value-type="date" office:date-value="1998-01-30">
            <text:p>98/1/30</text:p>
          </table:table-cell>
          <table:table-cell office:value-type="date" office:date-value="1998-02-03">
            <text:p>98/2/3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22.566372">
            <text:p>-22.57</text:p>
          </table:table-cell>
          <table:table-cell office:value-type="string">
            <text:p>TWD 4.5200</text:p>
          </table:table-cell>
          <table:table-cell office:value-type="float" office:value="1">
            <text:p>1</text:p>
          </table:table-cell>
          <table:table-cell office:value-type="string">
            <text:p>TWD -102</text:p>
          </table:table-cell>
          <table:table-cell/>
        </table:table-row>
        <table:table-row table:style-name="ro4">
          <table:table-cell office:value-type="string">
            <text:p>保障費用/保單行政費用</text:p>
          </table:table-cell>
          <table:table-cell office:value-type="date" office:date-value="1998-01-30">
            <text:p>98/1/30</text:p>
          </table:table-cell>
          <table:table-cell office:value-type="date" office:date-value="1998-02-02">
            <text:p>98/2/2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337957">
            <text:p>-0.34</text:p>
          </table:table-cell>
          <table:table-cell office:value-type="string">
            <text:p>EUR 6.7760</text:p>
          </table:table-cell>
          <table:table-cell office:value-type="string">
            <text:p>98/02/02 42.8100</text:p>
          </table:table-cell>
          <table:table-cell office:value-type="string">
            <text:p>TWD -98</text:p>
          </table:table-cell>
          <table:table-cell/>
        </table:table-row>
        <table:table-row table:style-name="ro4">
          <table:table-cell office:value-type="string">
            <text:p>保障費用/保單行政費用</text:p>
          </table:table-cell>
          <table:table-cell office:value-type="date" office:date-value="1998-01-30">
            <text:p>98/1/30</text:p>
          </table:table-cell>
          <table:table-cell office:value-type="date" office:date-value="1998-02-02">
            <text:p>98/2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64654">
            <text:p>-0.06</text:p>
          </table:table-cell>
          <table:table-cell office:value-type="string">
            <text:p>USD 46.7100</text:p>
          </table:table-cell>
          <table:table-cell office:value-type="string">
            <text:p>98/02/02 33.7450</text:p>
          </table:table-cell>
          <table:table-cell office:value-type="string">
            <text:p>TWD -102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8-01-30">
            <text:p>98/1/30</text:p>
          </table:table-cell>
          <table:table-cell office:value-type="date" office:date-value="1998-02-02">
            <text:p>98/2/2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262742">
            <text:p>-0.26</text:p>
          </table:table-cell>
          <table:table-cell office:value-type="string">
            <text:p>USD 11.3800</text:p>
          </table:table-cell>
          <table:table-cell office:value-type="string">
            <text:p>98/02/02 33.7450</text:p>
          </table:table-cell>
          <table:table-cell office:value-type="string">
            <text:p>TWD -101</text:p>
          </table:table-cell>
          <table:table-cell/>
        </table:table-row>
        <table:table-row table:style-name="ro4">
          <table:table-cell office:value-type="string">
            <text:p>保障費用/保單行政費用</text:p>
          </table:table-cell>
          <table:table-cell office:value-type="date" office:date-value="1998-02-28">
            <text:p>98/2/28</text:p>
          </table:table-cell>
          <table:table-cell office:value-type="date" office:date-value="1998-03-03">
            <text:p>98/3/3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23.240938">
            <text:p>-23.24</text:p>
          </table:table-cell>
          <table:table-cell office:value-type="string">
            <text:p>TWD 4.6900</text:p>
          </table:table-cell>
          <table:table-cell office:value-type="float" office:value="1">
            <text:p>1</text:p>
          </table:table-cell>
          <table:table-cell office:value-type="string">
            <text:p>TWD -109</text:p>
          </table:table-cell>
          <table:table-cell/>
        </table:table-row>
        <table:table-row table:style-name="ro4">
          <table:table-cell office:value-type="string">
            <text:p>保障費用/保單行政費用</text:p>
          </table:table-cell>
          <table:table-cell office:value-type="date" office:date-value="1998-02-28">
            <text:p>98/2/28</text:p>
          </table:table-cell>
          <table:table-cell office:value-type="date" office:date-value="1998-03-02">
            <text:p>98/3/2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361166">
            <text:p>-0.36</text:p>
          </table:table-cell>
          <table:table-cell office:value-type="string">
            <text:p>EUR 6.0360</text:p>
          </table:table-cell>
          <table:table-cell office:value-type="string">
            <text:p>98/03/02 44.0700</text:p>
          </table:table-cell>
          <table:table-cell office:value-type="string">
            <text:p>TWD -96</text:p>
          </table:table-cell>
          <table:table-cell/>
        </table:table-row>
        <table:table-row table:style-name="ro4">
          <table:table-cell office:value-type="string">
            <text:p>保障費用/保單行政費用</text:p>
          </table:table-cell>
          <table:table-cell office:value-type="date" office:date-value="1998-02-28">
            <text:p>98/2/28</text:p>
          </table:table-cell>
          <table:table-cell office:value-type="date" office:date-value="1998-03-02">
            <text:p>98/3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66748">
            <text:p>-0.07</text:p>
          </table:table-cell>
          <table:table-cell office:value-type="string">
            <text:p>USD 41.0500</text:p>
          </table:table-cell>
          <table:table-cell office:value-type="string">
            <text:p>98/03/02 35.1000</text:p>
          </table:table-cell>
          <table:table-cell office:value-type="string">
            <text:p>TWD -96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8-02-28">
            <text:p>98/2/28</text:p>
          </table:table-cell>
          <table:table-cell office:value-type="date" office:date-value="1998-03-02">
            <text:p>98/3/2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272983">
            <text:p>-0.27</text:p>
          </table:table-cell>
          <table:table-cell office:value-type="string">
            <text:p>USD 10.6600</text:p>
          </table:table-cell>
          <table:table-cell office:value-type="string">
            <text:p>98/03/02 35.1000</text:p>
          </table:table-cell>
          <table:table-cell office:value-type="string">
            <text:p>TWD -102</text:p>
          </table:table-cell>
          <table:table-cell table:style-name="Default"/>
        </table:table-row>
        <table:table-row table:style-name="ro4">
          <table:table-cell office:value-type="string">
            <text:p>保障費用/保單行政費用</text:p>
          </table:table-cell>
          <table:table-cell office:value-type="date" office:date-value="1998-03-30">
            <text:p>98/3/30</text:p>
          </table:table-cell>
          <table:table-cell office:value-type="date" office:date-value="1998-04-01">
            <text:p>98/4/1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20.683112">
            <text:p>-20.68</text:p>
          </table:table-cell>
          <table:table-cell office:value-type="string">
            <text:p>TWD 5.2700</text:p>
          </table:table-cell>
          <table:table-cell office:value-type="float" office:value="1">
            <text:p>1</text:p>
          </table:table-cell>
          <table:table-cell office:value-type="string">
            <text:p>TWD -109</text:p>
          </table:table-cell>
          <table:table-cell/>
        </table:table-row>
        <table:table-row table:style-name="ro4">
          <table:table-cell office:value-type="string">
            <text:p>保障費用/保單行政費用</text:p>
          </table:table-cell>
          <table:table-cell office:value-type="date" office:date-value="1998-03-30">
            <text:p>98/3/30</text:p>
          </table:table-cell>
          <table:table-cell office:value-type="date" office:date-value="1998-03-31">
            <text:p>98/3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316397">
            <text:p>-0.32</text:p>
          </table:table-cell>
          <table:table-cell office:value-type="string">
            <text:p>EUR 6.4160</text:p>
          </table:table-cell>
          <table:table-cell office:value-type="string">
            <text:p>98/03/31 44.8000</text:p>
          </table:table-cell>
          <table:table-cell office:value-type="string">
            <text:p>TWD -91</text:p>
          </table:table-cell>
          <table:table-cell/>
        </table:table-row>
        <table:table-row table:style-name="ro4">
          <table:table-cell office:value-type="string">
            <text:p>保障費用/保單行政費用</text:p>
          </table:table-cell>
          <table:table-cell office:value-type="date" office:date-value="1998-03-30">
            <text:p>98/3/30</text:p>
          </table:table-cell>
          <table:table-cell office:value-type="date" office:date-value="1998-03-31">
            <text:p>98/3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59643">
            <text:p>-0.06</text:p>
          </table:table-cell>
          <table:table-cell office:value-type="string">
            <text:p>USD 45.9400</text:p>
          </table:table-cell>
          <table:table-cell office:value-type="string">
            <text:p>98/03/31 33.9250</text:p>
          </table:table-cell>
          <table:table-cell office:value-type="string">
            <text:p>TWD -93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8-03-30">
            <text:p>98/3/30</text:p>
          </table:table-cell>
          <table:table-cell office:value-type="date" office:date-value="1998-03-31">
            <text:p>98/3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254717">
            <text:p>-0.25</text:p>
          </table:table-cell>
          <table:table-cell office:value-type="string">
            <text:p>USD 12.7200</text:p>
          </table:table-cell>
          <table:table-cell office:value-type="string">
            <text:p>98/03/31 33.9250</text:p>
          </table:table-cell>
          <table:table-cell office:value-type="string">
            <text:p>TWD -110</text:p>
          </table:table-cell>
          <table:table-cell/>
        </table:table-row>
        <table:table-row table:style-name="ro4">
          <table:table-cell office:value-type="string">
            <text:p>保障費用/保單行政費用</text:p>
          </table:table-cell>
          <table:table-cell office:value-type="date" office:date-value="1998-04-30">
            <text:p>98/4/30</text:p>
          </table:table-cell>
          <table:table-cell office:value-type="date" office:date-value="1998-05-05">
            <text:p>98/5/5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8.821604">
            <text:p>-18.82</text:p>
          </table:table-cell>
          <table:table-cell office:value-type="string">
            <text:p>TWD 6.1100</text:p>
          </table:table-cell>
          <table:table-cell office:value-type="float" office:value="1">
            <text:p>1</text:p>
          </table:table-cell>
          <table:table-cell office:value-type="string">
            <text:p>TWD -115</text:p>
          </table:table-cell>
          <table:table-cell/>
        </table:table-row>
        <table:table-row table:style-name="ro4">
          <table:table-cell office:value-type="string">
            <text:p>保障費用/保單行政費用</text:p>
          </table:table-cell>
          <table:table-cell office:value-type="date" office:date-value="1998-04-30">
            <text:p>98/4/30</text:p>
          </table:table-cell>
          <table:table-cell office:value-type="date" office:date-value="1998-05-04">
            <text:p>98/5/4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285135">
            <text:p>-0.29</text:p>
          </table:table-cell>
          <table:table-cell office:value-type="string">
            <text:p>EUR 7.4000</text:p>
          </table:table-cell>
          <table:table-cell office:value-type="string">
            <text:p>98/05/04 43.7000</text:p>
          </table:table-cell>
          <table:table-cell office:value-type="string">
            <text:p>TWD -92</text:p>
          </table:table-cell>
          <table:table-cell/>
        </table:table-row>
        <table:table-row table:style-name="ro4">
          <table:table-cell office:value-type="string">
            <text:p>保障費用/保單行政費用</text:p>
          </table:table-cell>
          <table:table-cell office:value-type="date" office:date-value="1998-04-30">
            <text:p>98/4/30</text:p>
          </table:table-cell>
          <table:table-cell office:value-type="date" office:date-value="1998-05-05">
            <text:p>98/5/5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5378">
            <text:p>-0.05</text:p>
          </table:table-cell>
          <table:table-cell office:value-type="string">
            <text:p>USD 51.3200</text:p>
          </table:table-cell>
          <table:table-cell office:value-type="string">
            <text:p>98/05/05 33.0100</text:p>
          </table:table-cell>
          <table:table-cell office:value-type="string">
            <text:p>TWD -91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8-04-30">
            <text:p>98/4/30</text:p>
          </table:table-cell>
          <table:table-cell office:value-type="date" office:date-value="1998-05-04">
            <text:p>98/5/4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207008">
            <text:p>-0.21</text:p>
          </table:table-cell>
          <table:table-cell office:value-type="string">
            <text:p>USD 15.4100</text:p>
          </table:table-cell>
          <table:table-cell office:value-type="string">
            <text:p>98/05/04 32.8650</text:p>
          </table:table-cell>
          <table:table-cell office:value-type="string">
            <text:p>TWD -105</text:p>
          </table:table-cell>
          <table:table-cell table:style-name="Default"/>
        </table:table-row>
        <table:table-row table:style-name="ro4">
          <table:table-cell office:value-type="string">
            <text:p>保障費用/保單行政費用</text:p>
          </table:table-cell>
          <table:table-cell office:value-type="date" office:date-value="1998-05-30">
            <text:p>98/5/30</text:p>
          </table:table-cell>
          <table:table-cell office:value-type="date" office:date-value="1998-06-02">
            <text:p>98/6/2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7.781155">
            <text:p>-17.78</text:p>
          </table:table-cell>
          <table:table-cell office:value-type="string">
            <text:p>TWD 6.5800</text:p>
          </table:table-cell>
          <table:table-cell office:value-type="float" office:value="1">
            <text:p>1</text:p>
          </table:table-cell>
          <table:table-cell office:value-type="string">
            <text:p>TWD -117</text:p>
          </table:table-cell>
          <table:table-cell/>
        </table:table-row>
        <table:table-row table:style-name="ro4">
          <table:table-cell office:value-type="string">
            <text:p>保障費用/保單行政費用</text:p>
          </table:table-cell>
          <table:table-cell office:value-type="date" office:date-value="1998-05-30">
            <text:p>98/5/30</text:p>
          </table:table-cell>
          <table:table-cell office:value-type="date" office:date-value="1998-06-01">
            <text:p>98/6/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25237">
            <text:p>-0.25</text:p>
          </table:table-cell>
          <table:table-cell office:value-type="string">
            <text:p>EUR 7.8060</text:p>
          </table:table-cell>
          <table:table-cell office:value-type="string">
            <text:p>98/06/01 45.6000</text:p>
          </table:table-cell>
          <table:table-cell office:value-type="string">
            <text:p>TWD -90</text:p>
          </table:table-cell>
          <table:table-cell/>
        </table:table-row>
        <table:table-row table:style-name="ro4">
          <table:table-cell office:value-type="string">
            <text:p>保障費用/保單行政費用</text:p>
          </table:table-cell>
          <table:table-cell office:value-type="date" office:date-value="1998-05-30">
            <text:p>98/5/30</text:p>
          </table:table-cell>
          <table:table-cell office:value-type="date" office:date-value="1998-06-02">
            <text:p>98/6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48422">
            <text:p>-0.05</text:p>
          </table:table-cell>
          <table:table-cell office:value-type="string">
            <text:p>USD 55.7600</text:p>
          </table:table-cell>
          <table:table-cell office:value-type="string">
            <text:p>98/06/02 32.2650</text:p>
          </table:table-cell>
          <table:table-cell office:value-type="string">
            <text:p>TWD -87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8-05-30">
            <text:p>98/5/30</text:p>
          </table:table-cell>
          <table:table-cell office:value-type="date" office:date-value="1998-06-02">
            <text:p>98/6/2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91827">
            <text:p>-0.19</text:p>
          </table:table-cell>
          <table:table-cell office:value-type="string">
            <text:p>USD 17.6200</text:p>
          </table:table-cell>
          <table:table-cell office:value-type="string">
            <text:p>98/06/02 32.2650</text:p>
          </table:table-cell>
          <table:table-cell office:value-type="string">
            <text:p>TWD -109</text:p>
          </table:table-cell>
          <table:table-cell/>
        </table:table-row>
        <table:table-row table:style-name="ro4">
          <table:table-cell office:value-type="string">
            <text:p>保障費用/保單行政費用</text:p>
          </table:table-cell>
          <table:table-cell office:value-type="date" office:date-value="1998-06-30">
            <text:p>98/6/30</text:p>
          </table:table-cell>
          <table:table-cell office:value-type="date" office:date-value="1998-07-02">
            <text:p>98/7/2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7.084639">
            <text:p>-17.08</text:p>
          </table:table-cell>
          <table:table-cell office:value-type="string">
            <text:p>TWD 6.3800</text:p>
          </table:table-cell>
          <table:table-cell office:value-type="float" office:value="1">
            <text:p>1</text:p>
          </table:table-cell>
          <table:table-cell office:value-type="string">
            <text:p>TWD -109</text:p>
          </table:table-cell>
          <table:table-cell/>
        </table:table-row>
        <table:table-row table:style-name="ro4">
          <table:table-cell office:value-type="string">
            <text:p>保障費用/保單行政費用</text:p>
          </table:table-cell>
          <table:table-cell office:value-type="date" office:date-value="1998-06-30">
            <text:p>98/6/30</text:p>
          </table:table-cell>
          <table:table-cell office:value-type="date" office:date-value="1998-07-01">
            <text:p>98/7/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264839">
            <text:p>-0.26</text:p>
          </table:table-cell>
          <table:table-cell office:value-type="string">
            <text:p>EUR 7.5140</text:p>
          </table:table-cell>
          <table:table-cell office:value-type="string">
            <text:p>98/07/01 45.7300</text:p>
          </table:table-cell>
          <table:table-cell office:value-type="string">
            <text:p>TWD -91</text:p>
          </table:table-cell>
          <table:table-cell/>
        </table:table-row>
        <table:table-row table:style-name="ro4">
          <table:table-cell office:value-type="string">
            <text:p>保障費用/保單行政費用</text:p>
          </table:table-cell>
          <table:table-cell office:value-type="date" office:date-value="1998-06-30">
            <text:p>98/6/30</text:p>
          </table:table-cell>
          <table:table-cell office:value-type="date" office:date-value="1998-07-02">
            <text:p>98/7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50851">
            <text:p>-0.05</text:p>
          </table:table-cell>
          <table:table-cell office:value-type="string">
            <text:p>USD 53.4900</text:p>
          </table:table-cell>
          <table:table-cell office:value-type="string">
            <text:p>98/07/02 32.7200</text:p>
          </table:table-cell>
          <table:table-cell office:value-type="string">
            <text:p>TWD -89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8-06-30">
            <text:p>98/6/30</text:p>
          </table:table-cell>
          <table:table-cell office:value-type="date" office:date-value="1998-07-01">
            <text:p>98/7/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202554">
            <text:p>-0.2</text:p>
          </table:table-cell>
          <table:table-cell office:value-type="string">
            <text:p>USD 17.2300</text:p>
          </table:table-cell>
          <table:table-cell office:value-type="string">
            <text:p>98/07/01 32.7000</text:p>
          </table:table-cell>
          <table:table-cell office:value-type="string">
            <text:p>TWD -114</text:p>
          </table:table-cell>
          <table:table-cell/>
        </table:table-row>
        <table:table-row table:style-name="ro4">
          <table:table-cell office:value-type="string">
            <text:p>保障費用/保單行政費用</text:p>
          </table:table-cell>
          <table:table-cell office:value-type="date" office:date-value="1998-07-30">
            <text:p>98/7/30</text:p>
          </table:table-cell>
          <table:table-cell office:value-type="date" office:date-value="1998-08-03">
            <text:p>98/8/3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6.361072">
            <text:p>-16.36</text:p>
          </table:table-cell>
          <table:table-cell office:value-type="string">
            <text:p>TWD 7.0900</text:p>
          </table:table-cell>
          <table:table-cell office:value-type="float" office:value="1">
            <text:p>1</text:p>
          </table:table-cell>
          <table:table-cell office:value-type="string">
            <text:p>TWD -116</text:p>
          </table:table-cell>
          <table:table-cell/>
        </table:table-row>
        <table:table-row table:style-name="ro4">
          <table:table-cell office:value-type="string">
            <text:p>保障費用/保單行政費用</text:p>
          </table:table-cell>
          <table:table-cell office:value-type="date" office:date-value="1998-07-30">
            <text:p>98/7/30</text:p>
          </table:table-cell>
          <table:table-cell office:value-type="date" office:date-value="1998-07-31">
            <text:p>98/7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235602">
            <text:p>-0.24</text:p>
          </table:table-cell>
          <table:table-cell office:value-type="string">
            <text:p>EUR 8.0220</text:p>
          </table:table-cell>
          <table:table-cell office:value-type="string">
            <text:p>98/07/31 46.1200</text:p>
          </table:table-cell>
          <table:table-cell office:value-type="string">
            <text:p>TWD -87</text:p>
          </table:table-cell>
          <table:table-cell/>
        </table:table-row>
        <table:table-row table:style-name="ro4">
          <table:table-cell office:value-type="string">
            <text:p>保障費用/保單行政費用</text:p>
          </table:table-cell>
          <table:table-cell office:value-type="date" office:date-value="1998-07-30">
            <text:p>98/7/30</text:p>
          </table:table-cell>
          <table:table-cell office:value-type="date" office:date-value="1998-07-31">
            <text:p>98/7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44582">
            <text:p>-0.04</text:p>
          </table:table-cell>
          <table:table-cell office:value-type="string">
            <text:p>USD 58.3200</text:p>
          </table:table-cell>
          <table:table-cell office:value-type="string">
            <text:p>98/07/31 32.7300</text:p>
          </table:table-cell>
          <table:table-cell office:value-type="string">
            <text:p>TWD -85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8-07-30">
            <text:p>98/7/30</text:p>
          </table:table-cell>
          <table:table-cell office:value-type="date" office:date-value="1998-07-31">
            <text:p>98/7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8464">
            <text:p>-0.18</text:p>
          </table:table-cell>
          <table:table-cell office:value-type="string">
            <text:p>USD 19.0100</text:p>
          </table:table-cell>
          <table:table-cell office:value-type="string">
            <text:p>98/07/31 32.7300</text:p>
          </table:table-cell>
          <table:table-cell office:value-type="string">
            <text:p>TWD -115</text:p>
          </table:table-cell>
          <table:table-cell/>
        </table:table-row>
        <table:table-row table:style-name="ro3">
          <table:table-cell office:value-type="string">
            <text:p>可分配收益</text:p>
          </table:table-cell>
          <table:table-cell office:value-type="date" office:date-value="1998-08-28">
            <text:p>98/8/28</text:p>
          </table:table-cell>
          <table:table-cell office:value-type="date" office:date-value="1998-08-03">
            <text:p>98/8/3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1.111864">
            <text:p>1.11</text:p>
          </table:table-cell>
          <table:table-cell office:value-type="string">
            <text:p>EUR 8.0280</text:p>
          </table:table-cell>
          <table:table-cell office:value-type="string">
            <text:p>98/08/03 46.8900</text:p>
          </table:table-cell>
          <table:table-cell office:value-type="string">
            <text:p>TWD 419</text:p>
          </table:table-cell>
          <table:table-cell table:style-name="Default"/>
        </table:table-row>
        <table:table-row table:style-name="ro4">
          <table:table-cell office:value-type="string">
            <text:p>保障費用/保單行政費用</text:p>
          </table:table-cell>
          <table:table-cell office:value-type="date" office:date-value="1998-08-30">
            <text:p>98/8/30</text:p>
          </table:table-cell>
          <table:table-cell office:value-type="date" office:date-value="1998-09-01">
            <text:p>98/9/1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5.214385">
            <text:p>-15.21</text:p>
          </table:table-cell>
          <table:table-cell office:value-type="string">
            <text:p>TWD 7.2300</text:p>
          </table:table-cell>
          <table:table-cell office:value-type="float" office:value="1">
            <text:p>1</text:p>
          </table:table-cell>
          <table:table-cell office:value-type="string">
            <text:p>TWD -110</text:p>
          </table:table-cell>
          <table:table-cell/>
        </table:table-row>
        <table:table-row table:style-name="ro4">
          <table:table-cell office:value-type="string">
            <text:p>保障費用/保單行政費用</text:p>
          </table:table-cell>
          <table:table-cell office:value-type="date" office:date-value="1998-08-30">
            <text:p>98/8/30</text:p>
          </table:table-cell>
          <table:table-cell office:value-type="date" office:date-value="1998-08-31">
            <text:p>98/8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239433">
            <text:p>-0.24</text:p>
          </table:table-cell>
          <table:table-cell office:value-type="string">
            <text:p>EUR 8.1860</text:p>
          </table:table-cell>
          <table:table-cell office:value-type="string">
            <text:p>98/08/31 46.8300</text:p>
          </table:table-cell>
          <table:table-cell office:value-type="string">
            <text:p>TWD -92</text:p>
          </table:table-cell>
          <table:table-cell/>
        </table:table-row>
        <table:table-row table:style-name="ro4">
          <table:table-cell office:value-type="string">
            <text:p>保障費用/保單行政費用</text:p>
          </table:table-cell>
          <table:table-cell office:value-type="date" office:date-value="1998-08-30">
            <text:p>98/8/30</text:p>
          </table:table-cell>
          <table:table-cell office:value-type="date" office:date-value="1998-09-01">
            <text:p>98/9/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45069">
            <text:p>-0.05</text:p>
          </table:table-cell>
          <table:table-cell office:value-type="string">
            <text:p>USD 60.1300</text:p>
          </table:table-cell>
          <table:table-cell office:value-type="string">
            <text:p>98/09/01 32.8250</text:p>
          </table:table-cell>
          <table:table-cell office:value-type="string">
            <text:p>TWD -89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8-08-30">
            <text:p>98/8/30</text:p>
          </table:table-cell>
          <table:table-cell office:value-type="date" office:date-value="1998-08-31">
            <text:p>98/8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84524">
            <text:p>-0.18</text:p>
          </table:table-cell>
          <table:table-cell office:value-type="string">
            <text:p>USD 18.4800</text:p>
          </table:table-cell>
          <table:table-cell office:value-type="string">
            <text:p>98/08/31 32.8500</text:p>
          </table:table-cell>
          <table:table-cell office:value-type="string">
            <text:p>TWD -112</text:p>
          </table:table-cell>
          <table:table-cell/>
        </table:table-row>
        <table:table-row table:style-name="ro4">
          <table:table-cell office:value-type="string">
            <text:p>保障費用/保單行政費用</text:p>
          </table:table-cell>
          <table:table-cell office:value-type="date" office:date-value="1998-09-30">
            <text:p>98/9/30</text:p>
          </table:table-cell>
          <table:table-cell office:value-type="date" office:date-value="1998-10-02">
            <text:p>98/10/2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5.099338">
            <text:p>-15.1</text:p>
          </table:table-cell>
          <table:table-cell office:value-type="string">
            <text:p>TWD 7.5500</text:p>
          </table:table-cell>
          <table:table-cell office:value-type="float" office:value="1">
            <text:p>1</text:p>
          </table:table-cell>
          <table:table-cell office:value-type="string">
            <text:p>TWD -114</text:p>
          </table:table-cell>
          <table:table-cell/>
        </table:table-row>
        <table:table-row table:style-name="ro4">
          <table:table-cell office:value-type="string">
            <text:p>保障費用/保單行政費用</text:p>
          </table:table-cell>
          <table:table-cell office:value-type="date" office:date-value="1998-09-30">
            <text:p>98/9/30</text:p>
          </table:table-cell>
          <table:table-cell office:value-type="date" office:date-value="1998-10-01">
            <text:p>98/10/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230568">
            <text:p>-0.23</text:p>
          </table:table-cell>
          <table:table-cell office:value-type="string">
            <text:p>EUR 8.4140</text:p>
          </table:table-cell>
          <table:table-cell office:value-type="string">
            <text:p>98/10/01 46.8200</text:p>
          </table:table-cell>
          <table:table-cell office:value-type="string">
            <text:p>TWD -91</text:p>
          </table:table-cell>
          <table:table-cell/>
        </table:table-row>
        <table:table-row table:style-name="ro4">
          <table:table-cell office:value-type="string">
            <text:p>保障費用/保單行政費用</text:p>
          </table:table-cell>
          <table:table-cell office:value-type="date" office:date-value="1998-09-30">
            <text:p>98/9/30</text:p>
          </table:table-cell>
          <table:table-cell office:value-type="date" office:date-value="1998-10-02">
            <text:p>98/10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42947">
            <text:p>-0.04</text:p>
          </table:table-cell>
          <table:table-cell office:value-type="string">
            <text:p>USD 62.1700</text:p>
          </table:table-cell>
          <table:table-cell office:value-type="string">
            <text:p>98/10/02 32.2150</text:p>
          </table:table-cell>
          <table:table-cell office:value-type="string">
            <text:p>TWD -86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8-09-30">
            <text:p>98/9/30</text:p>
          </table:table-cell>
          <table:table-cell office:value-type="date" office:date-value="1998-10-01">
            <text:p>98/10/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73115">
            <text:p>-0.17</text:p>
          </table:table-cell>
          <table:table-cell office:value-type="string">
            <text:p>USD 20.1600</text:p>
          </table:table-cell>
          <table:table-cell office:value-type="string">
            <text:p>98/10/01 32.0800</text:p>
          </table:table-cell>
          <table:table-cell office:value-type="string">
            <text:p>TWD -112</text:p>
          </table:table-cell>
          <table:table-cell/>
        </table:table-row>
        <table:table-row table:style-name="ro4">
          <table:table-cell office:value-type="string">
            <text:p>保障費用/保單行政費用</text:p>
          </table:table-cell>
          <table:table-cell office:value-type="date" office:date-value="1998-10-30">
            <text:p>98/10/30</text:p>
          </table:table-cell>
          <table:table-cell office:value-type="date" office:date-value="1998-11-03">
            <text:p>98/11/3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5.130674">
            <text:p>-15.13</text:p>
          </table:table-cell>
          <table:table-cell office:value-type="string">
            <text:p>TWD 7.2700</text:p>
          </table:table-cell>
          <table:table-cell office:value-type="float" office:value="1">
            <text:p>1</text:p>
          </table:table-cell>
          <table:table-cell office:value-type="string">
            <text:p>TWD -110</text:p>
          </table:table-cell>
          <table:table-cell/>
        </table:table-row>
        <table:table-row table:style-name="ro4">
          <table:table-cell office:value-type="string">
            <text:p>保障費用/保單行政費用</text:p>
          </table:table-cell>
          <table:table-cell office:value-type="date" office:date-value="1998-10-30">
            <text:p>98/10/30</text:p>
          </table:table-cell>
          <table:table-cell office:value-type="date" office:date-value="1998-11-02">
            <text:p>98/11/2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234441">
            <text:p>-0.23</text:p>
          </table:table-cell>
          <table:table-cell office:value-type="string">
            <text:p>EUR 8.2750</text:p>
          </table:table-cell>
          <table:table-cell office:value-type="string">
            <text:p>98/11/02 47.8200</text:p>
          </table:table-cell>
          <table:table-cell office:value-type="string">
            <text:p>TWD -93</text:p>
          </table:table-cell>
          <table:table-cell/>
        </table:table-row>
        <table:table-row table:style-name="ro4">
          <table:table-cell office:value-type="string">
            <text:p>保障費用/保單行政費用</text:p>
          </table:table-cell>
          <table:table-cell office:value-type="date" office:date-value="1998-10-30">
            <text:p>98/10/30</text:p>
          </table:table-cell>
          <table:table-cell office:value-type="date" office:date-value="1998-11-02">
            <text:p>98/11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43077">
            <text:p>-0.04</text:p>
          </table:table-cell>
          <table:table-cell office:value-type="string">
            <text:p>USD 62.9100</text:p>
          </table:table-cell>
          <table:table-cell office:value-type="string">
            <text:p>98/11/02 32.5200</text:p>
          </table:table-cell>
          <table:table-cell office:value-type="string">
            <text:p>TWD -88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8-10-30">
            <text:p>98/10/30</text:p>
          </table:table-cell>
          <table:table-cell office:value-type="date" office:date-value="1998-11-02">
            <text:p>98/11/2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72258">
            <text:p>-0.17</text:p>
          </table:table-cell>
          <table:table-cell office:value-type="string">
            <text:p>USD 19.9700</text:p>
          </table:table-cell>
          <table:table-cell office:value-type="string">
            <text:p>98/11/02 32.5200</text:p>
          </table:table-cell>
          <table:table-cell office:value-type="string">
            <text:p>TWD -112</text:p>
          </table:table-cell>
          <table:table-cell table:style-name="Default"/>
        </table:table-row>
        <table:table-row table:style-name="ro4">
          <table:table-cell office:value-type="string">
            <text:p>保障費用/保單行政費用</text:p>
          </table:table-cell>
          <table:table-cell office:value-type="date" office:date-value="1998-11-30">
            <text:p>98/11/30</text:p>
          </table:table-cell>
          <table:table-cell office:value-type="date" office:date-value="1998-12-02">
            <text:p>98/12/2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4.456392">
            <text:p>-14.46</text:p>
          </table:table-cell>
          <table:table-cell office:value-type="string">
            <text:p>TWD 8.3700</text:p>
          </table:table-cell>
          <table:table-cell office:value-type="float" office:value="1">
            <text:p>1</text:p>
          </table:table-cell>
          <table:table-cell office:value-type="string">
            <text:p>TWD -121</text:p>
          </table:table-cell>
          <table:table-cell/>
        </table:table-row>
        <table:table-row table:style-name="ro4">
          <table:table-cell office:value-type="string">
            <text:p>保障費用/保單行政費用</text:p>
          </table:table-cell>
          <table:table-cell office:value-type="date" office:date-value="1998-11-30">
            <text:p>98/11/30</text:p>
          </table:table-cell>
          <table:table-cell office:value-type="date" office:date-value="1998-12-01">
            <text:p>98/12/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22307">
            <text:p>-0.22</text:p>
          </table:table-cell>
          <table:table-cell office:value-type="string">
            <text:p>EUR 8.6520</text:p>
          </table:table-cell>
          <table:table-cell office:value-type="string">
            <text:p>98/12/01 48.1400</text:p>
          </table:table-cell>
          <table:table-cell office:value-type="string">
            <text:p>TWD -93</text:p>
          </table:table-cell>
          <table:table-cell/>
        </table:table-row>
        <table:table-row table:style-name="ro4">
          <table:table-cell office:value-type="string">
            <text:p>保障費用/保單行政費用</text:p>
          </table:table-cell>
          <table:table-cell office:value-type="date" office:date-value="1998-11-30">
            <text:p>98/11/30</text:p>
          </table:table-cell>
          <table:table-cell office:value-type="date" office:date-value="1998-12-01">
            <text:p>98/12/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40636">
            <text:p>-0.04</text:p>
          </table:table-cell>
          <table:table-cell office:value-type="string">
            <text:p>USD 66.6900</text:p>
          </table:table-cell>
          <table:table-cell office:value-type="string">
            <text:p>98/12/01 32.1400</text:p>
          </table:table-cell>
          <table:table-cell office:value-type="string">
            <text:p>TWD -87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8-11-30">
            <text:p>98/11/30</text:p>
          </table:table-cell>
          <table:table-cell office:value-type="date" office:date-value="1998-12-01">
            <text:p>98/12/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64695">
            <text:p>-0.16</text:p>
          </table:table-cell>
          <table:table-cell office:value-type="string">
            <text:p>USD 21.1300</text:p>
          </table:table-cell>
          <table:table-cell office:value-type="string">
            <text:p>98/12/01 32.1400</text:p>
          </table:table-cell>
          <table:table-cell office:value-type="string">
            <text:p>TWD -112</text:p>
          </table:table-cell>
          <table:table-cell/>
        </table:table-row>
        <table:table-row table:style-name="ro4">
          <table:table-cell office:value-type="string">
            <text:p>保障費用/保單行政費用</text:p>
          </table:table-cell>
          <table:table-cell office:value-type="date" office:date-value="1998-12-30">
            <text:p>98/12/30</text:p>
          </table:table-cell>
          <table:table-cell office:value-type="date" office:date-value="1999-01-04">
            <text:p>99/1/4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4.159292">
            <text:p>-14.16</text:p>
          </table:table-cell>
          <table:table-cell office:value-type="string">
            <text:p>TWD 9.0400</text:p>
          </table:table-cell>
          <table:table-cell office:value-type="float" office:value="1">
            <text:p>1</text:p>
          </table:table-cell>
          <table:table-cell office:value-type="string">
            <text:p>TWD -128</text:p>
          </table:table-cell>
          <table:table-cell/>
        </table:table-row>
        <table:table-row table:style-name="ro4">
          <table:table-cell office:value-type="string">
            <text:p>保障費用/保單行政費用</text:p>
          </table:table-cell>
          <table:table-cell office:value-type="date" office:date-value="1998-12-30">
            <text:p>98/12/30</text:p>
          </table:table-cell>
          <table:table-cell office:value-type="date" office:date-value="1998-12-31">
            <text:p>98/12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212862">
            <text:p>-0.21</text:p>
          </table:table-cell>
          <table:table-cell office:value-type="string">
            <text:p>EUR 8.8790</text:p>
          </table:table-cell>
          <table:table-cell office:value-type="string">
            <text:p>98/12/31 46.0100</text:p>
          </table:table-cell>
          <table:table-cell office:value-type="string">
            <text:p>TWD -87</text:p>
          </table:table-cell>
          <table:table-cell/>
        </table:table-row>
        <table:table-row table:style-name="ro4">
          <table:table-cell office:value-type="string">
            <text:p>保障費用/保單行政費用</text:p>
          </table:table-cell>
          <table:table-cell office:value-type="date" office:date-value="1998-12-30">
            <text:p>98/12/30</text:p>
          </table:table-cell>
          <table:table-cell office:value-type="date" office:date-value="1998-12-31">
            <text:p>98/12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39605">
            <text:p>-0.04</text:p>
          </table:table-cell>
          <table:table-cell office:value-type="string">
            <text:p>USD 66.9100</text:p>
          </table:table-cell>
          <table:table-cell office:value-type="string">
            <text:p>98/12/31 32.1050</text:p>
          </table:table-cell>
          <table:table-cell office:value-type="string">
            <text:p>TWD -85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8-12-30">
            <text:p>98/12/30</text:p>
          </table:table-cell>
          <table:table-cell office:value-type="date" office:date-value="1998-12-31">
            <text:p>98/12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60804">
            <text:p>-0.16</text:p>
          </table:table-cell>
          <table:table-cell office:value-type="string">
            <text:p>USD 21.8900</text:p>
          </table:table-cell>
          <table:table-cell office:value-type="string">
            <text:p>98/12/31 32.1050</text:p>
          </table:table-cell>
          <table:table-cell office:value-type="string">
            <text:p>TWD -113</text:p>
          </table:table-cell>
          <table:table-cell/>
        </table:table-row>
        <table:table-row table:style-name="ro4">
          <table:table-cell office:value-type="string">
            <text:p>保障費用/保單行政費用</text:p>
          </table:table-cell>
          <table:table-cell office:value-type="date" office:date-value="1999-01-30">
            <text:p>99/1/30</text:p>
          </table:table-cell>
          <table:table-cell office:value-type="date" office:date-value="1999-02-02">
            <text:p>99/2/2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5.510719">
            <text:p>-15.51</text:p>
          </table:table-cell>
          <table:table-cell office:value-type="string">
            <text:p>TWD 7.9300</text:p>
          </table:table-cell>
          <table:table-cell office:value-type="float" office:value="1">
            <text:p>1</text:p>
          </table:table-cell>
          <table:table-cell office:value-type="string">
            <text:p>TWD -123</text:p>
          </table:table-cell>
          <table:table-cell/>
        </table:table-row>
        <table:table-row table:style-name="ro4">
          <table:table-cell office:value-type="string">
            <text:p>保障費用/保單行政費用</text:p>
          </table:table-cell>
          <table:table-cell office:value-type="date" office:date-value="1999-01-30">
            <text:p>99/1/30</text:p>
          </table:table-cell>
          <table:table-cell office:value-type="date" office:date-value="1999-02-01">
            <text:p>99/2/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225684">
            <text:p>-0.23</text:p>
          </table:table-cell>
          <table:table-cell office:value-type="string">
            <text:p>EUR 8.7290</text:p>
          </table:table-cell>
          <table:table-cell office:value-type="string">
            <text:p>99/02/01 44.2100</text:p>
          </table:table-cell>
          <table:table-cell office:value-type="string">
            <text:p>TWD -87</text:p>
          </table:table-cell>
          <table:table-cell/>
        </table:table-row>
        <table:table-row table:style-name="ro4">
          <table:table-cell office:value-type="string">
            <text:p>保障費用/保單行政費用</text:p>
          </table:table-cell>
          <table:table-cell office:value-type="date" office:date-value="1999-01-30">
            <text:p>99/1/30</text:p>
          </table:table-cell>
          <table:table-cell office:value-type="date" office:date-value="1999-02-01">
            <text:p>99/2/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42177">
            <text:p>-0.04</text:p>
          </table:table-cell>
          <table:table-cell office:value-type="string">
            <text:p>USD 64.4900</text:p>
          </table:table-cell>
          <table:table-cell office:value-type="string">
            <text:p>99/02/01 31.9800</text:p>
          </table:table-cell>
          <table:table-cell office:value-type="string">
            <text:p>TWD -87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9-01-30">
            <text:p>99/1/30</text:p>
          </table:table-cell>
          <table:table-cell office:value-type="date" office:date-value="1999-02-01">
            <text:p>99/2/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17873">
            <text:p>-0.18</text:p>
          </table:table-cell>
          <table:table-cell office:value-type="string">
            <text:p>USD 20.3100</text:p>
          </table:table-cell>
          <table:table-cell office:value-type="string">
            <text:p>99/02/01 31.9800</text:p>
          </table:table-cell>
          <table:table-cell office:value-type="string">
            <text:p>TWD -116</text:p>
          </table:table-cell>
          <table:table-cell/>
        </table:table-row>
        <table:table-row table:style-name="ro3">
          <table:table-cell office:value-type="string">
            <text:p>部分贖回</text:p>
          </table:table-cell>
          <table:table-cell office:value-type="date" office:date-value="1999-02-10">
            <text:p>99/2/10</text:p>
          </table:table-cell>
          <table:table-cell office:value-type="date" office:date-value="1999-02-23">
            <text:p>99/2/23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3705.20996">
            <text:p>-3705.21</text:p>
          </table:table-cell>
          <table:table-cell office:value-type="string">
            <text:p>TWD 8.5500</text:p>
          </table:table-cell>
          <table:table-cell office:value-type="float" office:value="1">
            <text:p>1</text:p>
          </table:table-cell>
          <table:table-cell office:value-type="string">
            <text:p>TWD -31680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9-02-22">
            <text:p>99/2/22</text:p>
          </table:table-cell>
          <table:table-cell office:value-type="date" office:date-value="1999-02-23">
            <text:p>99/2/23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138.71345">
            <text:p>138.71</text:p>
          </table:table-cell>
          <table:table-cell office:value-type="string">
            <text:p>TWD 8.5500</text:p>
          </table:table-cell>
          <table:table-cell office:value-type="float" office:value="1">
            <text:p>1</text:p>
          </table:table-cell>
          <table:table-cell office:value-type="string">
            <text:p>TWD 1186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9-02-22">
            <text:p>99/2/22</text:p>
          </table:table-cell>
          <table:table-cell office:value-type="date" office:date-value="1999-02-23">
            <text:p>99/2/23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138.71345">
            <text:p>138.71</text:p>
          </table:table-cell>
          <table:table-cell office:value-type="string">
            <text:p>TWD 8.5500</text:p>
          </table:table-cell>
          <table:table-cell office:value-type="float" office:value="1">
            <text:p>1</text:p>
          </table:table-cell>
          <table:table-cell office:value-type="string">
            <text:p>TWD 1186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9-02-22">
            <text:p>99/2/22</text:p>
          </table:table-cell>
          <table:table-cell office:value-type="date" office:date-value="1999-02-23">
            <text:p>99/2/23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138.71345">
            <text:p>138.71</text:p>
          </table:table-cell>
          <table:table-cell office:value-type="string">
            <text:p>TWD 8.5500</text:p>
          </table:table-cell>
          <table:table-cell office:value-type="float" office:value="1">
            <text:p>1</text:p>
          </table:table-cell>
          <table:table-cell office:value-type="string">
            <text:p>TWD 1186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9-02-22">
            <text:p>99/2/22</text:p>
          </table:table-cell>
          <table:table-cell office:value-type="date" office:date-value="1999-02-23">
            <text:p>99/2/23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3.112005">
            <text:p>3.11</text:p>
          </table:table-cell>
          <table:table-cell office:value-type="string">
            <text:p>EUR 8.7050</text:p>
          </table:table-cell>
          <table:table-cell office:value-type="string">
            <text:p>99/02/23 43.8500</text:p>
          </table:table-cell>
          <table:table-cell office:value-type="string">
            <text:p>TWD 1188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9-02-22">
            <text:p>99/2/22</text:p>
          </table:table-cell>
          <table:table-cell office:value-type="date" office:date-value="1999-02-23">
            <text:p>99/2/23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3.112005">
            <text:p>3.11</text:p>
          </table:table-cell>
          <table:table-cell office:value-type="string">
            <text:p>EUR 8.7050</text:p>
          </table:table-cell>
          <table:table-cell office:value-type="string">
            <text:p>99/02/23 43.8500</text:p>
          </table:table-cell>
          <table:table-cell office:value-type="string">
            <text:p>TWD 1188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9-02-22">
            <text:p>99/2/22</text:p>
          </table:table-cell>
          <table:table-cell office:value-type="date" office:date-value="1999-02-23">
            <text:p>99/2/23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3.112005">
            <text:p>3.11</text:p>
          </table:table-cell>
          <table:table-cell office:value-type="string">
            <text:p>EUR 8.7050</text:p>
          </table:table-cell>
          <table:table-cell office:value-type="string">
            <text:p>99/02/23 43.8500</text:p>
          </table:table-cell>
          <table:table-cell office:value-type="string">
            <text:p>TWD 1188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2-22">
            <text:p>99/2/22</text:p>
          </table:table-cell>
          <table:table-cell office:value-type="date" office:date-value="1999-02-23">
            <text:p>99/2/23</text:p>
          </table:table-cell>
          <table:table-cell office:value-type="string">
            <text:p>天達環球策略股票基金 C</text:p>
          </table:table-cell>
          <table:table-cell office:value-type="string">
            <text:p>買入</text:p>
          </table:table-cell>
          <table:table-cell office:value-type="float" office:value="0.57969">
            <text:p>0.58</text:p>
          </table:table-cell>
          <table:table-cell office:value-type="string">
            <text:p>USD 63.8100</text:p>
          </table:table-cell>
          <table:table-cell office:value-type="string">
            <text:p>99/02/23 32.1200</text:p>
          </table:table-cell>
          <table:table-cell office:value-type="string">
            <text:p>TWD 1188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2-22">
            <text:p>99/2/22</text:p>
          </table:table-cell>
          <table:table-cell office:value-type="date" office:date-value="1999-02-23">
            <text:p>99/2/23</text:p>
          </table:table-cell>
          <table:table-cell office:value-type="string">
            <text:p>天達環球策略股票基金 C</text:p>
          </table:table-cell>
          <table:table-cell office:value-type="string">
            <text:p>買入</text:p>
          </table:table-cell>
          <table:table-cell office:value-type="float" office:value="0.57969">
            <text:p>0.58</text:p>
          </table:table-cell>
          <table:table-cell office:value-type="string">
            <text:p>USD 63.8100</text:p>
          </table:table-cell>
          <table:table-cell office:value-type="string">
            <text:p>99/02/23 32.1200</text:p>
          </table:table-cell>
          <table:table-cell office:value-type="string">
            <text:p>TWD 1188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2-22">
            <text:p>99/2/22</text:p>
          </table:table-cell>
          <table:table-cell office:value-type="date" office:date-value="1999-02-23">
            <text:p>99/2/23</text:p>
          </table:table-cell>
          <table:table-cell office:value-type="string">
            <text:p>天達環球策略股票基金 C</text:p>
          </table:table-cell>
          <table:table-cell office:value-type="string">
            <text:p>買入</text:p>
          </table:table-cell>
          <table:table-cell office:value-type="float" office:value="0.57969">
            <text:p>0.58</text:p>
          </table:table-cell>
          <table:table-cell office:value-type="string">
            <text:p>USD 63.8100</text:p>
          </table:table-cell>
          <table:table-cell office:value-type="string">
            <text:p>99/02/23 32.1200</text:p>
          </table:table-cell>
          <table:table-cell office:value-type="string">
            <text:p>TWD 1188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999-02-22">
            <text:p>99/2/22</text:p>
          </table:table-cell>
          <table:table-cell office:value-type="date" office:date-value="1999-02-23">
            <text:p>99/2/23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1.802632">
            <text:p>1.8</text:p>
          </table:table-cell>
          <table:table-cell office:value-type="string">
            <text:p>USD 20.5200</text:p>
          </table:table-cell>
          <table:table-cell office:value-type="string">
            <text:p>99/02/23 32.1200</text:p>
          </table:table-cell>
          <table:table-cell office:value-type="string">
            <text:p>TWD 1188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999-02-22">
            <text:p>99/2/22</text:p>
          </table:table-cell>
          <table:table-cell office:value-type="date" office:date-value="1999-02-23">
            <text:p>99/2/23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1.802632">
            <text:p>1.8</text:p>
          </table:table-cell>
          <table:table-cell office:value-type="string">
            <text:p>USD 20.5200</text:p>
          </table:table-cell>
          <table:table-cell office:value-type="string">
            <text:p>99/02/23 32.1200</text:p>
          </table:table-cell>
          <table:table-cell office:value-type="string">
            <text:p>TWD 1188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999-02-22">
            <text:p>99/2/22</text:p>
          </table:table-cell>
          <table:table-cell office:value-type="date" office:date-value="1999-02-23">
            <text:p>99/2/23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1.802632">
            <text:p>1.8</text:p>
          </table:table-cell>
          <table:table-cell office:value-type="string">
            <text:p>USD 20.5200</text:p>
          </table:table-cell>
          <table:table-cell office:value-type="string">
            <text:p>99/02/23 32.1200</text:p>
          </table:table-cell>
          <table:table-cell office:value-type="string">
            <text:p>TWD 1188</text:p>
          </table:table-cell>
          <table:table-cell/>
        </table:table-row>
        <table:table-row table:style-name="ro4">
          <table:table-cell office:value-type="string">
            <text:p>保障費用/保單行政費用</text:p>
          </table:table-cell>
          <table:table-cell office:value-type="date" office:date-value="1999-02-28">
            <text:p>99/2/28</text:p>
          </table:table-cell>
          <table:table-cell office:value-type="date" office:date-value="1999-03-02">
            <text:p>99/3/2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2.052452">
            <text:p>-2.05</text:p>
          </table:table-cell>
          <table:table-cell office:value-type="string">
            <text:p>TWD 8.7700</text:p>
          </table:table-cell>
          <table:table-cell office:value-type="float" office:value="1">
            <text:p>1</text:p>
          </table:table-cell>
          <table:table-cell office:value-type="string">
            <text:p>TWD -18</text:p>
          </table:table-cell>
          <table:table-cell/>
        </table:table-row>
        <table:table-row table:style-name="ro4">
          <table:table-cell office:value-type="string">
            <text:p>保障費用/保單行政費用</text:p>
          </table:table-cell>
          <table:table-cell office:value-type="date" office:date-value="1999-02-28">
            <text:p>99/2/28</text:p>
          </table:table-cell>
          <table:table-cell office:value-type="date" office:date-value="1999-03-01">
            <text:p>99/3/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316571">
            <text:p>-0.32</text:p>
          </table:table-cell>
          <table:table-cell office:value-type="string">
            <text:p>EUR 8.7500</text:p>
          </table:table-cell>
          <table:table-cell office:value-type="string">
            <text:p>99/03/01 43.3900</text:p>
          </table:table-cell>
          <table:table-cell office:value-type="string">
            <text:p>TWD -120</text:p>
          </table:table-cell>
          <table:table-cell/>
        </table:table-row>
        <table:table-row table:style-name="ro4">
          <table:table-cell office:value-type="string">
            <text:p>保障費用/保單行政費用</text:p>
          </table:table-cell>
          <table:table-cell office:value-type="date" office:date-value="1999-02-28">
            <text:p>99/2/28</text:p>
          </table:table-cell>
          <table:table-cell office:value-type="date" office:date-value="1999-03-01">
            <text:p>99/3/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58914">
            <text:p>-0.06</text:p>
          </table:table-cell>
          <table:table-cell office:value-type="string">
            <text:p>USD 64.6700</text:p>
          </table:table-cell>
          <table:table-cell office:value-type="string">
            <text:p>99/03/01 31.9900</text:p>
          </table:table-cell>
          <table:table-cell office:value-type="string">
            <text:p>TWD -122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9-02-28">
            <text:p>99/2/28</text:p>
          </table:table-cell>
          <table:table-cell office:value-type="date" office:date-value="1999-03-01">
            <text:p>99/3/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23249">
            <text:p>-0.23</text:p>
          </table:table-cell>
          <table:table-cell office:value-type="string">
            <text:p>USD 20.5600</text:p>
          </table:table-cell>
          <table:table-cell office:value-type="string">
            <text:p>99/03/01 31.9900</text:p>
          </table:table-cell>
          <table:table-cell office:value-type="string">
            <text:p>TWD -153</text:p>
          </table:table-cell>
          <table:table-cell table:style-name="Default"/>
        </table:table-row>
        <table:table-row table:style-name="ro5">
          <table:table-cell office:value-type="string">
            <text:p>部分贖回</text:p>
          </table:table-cell>
          <table:table-cell office:value-type="date" office:date-value="1999-03-09">
            <text:p>99/3/9</text:p>
          </table:table-cell>
          <table:table-cell office:value-type="date" office:date-value="1999-03-10">
            <text:p>99/3/10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47">
            <text:p>-47</text:p>
          </table:table-cell>
          <table:table-cell office:value-type="string">
            <text:p>USD 21.4100</text:p>
          </table:table-cell>
          <table:table-cell office:value-type="string">
            <text:p>99/03/11 31.7100</text:p>
          </table:table-cell>
          <table:table-cell office:value-type="string">
            <text:p>TWD -31909</text:p>
          </table:table-cell>
          <table:table-cell/>
        </table:table-row>
        <table:table-row table:style-name="ro4">
          <table:table-cell office:value-type="string">
            <text:p>保障費用/保單行政費用</text:p>
          </table:table-cell>
          <table:table-cell office:value-type="date" office:date-value="1999-03-30">
            <text:p>99/3/30</text:p>
          </table:table-cell>
          <table:table-cell office:value-type="date" office:date-value="1999-04-01">
            <text:p>99/4/1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2.93501">
            <text:p>-2.94</text:p>
          </table:table-cell>
          <table:table-cell office:value-type="string">
            <text:p>TWD 9.5400</text:p>
          </table:table-cell>
          <table:table-cell office:value-type="float" office:value="1">
            <text:p>1</text:p>
          </table:table-cell>
          <table:table-cell office:value-type="string">
            <text:p>TWD -28</text:p>
          </table:table-cell>
          <table:table-cell/>
        </table:table-row>
        <table:table-row table:style-name="ro4">
          <table:table-cell office:value-type="string">
            <text:p>保障費用/保單行政費用</text:p>
          </table:table-cell>
          <table:table-cell office:value-type="date" office:date-value="1999-03-30">
            <text:p>99/3/30</text:p>
          </table:table-cell>
          <table:table-cell office:value-type="date" office:date-value="1999-03-31">
            <text:p>99/3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472076">
            <text:p>-0.47</text:p>
          </table:table-cell>
          <table:table-cell office:value-type="string">
            <text:p>EUR 9.4900</text:p>
          </table:table-cell>
          <table:table-cell office:value-type="string">
            <text:p>99/03/31 42.4200</text:p>
          </table:table-cell>
          <table:table-cell office:value-type="string">
            <text:p>TWD -190</text:p>
          </table:table-cell>
          <table:table-cell/>
        </table:table-row>
        <table:table-row table:style-name="ro4">
          <table:table-cell office:value-type="string">
            <text:p>保障費用/保單行政費用</text:p>
          </table:table-cell>
          <table:table-cell office:value-type="date" office:date-value="1999-03-30">
            <text:p>99/3/30</text:p>
          </table:table-cell>
          <table:table-cell office:value-type="date" office:date-value="1999-03-31">
            <text:p>99/3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86875">
            <text:p>-0.09</text:p>
          </table:table-cell>
          <table:table-cell office:value-type="string">
            <text:p>USD 68.9500</text:p>
          </table:table-cell>
          <table:table-cell office:value-type="string">
            <text:p>99/03/31 31.7200</text:p>
          </table:table-cell>
          <table:table-cell office:value-type="string">
            <text:p>TWD -190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9-03-30">
            <text:p>99/3/30</text:p>
          </table:table-cell>
          <table:table-cell office:value-type="date" office:date-value="1999-03-31">
            <text:p>99/3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007397">
            <text:p>-0.01</text:p>
          </table:table-cell>
          <table:table-cell office:value-type="string">
            <text:p>USD 21.6300</text:p>
          </table:table-cell>
          <table:table-cell office:value-type="string">
            <text:p>99/03/31 31.7200</text:p>
          </table:table-cell>
          <table:table-cell office:value-type="string">
            <text:p>TWD -5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9-04-08">
            <text:p>99/4/8</text:p>
          </table:table-cell>
          <table:table-cell office:value-type="date" office:date-value="1999-04-09">
            <text:p>99/4/9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125.768823">
            <text:p>125.77</text:p>
          </table:table-cell>
          <table:table-cell office:value-type="string">
            <text:p>TWD 9.4300</text:p>
          </table:table-cell>
          <table:table-cell office:value-type="float" office:value="1">
            <text:p>1</text:p>
          </table:table-cell>
          <table:table-cell office:value-type="string">
            <text:p>TWD 1186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9-04-08">
            <text:p>99/4/8</text:p>
          </table:table-cell>
          <table:table-cell office:value-type="date" office:date-value="1999-04-09">
            <text:p>99/4/9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2.876347">
            <text:p>2.88</text:p>
          </table:table-cell>
          <table:table-cell office:value-type="string">
            <text:p>EUR 9.7450</text:p>
          </table:table-cell>
          <table:table-cell office:value-type="string">
            <text:p>99/04/09 42.3800</text:p>
          </table:table-cell>
          <table:table-cell office:value-type="string">
            <text:p>TWD 1188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4-08">
            <text:p>99/4/8</text:p>
          </table:table-cell>
          <table:table-cell office:value-type="date" office:date-value="1999-04-09">
            <text:p>99/4/9</text:p>
          </table:table-cell>
          <table:table-cell office:value-type="string">
            <text:p>天達環球策略股票基金 C</text:p>
          </table:table-cell>
          <table:table-cell office:value-type="string">
            <text:p>買入</text:p>
          </table:table-cell>
          <table:table-cell office:value-type="float" office:value="0.531475">
            <text:p>0.53</text:p>
          </table:table-cell>
          <table:table-cell office:value-type="string">
            <text:p>USD 70.6900</text:p>
          </table:table-cell>
          <table:table-cell office:value-type="string">
            <text:p>99/04/09 31.6250</text:p>
          </table:table-cell>
          <table:table-cell office:value-type="string">
            <text:p>TWD 1188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999-04-08">
            <text:p>99/4/8</text:p>
          </table:table-cell>
          <table:table-cell office:value-type="date" office:date-value="1999-04-09">
            <text:p>99/4/9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1.673497">
            <text:p>1.67</text:p>
          </table:table-cell>
          <table:table-cell office:value-type="string">
            <text:p>USD 22.4500</text:p>
          </table:table-cell>
          <table:table-cell office:value-type="string">
            <text:p>99/04/09 31.6250</text:p>
          </table:table-cell>
          <table:table-cell office:value-type="string">
            <text:p>TWD 1188</text:p>
          </table:table-cell>
          <table:table-cell/>
        </table:table-row>
        <table:table-row table:style-name="ro4">
          <table:table-cell office:value-type="string">
            <text:p>保障費用/保單行政費用</text:p>
          </table:table-cell>
          <table:table-cell office:value-type="date" office:date-value="1999-04-30">
            <text:p>99/4/30</text:p>
          </table:table-cell>
          <table:table-cell office:value-type="date" office:date-value="1999-05-04">
            <text:p>99/5/4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3.707865">
            <text:p>-3.71</text:p>
          </table:table-cell>
          <table:table-cell office:value-type="string">
            <text:p>TWD 8.9000</text:p>
          </table:table-cell>
          <table:table-cell office:value-type="float" office:value="1">
            <text:p>1</text:p>
          </table:table-cell>
          <table:table-cell office:value-type="string">
            <text:p>TWD -33</text:p>
          </table:table-cell>
          <table:table-cell/>
        </table:table-row>
        <table:table-row table:style-name="ro4">
          <table:table-cell office:value-type="string">
            <text:p>保障費用/保單行政費用</text:p>
          </table:table-cell>
          <table:table-cell office:value-type="date" office:date-value="1999-04-30">
            <text:p>99/4/30</text:p>
          </table:table-cell>
          <table:table-cell office:value-type="date" office:date-value="1999-05-03">
            <text:p>99/5/3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460347">
            <text:p>-0.46</text:p>
          </table:table-cell>
          <table:table-cell office:value-type="string">
            <text:p>EUR 9.5580</text:p>
          </table:table-cell>
          <table:table-cell office:value-type="string">
            <text:p>99/05/03 41.3200</text:p>
          </table:table-cell>
          <table:table-cell office:value-type="string">
            <text:p>TWD -182</text:p>
          </table:table-cell>
          <table:table-cell/>
        </table:table-row>
        <table:table-row table:style-name="ro4">
          <table:table-cell office:value-type="string">
            <text:p>保障費用/保單行政費用</text:p>
          </table:table-cell>
          <table:table-cell office:value-type="date" office:date-value="1999-04-30">
            <text:p>99/4/30</text:p>
          </table:table-cell>
          <table:table-cell office:value-type="date" office:date-value="1999-05-04">
            <text:p>99/5/4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87704">
            <text:p>-0.09</text:p>
          </table:table-cell>
          <table:table-cell office:value-type="string">
            <text:p>USD 68.0700</text:p>
          </table:table-cell>
          <table:table-cell office:value-type="string">
            <text:p>99/05/04 31.3450</text:p>
          </table:table-cell>
          <table:table-cell office:value-type="string">
            <text:p>TWD -187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9-04-30">
            <text:p>99/4/30</text:p>
          </table:table-cell>
          <table:table-cell office:value-type="date" office:date-value="1999-05-03">
            <text:p>99/5/3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016129">
            <text:p>-0.02</text:p>
          </table:table-cell>
          <table:table-cell office:value-type="string">
            <text:p>USD 21.7000</text:p>
          </table:table-cell>
          <table:table-cell office:value-type="string">
            <text:p>99/05/03 31.3300</text:p>
          </table:table-cell>
          <table:table-cell office:value-type="string">
            <text:p>TWD -11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9-05-05">
            <text:p>99/5/5</text:p>
          </table:table-cell>
          <table:table-cell office:value-type="date" office:date-value="1999-05-06">
            <text:p>99/5/6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140.189125">
            <text:p>140.19</text:p>
          </table:table-cell>
          <table:table-cell office:value-type="string">
            <text:p>TWD 8.4600</text:p>
          </table:table-cell>
          <table:table-cell office:value-type="float" office:value="1">
            <text:p>1</text:p>
          </table:table-cell>
          <table:table-cell office:value-type="string">
            <text:p>TWD 1186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9-05-05">
            <text:p>99/5/5</text:p>
          </table:table-cell>
          <table:table-cell office:value-type="date" office:date-value="1999-05-06">
            <text:p>99/5/6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3.200791">
            <text:p>3.2</text:p>
          </table:table-cell>
          <table:table-cell office:value-type="string">
            <text:p>EUR 9.1040</text:p>
          </table:table-cell>
          <table:table-cell office:value-type="string">
            <text:p>99/05/06 40.7700</text:p>
          </table:table-cell>
          <table:table-cell office:value-type="string">
            <text:p>TWD 1188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5-05">
            <text:p>99/5/5</text:p>
          </table:table-cell>
          <table:table-cell office:value-type="date" office:date-value="1999-05-06">
            <text:p>99/5/6</text:p>
          </table:table-cell>
          <table:table-cell office:value-type="string">
            <text:p>天達環球策略股票基金 C</text:p>
          </table:table-cell>
          <table:table-cell office:value-type="string">
            <text:p>買入</text:p>
          </table:table-cell>
          <table:table-cell office:value-type="float" office:value="0.580232">
            <text:p>0.58</text:p>
          </table:table-cell>
          <table:table-cell office:value-type="string">
            <text:p>USD 64.7500</text:p>
          </table:table-cell>
          <table:table-cell office:value-type="string">
            <text:p>99/05/06 31.6250</text:p>
          </table:table-cell>
          <table:table-cell office:value-type="string">
            <text:p>TWD 1188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999-05-05">
            <text:p>99/5/5</text:p>
          </table:table-cell>
          <table:table-cell office:value-type="date" office:date-value="1999-05-06">
            <text:p>99/5/6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1.814976">
            <text:p>1.81</text:p>
          </table:table-cell>
          <table:table-cell office:value-type="string">
            <text:p>USD 20.7000</text:p>
          </table:table-cell>
          <table:table-cell office:value-type="string">
            <text:p>99/05/06 31.6250</text:p>
          </table:table-cell>
          <table:table-cell office:value-type="string">
            <text:p>TWD 1188</text:p>
          </table:table-cell>
          <table:table-cell table:style-name="Default"/>
        </table:table-row>
        <table:table-row table:style-name="ro4">
          <table:table-cell office:value-type="string">
            <text:p>保障費用/保單行政費用</text:p>
          </table:table-cell>
          <table:table-cell office:value-type="date" office:date-value="1999-05-30">
            <text:p>99/5/30</text:p>
          </table:table-cell>
          <table:table-cell office:value-type="date" office:date-value="1999-06-01">
            <text:p>99/6/1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4.659498">
            <text:p>-4.66</text:p>
          </table:table-cell>
          <table:table-cell office:value-type="string">
            <text:p>TWD 8.3700</text:p>
          </table:table-cell>
          <table:table-cell office:value-type="float" office:value="1">
            <text:p>1</text:p>
          </table:table-cell>
          <table:table-cell office:value-type="string">
            <text:p>TWD -39</text:p>
          </table:table-cell>
          <table:table-cell/>
        </table:table-row>
        <table:table-row table:style-name="ro4">
          <table:table-cell office:value-type="string">
            <text:p>保障費用/保單行政費用</text:p>
          </table:table-cell>
          <table:table-cell office:value-type="date" office:date-value="1999-05-30">
            <text:p>99/5/30</text:p>
          </table:table-cell>
          <table:table-cell office:value-type="date" office:date-value="1999-05-31">
            <text:p>99/5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490436">
            <text:p>-0.49</text:p>
          </table:table-cell>
          <table:table-cell office:value-type="string">
            <text:p>EUR 8.9920</text:p>
          </table:table-cell>
          <table:table-cell office:value-type="string">
            <text:p>99/05/31 39.2100</text:p>
          </table:table-cell>
          <table:table-cell office:value-type="string">
            <text:p>TWD -173</text:p>
          </table:table-cell>
          <table:table-cell/>
        </table:table-row>
        <table:table-row table:style-name="ro4">
          <table:table-cell office:value-type="string">
            <text:p>保障費用/保單行政費用</text:p>
          </table:table-cell>
          <table:table-cell office:value-type="date" office:date-value="1999-05-30">
            <text:p>99/5/30</text:p>
          </table:table-cell>
          <table:table-cell office:value-type="date" office:date-value="1999-06-01">
            <text:p>99/6/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92836">
            <text:p>-0.09</text:p>
          </table:table-cell>
          <table:table-cell office:value-type="string">
            <text:p>USD 60.8600</text:p>
          </table:table-cell>
          <table:table-cell office:value-type="string">
            <text:p>99/06/01 32.0450</text:p>
          </table:table-cell>
          <table:table-cell office:value-type="string">
            <text:p>TWD -181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9-05-30">
            <text:p>99/5/30</text:p>
          </table:table-cell>
          <table:table-cell office:value-type="date" office:date-value="1999-05-31">
            <text:p>99/5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031421">
            <text:p>-0.03</text:p>
          </table:table-cell>
          <table:table-cell office:value-type="string">
            <text:p>USD 20.0500</text:p>
          </table:table-cell>
          <table:table-cell office:value-type="string">
            <text:p>99/05/31 31.9200</text:p>
          </table:table-cell>
          <table:table-cell office:value-type="string">
            <text:p>TWD -20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9-06-07">
            <text:p>99/6/7</text:p>
          </table:table-cell>
          <table:table-cell office:value-type="date" office:date-value="1999-06-08">
            <text:p>99/6/8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142.035928">
            <text:p>142.04</text:p>
          </table:table-cell>
          <table:table-cell office:value-type="string">
            <text:p>TWD 8.3500</text:p>
          </table:table-cell>
          <table:table-cell office:value-type="float" office:value="1">
            <text:p>1</text:p>
          </table:table-cell>
          <table:table-cell office:value-type="string">
            <text:p>TWD 1186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9-06-07">
            <text:p>99/6/7</text:p>
          </table:table-cell>
          <table:table-cell office:value-type="date" office:date-value="1999-06-08">
            <text:p>99/6/8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3.477716">
            <text:p>3.48</text:p>
          </table:table-cell>
          <table:table-cell office:value-type="string">
            <text:p>EUR 8.7730</text:p>
          </table:table-cell>
          <table:table-cell office:value-type="string">
            <text:p>99/06/08 38.9400</text:p>
          </table:table-cell>
          <table:table-cell office:value-type="string">
            <text:p>TWD 1188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6-07">
            <text:p>99/6/7</text:p>
          </table:table-cell>
          <table:table-cell office:value-type="date" office:date-value="1999-06-08">
            <text:p>99/6/8</text:p>
          </table:table-cell>
          <table:table-cell office:value-type="string">
            <text:p>天達環球策略股票基金 C</text:p>
          </table:table-cell>
          <table:table-cell office:value-type="string">
            <text:p>買入</text:p>
          </table:table-cell>
          <table:table-cell office:value-type="float" office:value="0.617082">
            <text:p>0.62</text:p>
          </table:table-cell>
          <table:table-cell office:value-type="string">
            <text:p>USD 59.3600</text:p>
          </table:table-cell>
          <table:table-cell office:value-type="string">
            <text:p>99/06/08 32.4350</text:p>
          </table:table-cell>
          <table:table-cell office:value-type="string">
            <text:p>TWD 1188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999-06-07">
            <text:p>99/6/7</text:p>
          </table:table-cell>
          <table:table-cell office:value-type="date" office:date-value="1999-06-08">
            <text:p>99/6/8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1.879425">
            <text:p>1.88</text:p>
          </table:table-cell>
          <table:table-cell office:value-type="string">
            <text:p>USD 19.4900</text:p>
          </table:table-cell>
          <table:table-cell office:value-type="string">
            <text:p>99/06/08 32.4350</text:p>
          </table:table-cell>
          <table:table-cell office:value-type="string">
            <text:p>TWD 1188</text:p>
          </table:table-cell>
          <table:table-cell/>
        </table:table-row>
        <table:table-row table:style-name="ro4">
          <table:table-cell office:value-type="string">
            <text:p>保障費用/保單行政費用</text:p>
          </table:table-cell>
          <table:table-cell office:value-type="date" office:date-value="1999-06-30">
            <text:p>99/6/30</text:p>
          </table:table-cell>
          <table:table-cell office:value-type="date" office:date-value="1999-07-02">
            <text:p>99/7/2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5.305652">
            <text:p>-5.31</text:p>
          </table:table-cell>
          <table:table-cell office:value-type="string">
            <text:p>TWD 8.6700</text:p>
          </table:table-cell>
          <table:table-cell office:value-type="float" office:value="1">
            <text:p>1</text:p>
          </table:table-cell>
          <table:table-cell office:value-type="string">
            <text:p>TWD -46</text:p>
          </table:table-cell>
          <table:table-cell/>
        </table:table-row>
        <table:table-row table:style-name="ro4">
          <table:table-cell office:value-type="string">
            <text:p>保障費用/保單行政費用</text:p>
          </table:table-cell>
          <table:table-cell office:value-type="date" office:date-value="1999-06-30">
            <text:p>99/6/30</text:p>
          </table:table-cell>
          <table:table-cell office:value-type="date" office:date-value="1999-07-01">
            <text:p>99/7/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505886">
            <text:p>-0.51</text:p>
          </table:table-cell>
          <table:table-cell office:value-type="string">
            <text:p>EUR 8.5790</text:p>
          </table:table-cell>
          <table:table-cell office:value-type="string">
            <text:p>99/07/01 39.2000</text:p>
          </table:table-cell>
          <table:table-cell office:value-type="string">
            <text:p>TWD -170</text:p>
          </table:table-cell>
          <table:table-cell/>
        </table:table-row>
        <table:table-row table:style-name="ro4">
          <table:table-cell office:value-type="string">
            <text:p>保障費用/保單行政費用</text:p>
          </table:table-cell>
          <table:table-cell office:value-type="date" office:date-value="1999-06-30">
            <text:p>99/6/30</text:p>
          </table:table-cell>
          <table:table-cell office:value-type="date" office:date-value="1999-07-02">
            <text:p>99/7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908">
            <text:p>-0.09</text:p>
          </table:table-cell>
          <table:table-cell office:value-type="string">
            <text:p>USD 58.3700</text:p>
          </table:table-cell>
          <table:table-cell office:value-type="string">
            <text:p>99/07/02 32.0900</text:p>
          </table:table-cell>
          <table:table-cell office:value-type="string">
            <text:p>TWD -170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9-06-30">
            <text:p>99/6/30</text:p>
          </table:table-cell>
          <table:table-cell office:value-type="date" office:date-value="1999-07-01">
            <text:p>99/7/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041916">
            <text:p>-0.04</text:p>
          </table:table-cell>
          <table:table-cell office:value-type="string">
            <text:p>USD 20.0400</text:p>
          </table:table-cell>
          <table:table-cell office:value-type="string">
            <text:p>99/07/01 32.1850</text:p>
          </table:table-cell>
          <table:table-cell office:value-type="string">
            <text:p>TWD -27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9-07-07">
            <text:p>99/7/7</text:p>
          </table:table-cell>
          <table:table-cell office:value-type="date" office:date-value="1999-07-08">
            <text:p>99/7/8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131.19469">
            <text:p>131.19</text:p>
          </table:table-cell>
          <table:table-cell office:value-type="string">
            <text:p>TWD 9.0400</text:p>
          </table:table-cell>
          <table:table-cell office:value-type="float" office:value="1">
            <text:p>1</text:p>
          </table:table-cell>
          <table:table-cell office:value-type="string">
            <text:p>TWD 1186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9-07-07">
            <text:p>99/7/7</text:p>
          </table:table-cell>
          <table:table-cell office:value-type="date" office:date-value="1999-07-08">
            <text:p>99/7/8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3.245956">
            <text:p>3.25</text:p>
          </table:table-cell>
          <table:table-cell office:value-type="string">
            <text:p>EUR 8.9650</text:p>
          </table:table-cell>
          <table:table-cell office:value-type="string">
            <text:p>99/07/08 40.8300</text:p>
          </table:table-cell>
          <table:table-cell office:value-type="string">
            <text:p>TWD 1188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7-07">
            <text:p>99/7/7</text:p>
          </table:table-cell>
          <table:table-cell office:value-type="date" office:date-value="1999-07-08">
            <text:p>99/7/8</text:p>
          </table:table-cell>
          <table:table-cell office:value-type="string">
            <text:p>天達環球策略股票基金 C</text:p>
          </table:table-cell>
          <table:table-cell office:value-type="string">
            <text:p>買入</text:p>
          </table:table-cell>
          <table:table-cell office:value-type="float" office:value="0.603755">
            <text:p>0.6</text:p>
          </table:table-cell>
          <table:table-cell office:value-type="string">
            <text:p>USD 61.2500</text:p>
          </table:table-cell>
          <table:table-cell office:value-type="string">
            <text:p>99/07/08 32.1250</text:p>
          </table:table-cell>
          <table:table-cell office:value-type="string">
            <text:p>TWD 1188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999-07-07">
            <text:p>99/7/7</text:p>
          </table:table-cell>
          <table:table-cell office:value-type="date" office:date-value="1999-07-08">
            <text:p>99/7/8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1.81097">
            <text:p>1.81</text:p>
          </table:table-cell>
          <table:table-cell office:value-type="string">
            <text:p>USD 20.4200</text:p>
          </table:table-cell>
          <table:table-cell office:value-type="string">
            <text:p>99/07/08 32.1250</text:p>
          </table:table-cell>
          <table:table-cell office:value-type="string">
            <text:p>TWD 1188</text:p>
          </table:table-cell>
          <table:table-cell/>
        </table:table-row>
        <table:table-row table:style-name="ro4">
          <table:table-cell office:value-type="string">
            <text:p>保障費用/保單行政費用</text:p>
          </table:table-cell>
          <table:table-cell office:value-type="date" office:date-value="1999-07-30">
            <text:p>99/7/30</text:p>
          </table:table-cell>
          <table:table-cell office:value-type="date" office:date-value="1999-08-03">
            <text:p>99/8/3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5.29661">
            <text:p>-5.3</text:p>
          </table:table-cell>
          <table:table-cell office:value-type="string">
            <text:p>TWD 9.4400</text:p>
          </table:table-cell>
          <table:table-cell office:value-type="float" office:value="1">
            <text:p>1</text:p>
          </table:table-cell>
          <table:table-cell office:value-type="string">
            <text:p>TWD -50</text:p>
          </table:table-cell>
          <table:table-cell/>
        </table:table-row>
        <table:table-row table:style-name="ro4">
          <table:table-cell office:value-type="string">
            <text:p>保障費用/保單行政費用</text:p>
          </table:table-cell>
          <table:table-cell office:value-type="date" office:date-value="1999-07-30">
            <text:p>99/7/30</text:p>
          </table:table-cell>
          <table:table-cell office:value-type="date" office:date-value="1999-08-02">
            <text:p>99/8/2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430952">
            <text:p>-0.43</text:p>
          </table:table-cell>
          <table:table-cell office:value-type="string">
            <text:p>EUR 9.4210</text:p>
          </table:table-cell>
          <table:table-cell office:value-type="string">
            <text:p>99/08/02 41.4100</text:p>
          </table:table-cell>
          <table:table-cell office:value-type="string">
            <text:p>TWD -168</text:p>
          </table:table-cell>
          <table:table-cell/>
        </table:table-row>
        <table:table-row table:style-name="ro4">
          <table:table-cell office:value-type="string">
            <text:p>保障費用/保單行政費用</text:p>
          </table:table-cell>
          <table:table-cell office:value-type="date" office:date-value="1999-07-30">
            <text:p>99/7/30</text:p>
          </table:table-cell>
          <table:table-cell office:value-type="date" office:date-value="1999-08-02">
            <text:p>99/8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78753">
            <text:p>-0.08</text:p>
          </table:table-cell>
          <table:table-cell office:value-type="string">
            <text:p>USD 65.1400</text:p>
          </table:table-cell>
          <table:table-cell office:value-type="string">
            <text:p>99/08/02 31.7700</text:p>
          </table:table-cell>
          <table:table-cell office:value-type="string">
            <text:p>TWD -163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9-07-30">
            <text:p>99/7/30</text:p>
          </table:table-cell>
          <table:table-cell office:value-type="date" office:date-value="1999-08-02">
            <text:p>99/8/2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046203">
            <text:p>-0.05</text:p>
          </table:table-cell>
          <table:table-cell office:value-type="string">
            <text:p>USD 21.8600</text:p>
          </table:table-cell>
          <table:table-cell office:value-type="string">
            <text:p>99/08/02 31.7700</text:p>
          </table:table-cell>
          <table:table-cell office:value-type="string">
            <text:p>TWD -32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9-08-05">
            <text:p>99/8/5</text:p>
          </table:table-cell>
          <table:table-cell office:value-type="date" office:date-value="1999-08-06">
            <text:p>99/8/6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128.913043">
            <text:p>128.91</text:p>
          </table:table-cell>
          <table:table-cell office:value-type="string">
            <text:p>TWD 9.2000</text:p>
          </table:table-cell>
          <table:table-cell office:value-type="float" office:value="1">
            <text:p>1</text:p>
          </table:table-cell>
          <table:table-cell office:value-type="string">
            <text:p>TWD 1186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9-08-05">
            <text:p>99/8/5</text:p>
          </table:table-cell>
          <table:table-cell office:value-type="date" office:date-value="1999-08-06">
            <text:p>99/8/6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3.028449">
            <text:p>3.03</text:p>
          </table:table-cell>
          <table:table-cell office:value-type="string">
            <text:p>EUR 9.3150</text:p>
          </table:table-cell>
          <table:table-cell office:value-type="string">
            <text:p>99/08/06 42.1200</text:p>
          </table:table-cell>
          <table:table-cell office:value-type="string">
            <text:p>TWD 1188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8-05">
            <text:p>99/8/5</text:p>
          </table:table-cell>
          <table:table-cell office:value-type="date" office:date-value="1999-08-06">
            <text:p>99/8/6</text:p>
          </table:table-cell>
          <table:table-cell office:value-type="string">
            <text:p>天達環球策略股票基金 C</text:p>
          </table:table-cell>
          <table:table-cell office:value-type="string">
            <text:p>買入</text:p>
          </table:table-cell>
          <table:table-cell office:value-type="float" office:value="0.574088">
            <text:p>0.57</text:p>
          </table:table-cell>
          <table:table-cell office:value-type="string">
            <text:p>USD 64.9900</text:p>
          </table:table-cell>
          <table:table-cell office:value-type="string">
            <text:p>99/08/06 31.8450</text:p>
          </table:table-cell>
          <table:table-cell office:value-type="string">
            <text:p>TWD 1188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999-08-05">
            <text:p>99/8/5</text:p>
          </table:table-cell>
          <table:table-cell office:value-type="date" office:date-value="1999-08-06">
            <text:p>99/8/6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1.702875">
            <text:p>1.7</text:p>
          </table:table-cell>
          <table:table-cell office:value-type="string">
            <text:p>USD 21.9100</text:p>
          </table:table-cell>
          <table:table-cell office:value-type="string">
            <text:p>99/08/06 31.8450</text:p>
          </table:table-cell>
          <table:table-cell office:value-type="string">
            <text:p>TWD 1188</text:p>
          </table:table-cell>
          <table:table-cell table:style-name="Default"/>
        </table:table-row>
        <table:table-row table:style-name="ro4">
          <table:table-cell office:value-type="string">
            <text:p>保障費用/保單行政費用</text:p>
          </table:table-cell>
          <table:table-cell office:value-type="date" office:date-value="1999-08-30">
            <text:p>99/8/30</text:p>
          </table:table-cell>
          <table:table-cell office:value-type="date" office:date-value="1999-09-01">
            <text:p>99/9/1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5.957447">
            <text:p>-5.96</text:p>
          </table:table-cell>
          <table:table-cell office:value-type="string">
            <text:p>TWD 9.4000</text:p>
          </table:table-cell>
          <table:table-cell office:value-type="float" office:value="1">
            <text:p>1</text:p>
          </table:table-cell>
          <table:table-cell office:value-type="string">
            <text:p>TWD -56</text:p>
          </table:table-cell>
          <table:table-cell/>
        </table:table-row>
        <table:table-row table:style-name="ro4">
          <table:table-cell office:value-type="string">
            <text:p>保障費用/保單行政費用</text:p>
          </table:table-cell>
          <table:table-cell office:value-type="date" office:date-value="1999-08-30">
            <text:p>99/8/30</text:p>
          </table:table-cell>
          <table:table-cell office:value-type="date" office:date-value="1999-08-31">
            <text:p>99/8/3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450269">
            <text:p>-0.45</text:p>
          </table:table-cell>
          <table:table-cell office:value-type="string">
            <text:p>EUR 8.9280</text:p>
          </table:table-cell>
          <table:table-cell office:value-type="string">
            <text:p>99/08/31 40.3400</text:p>
          </table:table-cell>
          <table:table-cell office:value-type="string">
            <text:p>TWD -162</text:p>
          </table:table-cell>
          <table:table-cell/>
        </table:table-row>
        <table:table-row table:style-name="ro4">
          <table:table-cell office:value-type="string">
            <text:p>保障費用/保單行政費用</text:p>
          </table:table-cell>
          <table:table-cell office:value-type="date" office:date-value="1999-08-30">
            <text:p>99/8/30</text:p>
          </table:table-cell>
          <table:table-cell office:value-type="date" office:date-value="1999-08-31">
            <text:p>99/8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81616">
            <text:p>-0.08</text:p>
          </table:table-cell>
          <table:table-cell office:value-type="string">
            <text:p>USD 60.1600</text:p>
          </table:table-cell>
          <table:table-cell office:value-type="string">
            <text:p>99/08/31 31.9800</text:p>
          </table:table-cell>
          <table:table-cell office:value-type="string">
            <text:p>TWD -157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9-08-30">
            <text:p>99/8/30</text:p>
          </table:table-cell>
          <table:table-cell office:value-type="date" office:date-value="1999-08-31">
            <text:p>99/8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056613">
            <text:p>-0.06</text:p>
          </table:table-cell>
          <table:table-cell office:value-type="string">
            <text:p>USD 21.0200</text:p>
          </table:table-cell>
          <table:table-cell office:value-type="string">
            <text:p>99/08/31 31.9800</text:p>
          </table:table-cell>
          <table:table-cell office:value-type="string">
            <text:p>TWD -38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9-09-07">
            <text:p>99/9/7</text:p>
          </table:table-cell>
          <table:table-cell office:value-type="date" office:date-value="1999-09-08">
            <text:p>99/9/8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121.516393">
            <text:p>121.52</text:p>
          </table:table-cell>
          <table:table-cell office:value-type="string">
            <text:p>TWD 9.7600</text:p>
          </table:table-cell>
          <table:table-cell office:value-type="float" office:value="1">
            <text:p>1</text:p>
          </table:table-cell>
          <table:table-cell office:value-type="string">
            <text:p>TWD 1186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9-09-07">
            <text:p>99/9/7</text:p>
          </table:table-cell>
          <table:table-cell office:value-type="date" office:date-value="1999-09-08">
            <text:p>99/9/8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3.120111">
            <text:p>3.12</text:p>
          </table:table-cell>
          <table:table-cell office:value-type="string">
            <text:p>EUR 9.3330</text:p>
          </table:table-cell>
          <table:table-cell office:value-type="string">
            <text:p>99/09/08 40.8000</text:p>
          </table:table-cell>
          <table:table-cell office:value-type="string">
            <text:p>TWD 1188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09-07">
            <text:p>99/9/7</text:p>
          </table:table-cell>
          <table:table-cell office:value-type="date" office:date-value="1999-09-08">
            <text:p>99/9/8</text:p>
          </table:table-cell>
          <table:table-cell office:value-type="string">
            <text:p>天達環球策略股票基金 C</text:p>
          </table:table-cell>
          <table:table-cell office:value-type="string">
            <text:p>買入</text:p>
          </table:table-cell>
          <table:table-cell office:value-type="float" office:value="0.590634">
            <text:p>0.59</text:p>
          </table:table-cell>
          <table:table-cell office:value-type="string">
            <text:p>USD 62.7800</text:p>
          </table:table-cell>
          <table:table-cell office:value-type="string">
            <text:p>99/09/08 32.0350</text:p>
          </table:table-cell>
          <table:table-cell office:value-type="string">
            <text:p>TWD 1188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999-09-07">
            <text:p>99/9/7</text:p>
          </table:table-cell>
          <table:table-cell office:value-type="date" office:date-value="1999-09-08">
            <text:p>99/9/8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1.701698">
            <text:p>1.7</text:p>
          </table:table-cell>
          <table:table-cell office:value-type="string">
            <text:p>USD 21.7900</text:p>
          </table:table-cell>
          <table:table-cell office:value-type="string">
            <text:p>99/09/08 32.0350</text:p>
          </table:table-cell>
          <table:table-cell office:value-type="string">
            <text:p>TWD 1188</text:p>
          </table:table-cell>
          <table:table-cell/>
        </table:table-row>
        <table:table-row table:style-name="ro3">
          <table:table-cell office:value-type="string">
            <text:p>可分配收益</text:p>
          </table:table-cell>
          <table:table-cell office:value-type="date" office:date-value="1999-09-19">
            <text:p>99/9/19</text:p>
          </table:table-cell>
          <table:table-cell office:value-type="date" office:date-value="1999-08-02">
            <text:p>99/8/2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0.407369">
            <text:p>0.41</text:p>
          </table:table-cell>
          <table:table-cell office:value-type="string">
            <text:p>EUR 9.4210</text:p>
          </table:table-cell>
          <table:table-cell office:value-type="string">
            <text:p>99/08/02 41.8100</text:p>
          </table:table-cell>
          <table:table-cell office:value-type="string">
            <text:p>TWD 161</text:p>
          </table:table-cell>
          <table:table-cell/>
        </table:table-row>
        <table:table-row table:style-name="ro4">
          <table:table-cell office:value-type="string">
            <text:p>保障費用/保單行政費用</text:p>
          </table:table-cell>
          <table:table-cell office:value-type="date" office:date-value="1999-09-30">
            <text:p>99/9/30</text:p>
          </table:table-cell>
          <table:table-cell office:value-type="date" office:date-value="1999-10-04">
            <text:p>99/10/4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6.015891">
            <text:p>-6.02</text:p>
          </table:table-cell>
          <table:table-cell office:value-type="string">
            <text:p>TWD 8.8100</text:p>
          </table:table-cell>
          <table:table-cell office:value-type="float" office:value="1">
            <text:p>1</text:p>
          </table:table-cell>
          <table:table-cell office:value-type="string">
            <text:p>TWD -53</text:p>
          </table:table-cell>
          <table:table-cell/>
        </table:table-row>
        <table:table-row table:style-name="ro4">
          <table:table-cell office:value-type="string">
            <text:p>保障費用/保單行政費用</text:p>
          </table:table-cell>
          <table:table-cell office:value-type="date" office:date-value="1999-09-30">
            <text:p>99/9/30</text:p>
          </table:table-cell>
          <table:table-cell office:value-type="date" office:date-value="1999-10-01">
            <text:p>99/10/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412869">
            <text:p>-0.41</text:p>
          </table:table-cell>
          <table:table-cell office:value-type="string">
            <text:p>EUR 9.3250</text:p>
          </table:table-cell>
          <table:table-cell office:value-type="string">
            <text:p>99/10/01 42.3500</text:p>
          </table:table-cell>
          <table:table-cell office:value-type="string">
            <text:p>TWD -163</text:p>
          </table:table-cell>
          <table:table-cell/>
        </table:table-row>
        <table:table-row table:style-name="ro4">
          <table:table-cell office:value-type="string">
            <text:p>保障費用/保單行政費用</text:p>
          </table:table-cell>
          <table:table-cell office:value-type="date" office:date-value="1999-09-30">
            <text:p>99/9/30</text:p>
          </table:table-cell>
          <table:table-cell office:value-type="date" office:date-value="1999-10-04">
            <text:p>99/10/4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75483">
            <text:p>-0.08</text:p>
          </table:table-cell>
          <table:table-cell office:value-type="string">
            <text:p>USD 66.7700</text:p>
          </table:table-cell>
          <table:table-cell office:value-type="string">
            <text:p>99/10/04 30.9450</text:p>
          </table:table-cell>
          <table:table-cell office:value-type="string">
            <text:p>TWD -156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9-09-30">
            <text:p>99/9/30</text:p>
          </table:table-cell>
          <table:table-cell office:value-type="date" office:date-value="1999-10-01">
            <text:p>99/10/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056362">
            <text:p>-0.06</text:p>
          </table:table-cell>
          <table:table-cell office:value-type="string">
            <text:p>USD 23.4200</text:p>
          </table:table-cell>
          <table:table-cell office:value-type="string">
            <text:p>99/10/01 31.1050</text:p>
          </table:table-cell>
          <table:table-cell office:value-type="string">
            <text:p>TWD -41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9-10-06">
            <text:p>99/10/6</text:p>
          </table:table-cell>
          <table:table-cell office:value-type="date" office:date-value="1999-10-07">
            <text:p>99/10/7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133.558559">
            <text:p>133.56</text:p>
          </table:table-cell>
          <table:table-cell office:value-type="string">
            <text:p>TWD 8.8800</text:p>
          </table:table-cell>
          <table:table-cell office:value-type="float" office:value="1">
            <text:p>1</text:p>
          </table:table-cell>
          <table:table-cell office:value-type="string">
            <text:p>TWD 1186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9-10-06">
            <text:p>99/10/6</text:p>
          </table:table-cell>
          <table:table-cell office:value-type="date" office:date-value="1999-10-07">
            <text:p>99/10/7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2.933489">
            <text:p>2.93</text:p>
          </table:table-cell>
          <table:table-cell office:value-type="string">
            <text:p>EUR 9.4120</text:p>
          </table:table-cell>
          <table:table-cell office:value-type="string">
            <text:p>99/10/07 43.0300</text:p>
          </table:table-cell>
          <table:table-cell office:value-type="string">
            <text:p>TWD 1188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10-06">
            <text:p>99/10/6</text:p>
          </table:table-cell>
          <table:table-cell office:value-type="date" office:date-value="1999-10-07">
            <text:p>99/10/7</text:p>
          </table:table-cell>
          <table:table-cell office:value-type="string">
            <text:p>天達環球策略股票基金 C</text:p>
          </table:table-cell>
          <table:table-cell office:value-type="string">
            <text:p>買入</text:p>
          </table:table-cell>
          <table:table-cell office:value-type="float" office:value="0.563964">
            <text:p>0.56</text:p>
          </table:table-cell>
          <table:table-cell office:value-type="string">
            <text:p>USD 68.3200</text:p>
          </table:table-cell>
          <table:table-cell office:value-type="string">
            <text:p>99/10/07 30.8350</text:p>
          </table:table-cell>
          <table:table-cell office:value-type="string">
            <text:p>TWD 1188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999-10-06">
            <text:p>99/10/6</text:p>
          </table:table-cell>
          <table:table-cell office:value-type="date" office:date-value="1999-10-07">
            <text:p>99/10/7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1.616869">
            <text:p>1.62</text:p>
          </table:table-cell>
          <table:table-cell office:value-type="string">
            <text:p>USD 23.8300</text:p>
          </table:table-cell>
          <table:table-cell office:value-type="string">
            <text:p>99/10/07 30.8350</text:p>
          </table:table-cell>
          <table:table-cell office:value-type="string">
            <text:p>TWD 1188</text:p>
          </table:table-cell>
          <table:table-cell/>
        </table:table-row>
        <table:table-row table:style-name="ro4">
          <table:table-cell office:value-type="string">
            <text:p>保障費用/保單行政費用</text:p>
          </table:table-cell>
          <table:table-cell office:value-type="date" office:date-value="1999-10-30">
            <text:p>99/10/30</text:p>
          </table:table-cell>
          <table:table-cell office:value-type="date" office:date-value="1999-11-02">
            <text:p>99/11/2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6.17284">
            <text:p>-6.17</text:p>
          </table:table-cell>
          <table:table-cell office:value-type="string">
            <text:p>TWD 8.9100</text:p>
          </table:table-cell>
          <table:table-cell office:value-type="float" office:value="1">
            <text:p>1</text:p>
          </table:table-cell>
          <table:table-cell office:value-type="string">
            <text:p>TWD -55</text:p>
          </table:table-cell>
          <table:table-cell/>
        </table:table-row>
        <table:table-row table:style-name="ro4">
          <table:table-cell office:value-type="string">
            <text:p>保障費用/保單行政費用</text:p>
          </table:table-cell>
          <table:table-cell office:value-type="date" office:date-value="1999-10-30">
            <text:p>99/10/30</text:p>
          </table:table-cell>
          <table:table-cell office:value-type="date" office:date-value="1999-11-01">
            <text:p>99/11/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392684">
            <text:p>-0.39</text:p>
          </table:table-cell>
          <table:table-cell office:value-type="string">
            <text:p>EUR 9.6770</text:p>
          </table:table-cell>
          <table:table-cell office:value-type="string">
            <text:p>99/11/01 42.4000</text:p>
          </table:table-cell>
          <table:table-cell office:value-type="string">
            <text:p>TWD -161</text:p>
          </table:table-cell>
          <table:table-cell/>
        </table:table-row>
        <table:table-row table:style-name="ro4">
          <table:table-cell office:value-type="string">
            <text:p>保障費用/保單行政費用</text:p>
          </table:table-cell>
          <table:table-cell office:value-type="date" office:date-value="1999-10-30">
            <text:p>99/10/30</text:p>
          </table:table-cell>
          <table:table-cell office:value-type="date" office:date-value="1999-11-02">
            <text:p>99/11/2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71804">
            <text:p>-0.07</text:p>
          </table:table-cell>
          <table:table-cell office:value-type="string">
            <text:p>USD 70.4700</text:p>
          </table:table-cell>
          <table:table-cell office:value-type="string">
            <text:p>99/11/02 30.4400</text:p>
          </table:table-cell>
          <table:table-cell office:value-type="string">
            <text:p>TWD -154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9-10-30">
            <text:p>99/10/30</text:p>
          </table:table-cell>
          <table:table-cell office:value-type="date" office:date-value="1999-11-02">
            <text:p>99/11/2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057811">
            <text:p>-0.06</text:p>
          </table:table-cell>
          <table:table-cell office:value-type="string">
            <text:p>USD 24.3900</text:p>
          </table:table-cell>
          <table:table-cell office:value-type="string">
            <text:p>99/11/02 30.4400</text:p>
          </table:table-cell>
          <table:table-cell office:value-type="string">
            <text:p>TWD -43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9-11-05">
            <text:p>99/11/5</text:p>
          </table:table-cell>
          <table:table-cell office:value-type="date" office:date-value="1999-11-08">
            <text:p>99/11/8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135.388128">
            <text:p>135.39</text:p>
          </table:table-cell>
          <table:table-cell office:value-type="string">
            <text:p>TWD 8.7600</text:p>
          </table:table-cell>
          <table:table-cell office:value-type="float" office:value="1">
            <text:p>1</text:p>
          </table:table-cell>
          <table:table-cell office:value-type="string">
            <text:p>TWD 1186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9-11-05">
            <text:p>99/11/5</text:p>
          </table:table-cell>
          <table:table-cell office:value-type="date" office:date-value="1999-11-08">
            <text:p>99/11/8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2.834225">
            <text:p>2.83</text:p>
          </table:table-cell>
          <table:table-cell office:value-type="string">
            <text:p>EUR 9.9110</text:p>
          </table:table-cell>
          <table:table-cell office:value-type="string">
            <text:p>99/11/08 42.2900</text:p>
          </table:table-cell>
          <table:table-cell office:value-type="string">
            <text:p>TWD 1188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11-05">
            <text:p>99/11/5</text:p>
          </table:table-cell>
          <table:table-cell office:value-type="date" office:date-value="1999-11-08">
            <text:p>99/11/8</text:p>
          </table:table-cell>
          <table:table-cell office:value-type="string">
            <text:p>天達環球策略股票基金 C</text:p>
          </table:table-cell>
          <table:table-cell office:value-type="string">
            <text:p>買入</text:p>
          </table:table-cell>
          <table:table-cell office:value-type="float" office:value="0.543983">
            <text:p>0.54</text:p>
          </table:table-cell>
          <table:table-cell office:value-type="string">
            <text:p>USD 72.3000</text:p>
          </table:table-cell>
          <table:table-cell office:value-type="string">
            <text:p>99/11/08 30.2050</text:p>
          </table:table-cell>
          <table:table-cell office:value-type="string">
            <text:p>TWD 1188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999-11-05">
            <text:p>99/11/5</text:p>
          </table:table-cell>
          <table:table-cell office:value-type="date" office:date-value="1999-11-08">
            <text:p>99/11/8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1.57006">
            <text:p>1.57</text:p>
          </table:table-cell>
          <table:table-cell office:value-type="string">
            <text:p>USD 25.0500</text:p>
          </table:table-cell>
          <table:table-cell office:value-type="string">
            <text:p>99/11/08 30.2050</text:p>
          </table:table-cell>
          <table:table-cell office:value-type="string">
            <text:p>TWD 1188</text:p>
          </table:table-cell>
          <table:table-cell table:style-name="Default"/>
        </table:table-row>
        <table:table-row table:style-name="ro4">
          <table:table-cell office:value-type="string">
            <text:p>保障費用/保單行政費用</text:p>
          </table:table-cell>
          <table:table-cell office:value-type="date" office:date-value="1999-11-30">
            <text:p>99/11/30</text:p>
          </table:table-cell>
          <table:table-cell office:value-type="date" office:date-value="1999-12-02">
            <text:p>99/12/2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6.770255">
            <text:p>-6.77</text:p>
          </table:table-cell>
          <table:table-cell office:value-type="string">
            <text:p>TWD 9.0100</text:p>
          </table:table-cell>
          <table:table-cell office:value-type="float" office:value="1">
            <text:p>1</text:p>
          </table:table-cell>
          <table:table-cell office:value-type="string">
            <text:p>TWD -61</text:p>
          </table:table-cell>
          <table:table-cell/>
        </table:table-row>
        <table:table-row table:style-name="ro4">
          <table:table-cell office:value-type="string">
            <text:p>保障費用/保單行政費用</text:p>
          </table:table-cell>
          <table:table-cell office:value-type="date" office:date-value="1999-11-30">
            <text:p>99/11/30</text:p>
          </table:table-cell>
          <table:table-cell office:value-type="date" office:date-value="1999-12-01">
            <text:p>99/12/1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0.401683">
            <text:p>-0.4</text:p>
          </table:table-cell>
          <table:table-cell office:value-type="string">
            <text:p>EUR 9.9830</text:p>
          </table:table-cell>
          <table:table-cell office:value-type="string">
            <text:p>99/12/01 39.4000</text:p>
          </table:table-cell>
          <table:table-cell office:value-type="string">
            <text:p>TWD -158</text:p>
          </table:table-cell>
          <table:table-cell/>
        </table:table-row>
        <table:table-row table:style-name="ro4">
          <table:table-cell office:value-type="string">
            <text:p>保障費用/保單行政費用</text:p>
          </table:table-cell>
          <table:table-cell office:value-type="date" office:date-value="1999-11-30">
            <text:p>99/11/30</text:p>
          </table:table-cell>
          <table:table-cell office:value-type="date" office:date-value="1999-12-01">
            <text:p>99/12/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73748">
            <text:p>-0.07</text:p>
          </table:table-cell>
          <table:table-cell office:value-type="string">
            <text:p>USD 70.5100</text:p>
          </table:table-cell>
          <table:table-cell office:value-type="string">
            <text:p>99/12/01 30.4100</text:p>
          </table:table-cell>
          <table:table-cell office:value-type="string">
            <text:p>TWD -158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9-11-30">
            <text:p>99/11/30</text:p>
          </table:table-cell>
          <table:table-cell office:value-type="date" office:date-value="1999-12-01">
            <text:p>99/12/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067619">
            <text:p>-0.07</text:p>
          </table:table-cell>
          <table:table-cell office:value-type="string">
            <text:p>USD 23.8100</text:p>
          </table:table-cell>
          <table:table-cell office:value-type="string">
            <text:p>99/12/01 30.4100</text:p>
          </table:table-cell>
          <table:table-cell office:value-type="string">
            <text:p>TWD -49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9-12-07">
            <text:p>99/12/7</text:p>
          </table:table-cell>
          <table:table-cell office:value-type="date" office:date-value="1999-12-08">
            <text:p>99/12/8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131.049724">
            <text:p>131.05</text:p>
          </table:table-cell>
          <table:table-cell office:value-type="string">
            <text:p>TWD 9.0500</text:p>
          </table:table-cell>
          <table:table-cell office:value-type="float" office:value="1">
            <text:p>1</text:p>
          </table:table-cell>
          <table:table-cell office:value-type="string">
            <text:p>TWD 1186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999-12-07">
            <text:p>99/12/7</text:p>
          </table:table-cell>
          <table:table-cell office:value-type="date" office:date-value="1999-12-08">
            <text:p>99/12/8</text:p>
          </table:table-cell>
          <table:table-cell office:value-type="string">
            <text:p>富達歐洲基金</text:p>
          </table:table-cell>
          <table:table-cell office:value-type="string">
            <text:p>買入</text:p>
          </table:table-cell>
          <table:table-cell office:value-type="float" office:value="2.884129">
            <text:p>2.88</text:p>
          </table:table-cell>
          <table:table-cell office:value-type="string">
            <text:p>EUR 10.2700</text:p>
          </table:table-cell>
          <table:table-cell office:value-type="string">
            <text:p>99/12/08 40.1100</text:p>
          </table:table-cell>
          <table:table-cell office:value-type="string">
            <text:p>TWD 1188</text:p>
          </table:table-cell>
          <table:table-cell/>
        </table:table-row>
        <table:table-row table:style-name="ro4">
          <table:table-cell office:value-type="string">
            <text:p>基本保費</text:p>
          </table:table-cell>
          <table:table-cell office:value-type="date" office:date-value="1999-12-07">
            <text:p>99/12/7</text:p>
          </table:table-cell>
          <table:table-cell office:value-type="date" office:date-value="1999-12-08">
            <text:p>99/12/8</text:p>
          </table:table-cell>
          <table:table-cell office:value-type="string">
            <text:p>天達環球策略股票基金 C</text:p>
          </table:table-cell>
          <table:table-cell office:value-type="string">
            <text:p>買入</text:p>
          </table:table-cell>
          <table:table-cell office:value-type="float" office:value="0.545719">
            <text:p>0.55</text:p>
          </table:table-cell>
          <table:table-cell office:value-type="string">
            <text:p>USD 72.0700</text:p>
          </table:table-cell>
          <table:table-cell office:value-type="string">
            <text:p>99/12/08 30.2050</text:p>
          </table:table-cell>
          <table:table-cell office:value-type="string">
            <text:p>TWD 1188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999-12-07">
            <text:p>99/12/7</text:p>
          </table:table-cell>
          <table:table-cell office:value-type="date" office:date-value="1999-12-08">
            <text:p>99/12/8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1.629921">
            <text:p>1.63</text:p>
          </table:table-cell>
          <table:table-cell office:value-type="string">
            <text:p>USD 24.1300</text:p>
          </table:table-cell>
          <table:table-cell office:value-type="string">
            <text:p>99/12/08 30.2050</text:p>
          </table:table-cell>
          <table:table-cell office:value-type="string">
            <text:p>TWD 1188</text:p>
          </table:table-cell>
          <table:table-cell/>
        </table:table-row>
        <table:table-row table:style-name="ro3">
          <table:table-cell office:value-type="string">
            <text:p>基金轉換</text:p>
          </table:table-cell>
          <table:table-cell office:value-type="date" office:date-value="1999-12-14">
            <text:p>99/12/14</text:p>
          </table:table-cell>
          <table:table-cell office:value-type="date" office:date-value="1999-12-15">
            <text:p>99/12/15</text:p>
          </table:table-cell>
          <table:table-cell office:value-type="string">
            <text:p>富達歐洲基金</text:p>
          </table:table-cell>
          <table:table-cell office:value-type="string">
            <text:p>賣出</text:p>
          </table:table-cell>
          <table:table-cell office:value-type="float" office:value="-88.965298">
            <text:p>-88.97</text:p>
          </table:table-cell>
          <table:table-cell office:value-type="string">
            <text:p>EUR 10.2600</text:p>
          </table:table-cell>
          <table:table-cell office:value-type="string">
            <text:p>99/12/16 39.2600</text:p>
          </table:table-cell>
          <table:table-cell office:value-type="string">
            <text:p>TWD -35836</text:p>
          </table:table-cell>
          <table:table-cell/>
        </table:table-row>
        <table:table-row table:style-name="ro3">
          <table:table-cell office:value-type="string">
            <text:p>基金轉換</text:p>
          </table:table-cell>
          <table:table-cell office:value-type="date" office:date-value="1999-12-14">
            <text:p>99/12/14</text:p>
          </table:table-cell>
          <table:table-cell office:value-type="date" office:date-value="1999-12-17">
            <text:p>99/12/17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2004.250559">
            <text:p>2004.25</text:p>
          </table:table-cell>
          <table:table-cell office:value-type="string">
            <text:p>TWD 8.9400</text:p>
          </table:table-cell>
          <table:table-cell office:value-type="float" office:value="1">
            <text:p>1</text:p>
          </table:table-cell>
          <table:table-cell office:value-type="string">
            <text:p>TWD 17918</text:p>
          </table:table-cell>
          <table:table-cell/>
        </table:table-row>
        <table:table-row table:style-name="ro6">
          <table:table-cell office:value-type="string">
            <text:p>基金轉換</text:p>
          </table:table-cell>
          <table:table-cell office:value-type="date" office:date-value="1999-12-14">
            <text:p>99/12/14</text:p>
          </table:table-cell>
          <table:table-cell office:value-type="date" office:date-value="1999-12-17">
            <text:p>99/12/17</text:p>
          </table:table-cell>
          <table:table-cell office:value-type="string">
            <text:p>貝萊德世界黃金基金 A2( 美元 )</text:p>
          </table:table-cell>
          <table:table-cell office:value-type="string">
            <text:p>買入</text:p>
          </table:table-cell>
          <table:table-cell office:value-type="float" office:value="9.19262">
            <text:p>9.19</text:p>
          </table:table-cell>
          <table:table-cell office:value-type="string">
            <text:p>USD 65.3100</text:p>
          </table:table-cell>
          <table:table-cell office:value-type="string">
            <text:p>99/12/17 29.8450</text:p>
          </table:table-cell>
          <table:table-cell office:value-type="string">
            <text:p>TWD 17918</text:p>
          </table:table-cell>
          <table:table-cell/>
        </table:table-row>
        <table:table-row table:style-name="ro4">
          <table:table-cell office:value-type="string">
            <text:p>保障費用/保單行政費用</text:p>
          </table:table-cell>
          <table:table-cell office:value-type="date" office:date-value="1999-12-30">
            <text:p>99/12/30</text:p>
          </table:table-cell>
          <table:table-cell office:value-type="date" office:date-value="100-01-01">
            <text:p>00/1/3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5.789474">
            <text:p>-15.79</text:p>
          </table:table-cell>
          <table:table-cell office:value-type="string">
            <text:p>TWD 8.9300</text:p>
          </table:table-cell>
          <table:table-cell office:value-type="float" office:value="1">
            <text:p>1</text:p>
          </table:table-cell>
          <table:table-cell office:value-type="string">
            <text:p>TWD -141</text:p>
          </table:table-cell>
          <table:table-cell/>
        </table:table-row>
        <table:table-row table:style-name="ro4">
          <table:table-cell office:value-type="string">
            <text:p>保障費用/保單行政費用</text:p>
          </table:table-cell>
          <table:table-cell office:value-type="date" office:date-value="1999-12-30">
            <text:p>99/12/30</text:p>
          </table:table-cell>
          <table:table-cell office:value-type="date" office:date-value="1999-12-31">
            <text:p>99/12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72747">
            <text:p>-0.07</text:p>
          </table:table-cell>
          <table:table-cell office:value-type="string">
            <text:p>USD 73.1300</text:p>
          </table:table-cell>
          <table:table-cell office:value-type="string">
            <text:p>99/12/31 29.1250</text:p>
          </table:table-cell>
          <table:table-cell office:value-type="string">
            <text:p>TWD -155</text:p>
          </table:table-cell>
          <table:table-cell/>
        </table:table-row>
        <table:table-row table:style-name="ro6">
          <table:table-cell office:value-type="string">
            <text:p>保障費用/保單行政費用</text:p>
          </table:table-cell>
          <table:table-cell office:value-type="date" office:date-value="1999-12-30">
            <text:p>99/12/30</text:p>
          </table:table-cell>
          <table:table-cell office:value-type="date" office:date-value="1999-12-31">
            <text:p>99/12/31</text:p>
          </table:table-cell>
          <table:table-cell office:value-type="string">
            <text:p>貝萊德世界黃金基金 A2( 美元 )</text:p>
          </table:table-cell>
          <table:table-cell office:value-type="string">
            <text:p>賣出</text:p>
          </table:table-cell>
          <table:table-cell office:value-type="float" office:value="-0.040777">
            <text:p>-0.04</text:p>
          </table:table-cell>
          <table:table-cell office:value-type="string">
            <text:p>USD 67.4400</text:p>
          </table:table-cell>
          <table:table-cell office:value-type="string">
            <text:p>99/12/31 29.1250</text:p>
          </table:table-cell>
          <table:table-cell office:value-type="string">
            <text:p>TWD -80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999-12-30">
            <text:p>99/12/30</text:p>
          </table:table-cell>
          <table:table-cell office:value-type="date" office:date-value="1999-12-31">
            <text:p>99/12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069976">
            <text:p>-0.07</text:p>
          </table:table-cell>
          <table:table-cell office:value-type="string">
            <text:p>USD 24.5800</text:p>
          </table:table-cell>
          <table:table-cell office:value-type="string">
            <text:p>99/12/31 29.1250</text:p>
          </table:table-cell>
          <table:table-cell office:value-type="string">
            <text:p>TWD -50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00-01-03">
            <text:p>00/1/5</text:p>
          </table:table-cell>
          <table:table-cell office:value-type="date" office:date-value="100-01-04">
            <text:p>00/1/6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133.633296">
            <text:p>133.63</text:p>
          </table:table-cell>
          <table:table-cell office:value-type="string">
            <text:p>TWD 8.8900</text:p>
          </table:table-cell>
          <table:table-cell office:value-type="float" office:value="1">
            <text:p>1</text:p>
          </table:table-cell>
          <table:table-cell office:value-type="string">
            <text:p>TWD 1188</text:p>
          </table:table-cell>
          <table:table-cell/>
        </table:table-row>
        <table:table-row table:style-name="ro6">
          <table:table-cell office:value-type="string">
            <text:p>基本保費</text:p>
          </table:table-cell>
          <table:table-cell office:value-type="date" office:date-value="100-01-03">
            <text:p>00/1/5</text:p>
          </table:table-cell>
          <table:table-cell office:value-type="date" office:date-value="100-01-04">
            <text:p>00/1/6</text:p>
          </table:table-cell>
          <table:table-cell office:value-type="string">
            <text:p>貝萊德世界黃金基金 A2( 美元 )</text:p>
          </table:table-cell>
          <table:table-cell office:value-type="string">
            <text:p>買入</text:p>
          </table:table-cell>
          <table:table-cell office:value-type="float" office:value="0.629854">
            <text:p>0.63</text:p>
          </table:table-cell>
          <table:table-cell office:value-type="string">
            <text:p>USD 64.3800</text:p>
          </table:table-cell>
          <table:table-cell office:value-type="string">
            <text:p>100/01/06 29.2950</text:p>
          </table:table-cell>
          <table:table-cell office:value-type="string">
            <text:p>TWD 1188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00-01-03">
            <text:p>00/1/5</text:p>
          </table:table-cell>
          <table:table-cell office:value-type="date" office:date-value="100-01-04">
            <text:p>00/1/6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3.2717">
            <text:p>3.27</text:p>
          </table:table-cell>
          <table:table-cell office:value-type="string">
            <text:p>USD 24.7700</text:p>
          </table:table-cell>
          <table:table-cell office:value-type="string">
            <text:p>100/01/06 29.2950</text:p>
          </table:table-cell>
          <table:table-cell office:value-type="string">
            <text:p>TWD 2374</text:p>
          </table:table-cell>
          <table:table-cell/>
        </table:table-row>
        <table:table-row table:style-name="ro4">
          <table:table-cell office:value-type="string">
            <text:p>保障費用/保單行政費用</text:p>
          </table:table-cell>
          <table:table-cell office:value-type="date" office:date-value="100-01-28">
            <text:p>00/1/30</text:p>
          </table:table-cell>
          <table:table-cell office:value-type="date" office:date-value="100-02-07">
            <text:p>00/2/9</text:p>
          </table:table-cell>
          <table:table-cell office:value-type="string">
            <text:p>柏瑞巨人基金</text:p>
          </table:table-cell>
          <table:table-cell office:value-type="string">
            <text:p>賣出</text:p>
          </table:table-cell>
          <table:table-cell office:value-type="float" office:value="-15.841584">
            <text:p>-15.84</text:p>
          </table:table-cell>
          <table:table-cell office:value-type="string">
            <text:p>TWD 9.0900</text:p>
          </table:table-cell>
          <table:table-cell office:value-type="float" office:value="1">
            <text:p>1</text:p>
          </table:table-cell>
          <table:table-cell office:value-type="string">
            <text:p>TWD -144</text:p>
          </table:table-cell>
          <table:table-cell/>
        </table:table-row>
        <table:table-row table:style-name="ro4">
          <table:table-cell office:value-type="string">
            <text:p>保障費用/保單行政費用</text:p>
          </table:table-cell>
          <table:table-cell office:value-type="date" office:date-value="100-01-28">
            <text:p>00/1/30</text:p>
          </table:table-cell>
          <table:table-cell office:value-type="date" office:date-value="100-01-29">
            <text:p>00/1/31</text:p>
          </table:table-cell>
          <table:table-cell office:value-type="string">
            <text:p>天達環球策略股票基金 C</text:p>
          </table:table-cell>
          <table:table-cell office:value-type="string">
            <text:p>賣出</text:p>
          </table:table-cell>
          <table:table-cell office:value-type="float" office:value="-0.070736">
            <text:p>-0.07</text:p>
          </table:table-cell>
          <table:table-cell office:value-type="string">
            <text:p>USD 73.2300</text:p>
          </table:table-cell>
          <table:table-cell office:value-type="string">
            <text:p>100/01/31 28.9750</text:p>
          </table:table-cell>
          <table:table-cell office:value-type="string">
            <text:p>TWD -150</text:p>
          </table:table-cell>
          <table:table-cell/>
        </table:table-row>
        <table:table-row table:style-name="ro6">
          <table:table-cell office:value-type="string">
            <text:p>保障費用/保單行政費用</text:p>
          </table:table-cell>
          <table:table-cell office:value-type="date" office:date-value="100-01-28">
            <text:p>00/1/30</text:p>
          </table:table-cell>
          <table:table-cell office:value-type="date" office:date-value="100-01-29">
            <text:p>00/1/31</text:p>
          </table:table-cell>
          <table:table-cell office:value-type="string">
            <text:p>貝萊德世界黃金基金 A2( 美元 )</text:p>
          </table:table-cell>
          <table:table-cell office:value-type="string">
            <text:p>賣出</text:p>
          </table:table-cell>
          <table:table-cell office:value-type="float" office:value="-0.042431">
            <text:p>-0.04</text:p>
          </table:table-cell>
          <table:table-cell office:value-type="string">
            <text:p>USD 59.3900</text:p>
          </table:table-cell>
          <table:table-cell office:value-type="string">
            <text:p>100/01/31 28.9750</text:p>
          </table:table-cell>
          <table:table-cell office:value-type="string">
            <text:p>TWD -73</text:p>
          </table:table-cell>
          <table:table-cell/>
        </table:table-row>
        <table:table-row table:style-name="ro5">
          <table:table-cell office:value-type="string">
            <text:p>保障費用/保單行政費用</text:p>
          </table:table-cell>
          <table:table-cell office:value-type="date" office:date-value="100-01-28">
            <text:p>00/1/30</text:p>
          </table:table-cell>
          <table:table-cell office:value-type="date" office:date-value="100-01-29">
            <text:p>00/1/31</text:p>
          </table:table-cell>
          <table:table-cell office:value-type="string">
            <text:p>施羅德 ( 環 ) 新興亞洲 A1 累積 USD</text:p>
          </table:table-cell>
          <table:table-cell office:value-type="string">
            <text:p>賣出</text:p>
          </table:table-cell>
          <table:table-cell office:value-type="float" office:value="-0.083985">
            <text:p>-0.08</text:p>
          </table:table-cell>
          <table:table-cell office:value-type="string">
            <text:p>USD 24.2900</text:p>
          </table:table-cell>
          <table:table-cell office:value-type="string">
            <text:p>100/01/31 28.9750</text:p>
          </table:table-cell>
          <table:table-cell office:value-type="string">
            <text:p>TWD -59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00-02-08">
            <text:p>00/2/10</text:p>
          </table:table-cell>
          <table:table-cell office:value-type="date" office:date-value="100-02-09">
            <text:p>00/2/11</text:p>
          </table:table-cell>
          <table:table-cell office:value-type="string">
            <text:p>柏瑞巨人基金</text:p>
          </table:table-cell>
          <table:table-cell office:value-type="string">
            <text:p>買入</text:p>
          </table:table-cell>
          <table:table-cell office:value-type="float" office:value="134.541336">
            <text:p>134.54</text:p>
          </table:table-cell>
          <table:table-cell office:value-type="string">
            <text:p>TWD 8.8300</text:p>
          </table:table-cell>
          <table:table-cell office:value-type="float" office:value="1">
            <text:p>1</text:p>
          </table:table-cell>
          <table:table-cell office:value-type="string">
            <text:p>TWD 1188</text:p>
          </table:table-cell>
          <table:table-cell/>
        </table:table-row>
        <table:table-row table:style-name="ro3">
          <table:table-cell office:value-type="string">
            <text:p>基本保費</text:p>
          </table:table-cell>
          <table:table-cell office:value-type="date" office:date-value="100-02-08">
            <text:p>00/2/10</text:p>
          </table:table-cell>
          <table:table-cell office:value-type="date" office:date-value="100-02-09">
            <text:p>00/2/11</text:p>
          </table:table-cell>
          <table:table-cell office:value-type="string">
            <text:p>富達國際債券基金</text:p>
          </table:table-cell>
          <table:table-cell office:value-type="string">
            <text:p>買入</text:p>
          </table:table-cell>
          <table:table-cell office:value-type="float" office:value="32.972536">
            <text:p>32.97</text:p>
          </table:table-cell>
          <table:table-cell office:value-type="string">
            <text:p>USD 1.2380</text:p>
          </table:table-cell>
          <table:table-cell office:value-type="string">
            <text:p>100/02/11 29.1050</text:p>
          </table:table-cell>
          <table:table-cell office:value-type="string">
            <text:p>TWD 1188</text:p>
          </table:table-cell>
          <table:table-cell/>
        </table:table-row>
        <table:table-row table:style-name="ro5">
          <table:table-cell office:value-type="string">
            <text:p>基本保費</text:p>
          </table:table-cell>
          <table:table-cell office:value-type="date" office:date-value="100-02-08">
            <text:p>00/2/10</text:p>
          </table:table-cell>
          <table:table-cell office:value-type="date" office:date-value="100-02-09">
            <text:p>00/2/11</text:p>
          </table:table-cell>
          <table:table-cell office:value-type="string">
            <text:p>施羅德 ( 環 ) 新興亞洲 A1 累積 USD</text:p>
          </table:table-cell>
          <table:table-cell office:value-type="string">
            <text:p>買入</text:p>
          </table:table-cell>
          <table:table-cell office:value-type="float" office:value="3.517464">
            <text:p>3.52</text:p>
          </table:table-cell>
          <table:table-cell office:value-type="string">
            <text:p>USD 23.1900</text:p>
          </table:table-cell>
          <table:table-cell office:value-type="string">
            <text:p>100/02/11 29.1050</text:p>
          </table:table-cell>
          <table:table-cell office:value-type="string">
            <text:p>TWD 2374</text:p>
          </table:table-cell>
          <table:table-cell table:style-name="Default"/>
        </table:table-row>
      </table:table>
      <table:table table:name="工作表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新細明體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4">2011/02/24</text:date>, <text:time>12:03:56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張簡稜剛 </meta:initial-creator>
    <meta:creation-date>2011-02-16T09:17:28.67</meta:creation-date>
    <dc:date>2011-02-24T12:03:56.74</dc:date>
    <dc:creator>張簡稜剛 </dc:creator>
    <meta:editing-duration>PT00H41M55S</meta:editing-duration>
    <meta:editing-cycles>2</meta:editing-cycles>
    <meta:generator>OpenOffice.org/3.2$Win32 OpenOffice.org_project/320m18$Build-9502</meta:generator>
    <meta:document-statistic meta:table-count="3" meta:cell-count="2523" meta:object-count="0"/>
  </office:meta>
</office:document-meta>
</file>